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3.49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039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4.606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3.392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2.094cm"/>
    </style:style>
    <style:style style:name="co20" style:family="table-column">
      <style:table-column-properties fo:break-before="auto" style:column-width="1.519cm"/>
    </style:style>
    <style:style style:name="co21" style:family="table-column">
      <style:table-column-properties fo:break-before="auto" style:column-width="2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2"/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 style:vertical-align="middle"/>
    </style:style>
    <style:style style:name="ce5" style:family="table-cell" style:parent-style-name="Default" style:data-style-name="N2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output_asp.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sync req/second</text:p>
          </table:table-cell>
          <table:table-cell office:value-type="string" calcext:value-type="string">
            <text:p>sync latency min (us)</text:p>
          </table:table-cell>
          <table:table-cell office:value-type="string" calcext:value-type="string">
            <text:p>sync latency avg (us)</text:p>
          </table:table-cell>
          <table:table-cell office:value-type="string" calcext:value-type="string">
            <text:p>sync latency max (us)</text:p>
          </table:table-cell>
          <table:table-cell office:value-type="string" calcext:value-type="string">
            <text:p>sync latency stdev</text:p>
          </table:table-cell>
          <table:table-cell office:value-type="string" calcext:value-type="string">
            <text:p>async req/second</text:p>
          </table:table-cell>
          <table:table-cell office:value-type="string" calcext:value-type="string">
            <text:p>async latency min (us)</text:p>
          </table:table-cell>
          <table:table-cell office:value-type="string" calcext:value-type="string">
            <text:p>async latency avg (us)</text:p>
          </table:table-cell>
          <table:table-cell office:value-type="string" calcext:value-type="string">
            <text:p>async latency max (us)</text:p>
          </table:table-cell>
          <table:table-cell office:value-type="string" calcext:value-type="string">
            <text:p>async latency stdev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float" office:value="268650" calcext:value-type="float">
            <text:p>268650</text:p>
          </table:table-cell>
          <table:table-cell office:value-type="float" office:value="39" calcext:value-type="float">
            <text:p>39</text:p>
          </table:table-cell>
          <table:table-cell office:value-type="float" office:value="484.656806" calcext:value-type="float">
            <text:p>484,656806</text:p>
          </table:table-cell>
          <table:table-cell office:value-type="float" office:value="48253" calcext:value-type="float">
            <text:p>48253</text:p>
          </table:table-cell>
          <table:table-cell office:value-type="float" office:value="1000.337279" calcext:value-type="float">
            <text:p>1000,337279</text:p>
          </table:table-cell>
          <table:table-cell office:value-type="float" office:value="264234" calcext:value-type="float">
            <text:p>264234</text:p>
          </table:table-cell>
          <table:table-cell office:value-type="float" office:value="42" calcext:value-type="float">
            <text:p>42</text:p>
          </table:table-cell>
          <table:table-cell office:value-type="float" office:value="457.874219" calcext:value-type="float">
            <text:p>457,874219</text:p>
          </table:table-cell>
          <table:table-cell office:value-type="float" office:value="39872" calcext:value-type="float">
            <text:p>39872</text:p>
          </table:table-cell>
          <table:table-cell office:value-type="float" office:value="920.027991" calcext:value-type="float">
            <text:p>920,02799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db-fast-t</text:p>
          </table:table-cell>
          <table:table-cell office:value-type="float" office:value="2" calcext:value-type="float">
            <text:p>2</text:p>
          </table:table-cell>
          <table:table-cell office:value-type="float" office:value="50513" calcext:value-type="float">
            <text:p>50513</text:p>
          </table:table-cell>
          <table:table-cell office:value-type="float" office:value="172" calcext:value-type="float">
            <text:p>172</text:p>
          </table:table-cell>
          <table:table-cell office:value-type="float" office:value="1907.672884" calcext:value-type="float">
            <text:p>1907,672884</text:p>
          </table:table-cell>
          <table:table-cell office:value-type="float" office:value="13510" calcext:value-type="float">
            <text:p>13510</text:p>
          </table:table-cell>
          <table:table-cell office:value-type="float" office:value="498.63981" calcext:value-type="float">
            <text:p>498,63981</text:p>
          </table:table-cell>
          <table:table-cell office:value-type="float" office:value="71249" calcext:value-type="float">
            <text:p>71249</text:p>
          </table:table-cell>
          <table:table-cell office:value-type="float" office:value="225" calcext:value-type="float">
            <text:p>225</text:p>
          </table:table-cell>
          <table:table-cell office:value-type="float" office:value="1341.109837" calcext:value-type="float">
            <text:p>1341,109837</text:p>
          </table:table-cell>
          <table:table-cell office:value-type="float" office:value="6908" calcext:value-type="float">
            <text:p>6908</text:p>
          </table:table-cell>
          <table:table-cell office:value-type="float" office:value="181.427361" calcext:value-type="float">
            <text:p>181,42736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float" office:value="268508" calcext:value-type="float">
            <text:p>268508</text:p>
          </table:table-cell>
          <table:table-cell office:value-type="float" office:value="37" calcext:value-type="float">
            <text:p>37</text:p>
          </table:table-cell>
          <table:table-cell office:value-type="float" office:value="512.062626" calcext:value-type="float">
            <text:p>512,062626</text:p>
          </table:table-cell>
          <table:table-cell office:value-type="float" office:value="36660" calcext:value-type="float">
            <text:p>36660</text:p>
          </table:table-cell>
          <table:table-cell office:value-type="float" office:value="1106.826798" calcext:value-type="float">
            <text:p>1106,826798</text:p>
          </table:table-cell>
          <table:table-cell office:value-type="float" office:value="264773" calcext:value-type="float">
            <text:p>264773</text:p>
          </table:table-cell>
          <table:table-cell office:value-type="float" office:value="40" calcext:value-type="float">
            <text:p>40</text:p>
          </table:table-cell>
          <table:table-cell office:value-type="float" office:value="436.01676" calcext:value-type="float">
            <text:p>436,01676</text:p>
          </table:table-cell>
          <table:table-cell office:value-type="float" office:value="23350" calcext:value-type="float">
            <text:p>23350</text:p>
          </table:table-cell>
          <table:table-cell office:value-type="float" office:value="776.72465" calcext:value-type="float">
            <text:p>776,7246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db-fast-t</text:p>
          </table:table-cell>
          <table:table-cell office:value-type="float" office:value="8" calcext:value-type="float">
            <text:p>8</text:p>
          </table:table-cell>
          <table:table-cell office:value-type="float" office:value="59108" calcext:value-type="float">
            <text:p>59108</text:p>
          </table:table-cell>
          <table:table-cell office:value-type="float" office:value="155" calcext:value-type="float">
            <text:p>155</text:p>
          </table:table-cell>
          <table:table-cell office:value-type="float" office:value="1625.239733" calcext:value-type="float">
            <text:p>1625,239733</text:p>
          </table:table-cell>
          <table:table-cell office:value-type="float" office:value="7281" calcext:value-type="float">
            <text:p>7281</text:p>
          </table:table-cell>
          <table:table-cell office:value-type="float" office:value="422.498429" calcext:value-type="float">
            <text:p>422,498429</text:p>
          </table:table-cell>
          <table:table-cell office:value-type="float" office:value="74235" calcext:value-type="float">
            <text:p>74235</text:p>
          </table:table-cell>
          <table:table-cell office:value-type="float" office:value="161" calcext:value-type="float">
            <text:p>161</text:p>
          </table:table-cell>
          <table:table-cell office:value-type="float" office:value="1323.439675" calcext:value-type="float">
            <text:p>1323,439675</text:p>
          </table:table-cell>
          <table:table-cell office:value-type="float" office:value="15445" calcext:value-type="float">
            <text:p>15445</text:p>
          </table:table-cell>
          <table:table-cell office:value-type="float" office:value="627.158971" calcext:value-type="float">
            <text:p>627,15897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float" office:value="265564" calcext:value-type="float">
            <text:p>265564</text:p>
          </table:table-cell>
          <table:table-cell office:value-type="float" office:value="33" calcext:value-type="float">
            <text:p>33</text:p>
          </table:table-cell>
          <table:table-cell office:value-type="float" office:value="476.39491" calcext:value-type="float">
            <text:p>476,39491</text:p>
          </table:table-cell>
          <table:table-cell office:value-type="float" office:value="36348" calcext:value-type="float">
            <text:p>36348</text:p>
          </table:table-cell>
          <table:table-cell office:value-type="float" office:value="928.410669" calcext:value-type="float">
            <text:p>928,410669</text:p>
          </table:table-cell>
          <table:table-cell office:value-type="float" office:value="260471" calcext:value-type="float">
            <text:p>260471</text:p>
          </table:table-cell>
          <table:table-cell office:value-type="float" office:value="41" calcext:value-type="float">
            <text:p>41</text:p>
          </table:table-cell>
          <table:table-cell office:value-type="float" office:value="466.280092" calcext:value-type="float">
            <text:p>466,280092</text:p>
          </table:table-cell>
          <table:table-cell office:value-type="float" office:value="33673" calcext:value-type="float">
            <text:p>33673</text:p>
          </table:table-cell>
          <table:table-cell office:value-type="float" office:value="894.353385" calcext:value-type="float">
            <text:p>894,35338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db-fast-t</text:p>
          </table:table-cell>
          <table:table-cell office:value-type="float" office:value="16" calcext:value-type="float">
            <text:p>16</text:p>
          </table:table-cell>
          <table:table-cell office:value-type="float" office:value="64461" calcext:value-type="float">
            <text:p>64461</text:p>
          </table:table-cell>
          <table:table-cell office:value-type="float" office:value="223" calcext:value-type="float">
            <text:p>223</text:p>
          </table:table-cell>
          <table:table-cell office:value-type="float" office:value="1497.090871" calcext:value-type="float">
            <text:p>1497,090871</text:p>
          </table:table-cell>
          <table:table-cell office:value-type="float" office:value="10061" calcext:value-type="float">
            <text:p>10061</text:p>
          </table:table-cell>
          <table:table-cell office:value-type="float" office:value="420.213665" calcext:value-type="float">
            <text:p>420,213665</text:p>
          </table:table-cell>
          <table:table-cell office:value-type="float" office:value="68623" calcext:value-type="float">
            <text:p>68623</text:p>
          </table:table-cell>
          <table:table-cell office:value-type="float" office:value="154" calcext:value-type="float">
            <text:p>154</text:p>
          </table:table-cell>
          <table:table-cell office:value-type="float" office:value="1417.544065" calcext:value-type="float">
            <text:p>1417,544065</text:p>
          </table:table-cell>
          <table:table-cell office:value-type="float" office:value="19482" calcext:value-type="float">
            <text:p>19482</text:p>
          </table:table-cell>
          <table:table-cell office:value-type="float" office:value="686.270689" calcext:value-type="float">
            <text:p>686,27068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18143" calcext:value-type="float">
            <text:p>218143</text:p>
          </table:table-cell>
          <table:table-cell office:value-type="float" office:value="39" calcext:value-type="float">
            <text:p>39</text:p>
          </table:table-cell>
          <table:table-cell office:value-type="float" office:value="1648.639493" calcext:value-type="float">
            <text:p>1648,639493</text:p>
          </table:table-cell>
          <table:table-cell office:value-type="float" office:value="98642" calcext:value-type="float">
            <text:p>98642</text:p>
          </table:table-cell>
          <table:table-cell office:value-type="float" office:value="5848.946738" calcext:value-type="float">
            <text:p>5848,946738</text:p>
          </table:table-cell>
          <table:table-cell office:value-type="float" office:value="214165" calcext:value-type="float">
            <text:p>214165</text:p>
          </table:table-cell>
          <table:table-cell office:value-type="float" office:value="38" calcext:value-type="float">
            <text:p>38</text:p>
          </table:table-cell>
          <table:table-cell office:value-type="float" office:value="1547.20411" calcext:value-type="float">
            <text:p>1547,20411</text:p>
          </table:table-cell>
          <table:table-cell office:value-type="float" office:value="101934" calcext:value-type="float">
            <text:p>101934</text:p>
          </table:table-cell>
          <table:table-cell office:value-type="float" office:value="4717.122916" calcext:value-type="float">
            <text:p>4717,12291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db-fast-t</text:p>
          </table:table-cell>
          <table:table-cell office:value-type="float" office:value="100" calcext:value-type="float">
            <text:p>100</text:p>
          </table:table-cell>
          <table:table-cell office:value-type="float" office:value="40025" calcext:value-type="float">
            <text:p>40025</text:p>
          </table:table-cell>
          <table:table-cell office:value-type="float" office:value="154" calcext:value-type="float">
            <text:p>154</text:p>
          </table:table-cell>
          <table:table-cell office:value-type="float" office:value="2415.804349" calcext:value-type="float">
            <text:p>2415,804349</text:p>
          </table:table-cell>
          <table:table-cell office:value-type="float" office:value="19290" calcext:value-type="float">
            <text:p>19290</text:p>
          </table:table-cell>
          <table:table-cell office:value-type="float" office:value="882.052679" calcext:value-type="float">
            <text:p>882,052679</text:p>
          </table:table-cell>
          <table:table-cell office:value-type="float" office:value="56526" calcext:value-type="float">
            <text:p>56526</text:p>
          </table:table-cell>
          <table:table-cell office:value-type="float" office:value="168" calcext:value-type="float">
            <text:p>168</text:p>
          </table:table-cell>
          <table:table-cell office:value-type="float" office:value="1999.65775" calcext:value-type="float">
            <text:p>1999,65775</text:p>
          </table:table-cell>
          <table:table-cell office:value-type="float" office:value="62690" calcext:value-type="float">
            <text:p>62690</text:p>
          </table:table-cell>
          <table:table-cell office:value-type="float" office:value="2425.644009" calcext:value-type="float">
            <text:p>2425,64400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12607" calcext:value-type="float">
            <text:p>212607</text:p>
          </table:table-cell>
          <table:table-cell office:value-type="float" office:value="41" calcext:value-type="float">
            <text:p>41</text:p>
          </table:table-cell>
          <table:table-cell office:value-type="float" office:value="1710.425976" calcext:value-type="float">
            <text:p>1710,425976</text:p>
          </table:table-cell>
          <table:table-cell office:value-type="float" office:value="74460" calcext:value-type="float">
            <text:p>74460</text:p>
          </table:table-cell>
          <table:table-cell office:value-type="float" office:value="5025.469317" calcext:value-type="float">
            <text:p>5025,469317</text:p>
          </table:table-cell>
          <table:table-cell office:value-type="float" office:value="205878" calcext:value-type="float">
            <text:p>205878</text:p>
          </table:table-cell>
          <table:table-cell office:value-type="float" office:value="31" calcext:value-type="float">
            <text:p>31</text:p>
          </table:table-cell>
          <table:table-cell office:value-type="float" office:value="1780.288156" calcext:value-type="float">
            <text:p>1780,288156</text:p>
          </table:table-cell>
          <table:table-cell office:value-type="float" office:value="116887" calcext:value-type="float">
            <text:p>116887</text:p>
          </table:table-cell>
          <table:table-cell office:value-type="float" office:value="5406.876454" calcext:value-type="float">
            <text:p>5406,87645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db-fast-t</text:p>
          </table:table-cell>
          <table:table-cell office:value-type="float" office:value="1000" calcext:value-type="float">
            <text:p>1000</text:p>
          </table:table-cell>
          <table:table-cell office:value-type="float" office:value="39100" calcext:value-type="float">
            <text:p>39100</text:p>
          </table:table-cell>
          <table:table-cell office:value-type="float" office:value="139" calcext:value-type="float">
            <text:p>139</text:p>
          </table:table-cell>
          <table:table-cell office:value-type="float" office:value="2548.455626" calcext:value-type="float">
            <text:p>2548,455626</text:p>
          </table:table-cell>
          <table:table-cell office:value-type="float" office:value="46630" calcext:value-type="float">
            <text:p>46630</text:p>
          </table:table-cell>
          <table:table-cell office:value-type="float" office:value="1802.206881" calcext:value-type="float">
            <text:p>1802,206881</text:p>
          </table:table-cell>
          <table:table-cell office:value-type="float" office:value="56189" calcext:value-type="float">
            <text:p>56189</text:p>
          </table:table-cell>
          <table:table-cell office:value-type="float" office:value="148" calcext:value-type="float">
            <text:p>148</text:p>
          </table:table-cell>
          <table:table-cell office:value-type="float" office:value="1932.690384" calcext:value-type="float">
            <text:p>1932,690384</text:p>
          </table:table-cell>
          <table:table-cell office:value-type="float" office:value="61488" calcext:value-type="float">
            <text:p>61488</text:p>
          </table:table-cell>
          <table:table-cell office:value-type="float" office:value="1924.858528" calcext:value-type="float">
            <text:p>1924,85852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float" office:value="289113" calcext:value-type="float">
            <text:p>289113</text:p>
          </table:table-cell>
          <table:table-cell office:value-type="float" office:value="35" calcext:value-type="float">
            <text:p>35</text:p>
          </table:table-cell>
          <table:table-cell office:value-type="float" office:value="452.655319" calcext:value-type="float">
            <text:p>452,655319</text:p>
          </table:table-cell>
          <table:table-cell office:value-type="float" office:value="47173" calcext:value-type="float">
            <text:p>47173</text:p>
          </table:table-cell>
          <table:table-cell office:value-type="float" office:value="962.538517" calcext:value-type="float">
            <text:p>962,538517</text:p>
          </table:table-cell>
          <table:table-cell office:value-type="float" office:value="285231" calcext:value-type="float">
            <text:p>285231</text:p>
          </table:table-cell>
          <table:table-cell office:value-type="float" office:value="34" calcext:value-type="float">
            <text:p>34</text:p>
          </table:table-cell>
          <table:table-cell office:value-type="float" office:value="407.271833" calcext:value-type="float">
            <text:p>407,271833</text:p>
          </table:table-cell>
          <table:table-cell office:value-type="float" office:value="28183" calcext:value-type="float">
            <text:p>28183</text:p>
          </table:table-cell>
          <table:table-cell office:value-type="float" office:value="739.007655" calcext:value-type="float">
            <text:p>739,00765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db-fast-t</text:p>
          </table:table-cell>
          <table:table-cell office:value-type="float" office:value="2" calcext:value-type="float">
            <text:p>2</text:p>
          </table:table-cell>
          <table:table-cell office:value-type="float" office:value="66936" calcext:value-type="float">
            <text:p>66936</text:p>
          </table:table-cell>
          <table:table-cell office:value-type="float" office:value="180" calcext:value-type="float">
            <text:p>180</text:p>
          </table:table-cell>
          <table:table-cell office:value-type="float" office:value="1441.380914" calcext:value-type="float">
            <text:p>1441,380914</text:p>
          </table:table-cell>
          <table:table-cell office:value-type="float" office:value="10554" calcext:value-type="float">
            <text:p>10554</text:p>
          </table:table-cell>
          <table:table-cell office:value-type="float" office:value="416.239646" calcext:value-type="float">
            <text:p>416,239646</text:p>
          </table:table-cell>
          <table:table-cell office:value-type="float" office:value="73672" calcext:value-type="float">
            <text:p>73672</text:p>
          </table:table-cell>
          <table:table-cell office:value-type="float" office:value="134" calcext:value-type="float">
            <text:p>134</text:p>
          </table:table-cell>
          <table:table-cell office:value-type="float" office:value="1343.164338" calcext:value-type="float">
            <text:p>1343,164338</text:p>
          </table:table-cell>
          <table:table-cell office:value-type="float" office:value="22047" calcext:value-type="float">
            <text:p>22047</text:p>
          </table:table-cell>
          <table:table-cell office:value-type="float" office:value="735.747557" calcext:value-type="float">
            <text:p>735,74755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float" office:value="291400" calcext:value-type="float">
            <text:p>291400</text:p>
          </table:table-cell>
          <table:table-cell office:value-type="float" office:value="31" calcext:value-type="float">
            <text:p>31</text:p>
          </table:table-cell>
          <table:table-cell office:value-type="float" office:value="425.968619" calcext:value-type="float">
            <text:p>425,968619</text:p>
          </table:table-cell>
          <table:table-cell office:value-type="float" office:value="32087" calcext:value-type="float">
            <text:p>32087</text:p>
          </table:table-cell>
          <table:table-cell office:value-type="float" office:value="859.091406" calcext:value-type="float">
            <text:p>859,091406</text:p>
          </table:table-cell>
          <table:table-cell office:value-type="float" office:value="286972" calcext:value-type="float">
            <text:p>286972</text:p>
          </table:table-cell>
          <table:table-cell office:value-type="float" office:value="33" calcext:value-type="float">
            <text:p>33</text:p>
          </table:table-cell>
          <table:table-cell office:value-type="float" office:value="405.649869" calcext:value-type="float">
            <text:p>405,649869</text:p>
          </table:table-cell>
          <table:table-cell office:value-type="float" office:value="33399" calcext:value-type="float">
            <text:p>33399</text:p>
          </table:table-cell>
          <table:table-cell office:value-type="float" office:value="721.575181" calcext:value-type="float">
            <text:p>721,57518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db-fast-t</text:p>
          </table:table-cell>
          <table:table-cell office:value-type="float" office:value="8" calcext:value-type="float">
            <text:p>8</text:p>
          </table:table-cell>
          <table:table-cell office:value-type="float" office:value="64445" calcext:value-type="float">
            <text:p>64445</text:p>
          </table:table-cell>
          <table:table-cell office:value-type="float" office:value="197" calcext:value-type="float">
            <text:p>197</text:p>
          </table:table-cell>
          <table:table-cell office:value-type="float" office:value="1495.653281" calcext:value-type="float">
            <text:p>1495,653281</text:p>
          </table:table-cell>
          <table:table-cell office:value-type="float" office:value="8578" calcext:value-type="float">
            <text:p>8578</text:p>
          </table:table-cell>
          <table:table-cell office:value-type="float" office:value="417.886796" calcext:value-type="float">
            <text:p>417,886796</text:p>
          </table:table-cell>
          <table:table-cell office:value-type="float" office:value="75769" calcext:value-type="float">
            <text:p>75769</text:p>
          </table:table-cell>
          <table:table-cell office:value-type="float" office:value="149" calcext:value-type="float">
            <text:p>149</text:p>
          </table:table-cell>
          <table:table-cell office:value-type="float" office:value="1289.935751" calcext:value-type="float">
            <text:p>1289,935751</text:p>
          </table:table-cell>
          <table:table-cell office:value-type="float" office:value="17328" calcext:value-type="float">
            <text:p>17328</text:p>
          </table:table-cell>
          <table:table-cell office:value-type="float" office:value="626.220013" calcext:value-type="float">
            <text:p>626,22001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float" office:value="291070" calcext:value-type="float">
            <text:p>291070</text:p>
          </table:table-cell>
          <table:table-cell office:value-type="float" office:value="30" calcext:value-type="float">
            <text:p>30</text:p>
          </table:table-cell>
          <table:table-cell office:value-type="float" office:value="448.227039" calcext:value-type="float">
            <text:p>448,227039</text:p>
          </table:table-cell>
          <table:table-cell office:value-type="float" office:value="32387" calcext:value-type="float">
            <text:p>32387</text:p>
          </table:table-cell>
          <table:table-cell office:value-type="float" office:value="950.954905" calcext:value-type="float">
            <text:p>950,954905</text:p>
          </table:table-cell>
          <table:table-cell office:value-type="float" office:value="282886" calcext:value-type="float">
            <text:p>282886</text:p>
          </table:table-cell>
          <table:table-cell office:value-type="float" office:value="32" calcext:value-type="float">
            <text:p>32</text:p>
          </table:table-cell>
          <table:table-cell office:value-type="float" office:value="423.506696" calcext:value-type="float">
            <text:p>423,506696</text:p>
          </table:table-cell>
          <table:table-cell office:value-type="float" office:value="27385" calcext:value-type="float">
            <text:p>27385</text:p>
          </table:table-cell>
          <table:table-cell office:value-type="float" office:value="770.811766" calcext:value-type="float">
            <text:p>770,81176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db-fast-t</text:p>
          </table:table-cell>
          <table:table-cell office:value-type="float" office:value="16" calcext:value-type="float">
            <text:p>16</text:p>
          </table:table-cell>
          <table:table-cell office:value-type="float" office:value="66921" calcext:value-type="float">
            <text:p>66921</text:p>
          </table:table-cell>
          <table:table-cell office:value-type="float" office:value="154" calcext:value-type="float">
            <text:p>154</text:p>
          </table:table-cell>
          <table:table-cell office:value-type="float" office:value="1438.78698" calcext:value-type="float">
            <text:p>1438,78698</text:p>
          </table:table-cell>
          <table:table-cell office:value-type="float" office:value="7691" calcext:value-type="float">
            <text:p>7691</text:p>
          </table:table-cell>
          <table:table-cell office:value-type="float" office:value="407.489762" calcext:value-type="float">
            <text:p>407,489762</text:p>
          </table:table-cell>
          <table:table-cell office:value-type="float" office:value="74411" calcext:value-type="float">
            <text:p>74411</text:p>
          </table:table-cell>
          <table:table-cell office:value-type="float" office:value="165" calcext:value-type="float">
            <text:p>165</text:p>
          </table:table-cell>
          <table:table-cell office:value-type="float" office:value="1324.42986" calcext:value-type="float">
            <text:p>1324,42986</text:p>
          </table:table-cell>
          <table:table-cell office:value-type="float" office:value="14796" calcext:value-type="float">
            <text:p>14796</text:p>
          </table:table-cell>
          <table:table-cell office:value-type="float" office:value="688.395168" calcext:value-type="float">
            <text:p>688,39516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98287" calcext:value-type="float">
            <text:p>198287</text:p>
          </table:table-cell>
          <table:table-cell office:value-type="float" office:value="33" calcext:value-type="float">
            <text:p>33</text:p>
          </table:table-cell>
          <table:table-cell office:value-type="float" office:value="1969.293569" calcext:value-type="float">
            <text:p>1969,293569</text:p>
          </table:table-cell>
          <table:table-cell office:value-type="float" office:value="107464" calcext:value-type="float">
            <text:p>107464</text:p>
          </table:table-cell>
          <table:table-cell office:value-type="float" office:value="5729.404651" calcext:value-type="float">
            <text:p>5729,404651</text:p>
          </table:table-cell>
          <table:table-cell office:value-type="float" office:value="196091" calcext:value-type="float">
            <text:p>196091</text:p>
          </table:table-cell>
          <table:table-cell office:value-type="float" office:value="32" calcext:value-type="float">
            <text:p>32</text:p>
          </table:table-cell>
          <table:table-cell office:value-type="float" office:value="1911.657516" calcext:value-type="float">
            <text:p>1911,657516</text:p>
          </table:table-cell>
          <table:table-cell office:value-type="float" office:value="95041" calcext:value-type="float">
            <text:p>95041</text:p>
          </table:table-cell>
          <table:table-cell office:value-type="float" office:value="5554.02782" calcext:value-type="float">
            <text:p>5554,0278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db-fast-t</text:p>
          </table:table-cell>
          <table:table-cell office:value-type="float" office:value="100" calcext:value-type="float">
            <text:p>100</text:p>
          </table:table-cell>
          <table:table-cell office:value-type="float" office:value="39760" calcext:value-type="float">
            <text:p>39760</text:p>
          </table:table-cell>
          <table:table-cell office:value-type="float" office:value="170" calcext:value-type="float">
            <text:p>170</text:p>
          </table:table-cell>
          <table:table-cell office:value-type="float" office:value="2431.860773" calcext:value-type="float">
            <text:p>2431,860773</text:p>
          </table:table-cell>
          <table:table-cell office:value-type="float" office:value="15429" calcext:value-type="float">
            <text:p>15429</text:p>
          </table:table-cell>
          <table:table-cell office:value-type="float" office:value="892.789506" calcext:value-type="float">
            <text:p>892,789506</text:p>
          </table:table-cell>
          <table:table-cell office:value-type="float" office:value="54349" calcext:value-type="float">
            <text:p>54349</text:p>
          </table:table-cell>
          <table:table-cell office:value-type="float" office:value="127" calcext:value-type="float">
            <text:p>127</text:p>
          </table:table-cell>
          <table:table-cell office:value-type="float" office:value="2140.884505" calcext:value-type="float">
            <text:p>2140,884505</text:p>
          </table:table-cell>
          <table:table-cell office:value-type="float" office:value="81312" calcext:value-type="float">
            <text:p>81312</text:p>
          </table:table-cell>
          <table:table-cell office:value-type="float" office:value="3008.786102" calcext:value-type="float">
            <text:p>3008,78610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95368" calcext:value-type="float">
            <text:p>195368</text:p>
          </table:table-cell>
          <table:table-cell office:value-type="float" office:value="35" calcext:value-type="float">
            <text:p>35</text:p>
          </table:table-cell>
          <table:table-cell office:value-type="float" office:value="1630.383186" calcext:value-type="float">
            <text:p>1630,383186</text:p>
          </table:table-cell>
          <table:table-cell office:value-type="float" office:value="82364" calcext:value-type="float">
            <text:p>82364</text:p>
          </table:table-cell>
          <table:table-cell office:value-type="float" office:value="4440.965643" calcext:value-type="float">
            <text:p>4440,965643</text:p>
          </table:table-cell>
          <table:table-cell office:value-type="float" office:value="186061" calcext:value-type="float">
            <text:p>186061</text:p>
          </table:table-cell>
          <table:table-cell office:value-type="float" office:value="34" calcext:value-type="float">
            <text:p>34</text:p>
          </table:table-cell>
          <table:table-cell office:value-type="float" office:value="2141.242903" calcext:value-type="float">
            <text:p>2141,242903</text:p>
          </table:table-cell>
          <table:table-cell office:value-type="float" office:value="86971" calcext:value-type="float">
            <text:p>86971</text:p>
          </table:table-cell>
          <table:table-cell office:value-type="float" office:value="5819.317345" calcext:value-type="float">
            <text:p>5819,31734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db-fast-t</text:p>
          </table:table-cell>
          <table:table-cell office:value-type="float" office:value="1000" calcext:value-type="float">
            <text:p>1000</text:p>
          </table:table-cell>
          <table:table-cell office:value-type="float" office:value="39032" calcext:value-type="float">
            <text:p>39032</text:p>
          </table:table-cell>
          <table:table-cell office:value-type="float" office:value="119" calcext:value-type="float">
            <text:p>119</text:p>
          </table:table-cell>
          <table:table-cell office:value-type="float" office:value="2476.041678" calcext:value-type="float">
            <text:p>2476,041678</text:p>
          </table:table-cell>
          <table:table-cell office:value-type="float" office:value="22821" calcext:value-type="float">
            <text:p>22821</text:p>
          </table:table-cell>
          <table:table-cell office:value-type="float" office:value="958.834944" calcext:value-type="float">
            <text:p>958,834944</text:p>
          </table:table-cell>
          <table:table-cell office:value-type="float" office:value="54162" calcext:value-type="float">
            <text:p>54162</text:p>
          </table:table-cell>
          <table:table-cell office:value-type="float" office:value="137" calcext:value-type="float">
            <text:p>137</text:p>
          </table:table-cell>
          <table:table-cell office:value-type="float" office:value="2083.26242" calcext:value-type="float">
            <text:p>2083,26242</text:p>
          </table:table-cell>
          <table:table-cell office:value-type="float" office:value="65618" calcext:value-type="float">
            <text:p>65618</text:p>
          </table:table-cell>
          <table:table-cell office:value-type="float" office:value="2475.23374" calcext:value-type="float">
            <text:p>2475,2337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float" office:value="274383" calcext:value-type="float">
            <text:p>274383</text:p>
          </table:table-cell>
          <table:table-cell office:value-type="float" office:value="34" calcext:value-type="float">
            <text:p>34</text:p>
          </table:table-cell>
          <table:table-cell office:value-type="float" office:value="482.101843" calcext:value-type="float">
            <text:p>482,101843</text:p>
          </table:table-cell>
          <table:table-cell office:value-type="float" office:value="45939" calcext:value-type="float">
            <text:p>45939</text:p>
          </table:table-cell>
          <table:table-cell office:value-type="float" office:value="1093.224474" calcext:value-type="float">
            <text:p>1093,224474</text:p>
          </table:table-cell>
          <table:table-cell office:value-type="float" office:value="269215" calcext:value-type="float">
            <text:p>269215</text:p>
          </table:table-cell>
          <table:table-cell office:value-type="float" office:value="33" calcext:value-type="float">
            <text:p>33</text:p>
          </table:table-cell>
          <table:table-cell office:value-type="float" office:value="423.892667" calcext:value-type="float">
            <text:p>423,892667</text:p>
          </table:table-cell>
          <table:table-cell office:value-type="float" office:value="29720" calcext:value-type="float">
            <text:p>29720</text:p>
          </table:table-cell>
          <table:table-cell office:value-type="float" office:value="765.242549" calcext:value-type="float">
            <text:p>765,24254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db-fast-t</text:p>
          </table:table-cell>
          <table:table-cell office:value-type="float" office:value="2" calcext:value-type="float">
            <text:p>2</text:p>
          </table:table-cell>
          <table:table-cell office:value-type="float" office:value="55933" calcext:value-type="float">
            <text:p>55933</text:p>
          </table:table-cell>
          <table:table-cell office:value-type="float" office:value="137" calcext:value-type="float">
            <text:p>137</text:p>
          </table:table-cell>
          <table:table-cell office:value-type="float" office:value="1720.07358" calcext:value-type="float">
            <text:p>1720,07358</text:p>
          </table:table-cell>
          <table:table-cell office:value-type="float" office:value="8925" calcext:value-type="float">
            <text:p>8925</text:p>
          </table:table-cell>
          <table:table-cell office:value-type="float" office:value="469.654431" calcext:value-type="float">
            <text:p>469,654431</text:p>
          </table:table-cell>
          <table:table-cell office:value-type="float" office:value="74047" calcext:value-type="float">
            <text:p>74047</text:p>
          </table:table-cell>
          <table:table-cell office:value-type="float" office:value="150" calcext:value-type="float">
            <text:p>150</text:p>
          </table:table-cell>
          <table:table-cell office:value-type="float" office:value="1332.034887" calcext:value-type="float">
            <text:p>1332,034887</text:p>
          </table:table-cell>
          <table:table-cell office:value-type="float" office:value="19362" calcext:value-type="float">
            <text:p>19362</text:p>
          </table:table-cell>
          <table:table-cell office:value-type="float" office:value="710.545943" calcext:value-type="float">
            <text:p>710,54594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float" office:value="274946" calcext:value-type="float">
            <text:p>274946</text:p>
          </table:table-cell>
          <table:table-cell office:value-type="float" office:value="35" calcext:value-type="float">
            <text:p>35</text:p>
          </table:table-cell>
          <table:table-cell office:value-type="float" office:value="508.415388" calcext:value-type="float">
            <text:p>508,415388</text:p>
          </table:table-cell>
          <table:table-cell office:value-type="float" office:value="41936" calcext:value-type="float">
            <text:p>41936</text:p>
          </table:table-cell>
          <table:table-cell office:value-type="float" office:value="1147.419853" calcext:value-type="float">
            <text:p>1147,419853</text:p>
          </table:table-cell>
          <table:table-cell office:value-type="float" office:value="268796" calcext:value-type="float">
            <text:p>268796</text:p>
          </table:table-cell>
          <table:table-cell office:value-type="float" office:value="24" calcext:value-type="float">
            <text:p>24</text:p>
          </table:table-cell>
          <table:table-cell office:value-type="float" office:value="441.563058" calcext:value-type="float">
            <text:p>441,563058</text:p>
          </table:table-cell>
          <table:table-cell office:value-type="float" office:value="26491" calcext:value-type="float">
            <text:p>26491</text:p>
          </table:table-cell>
          <table:table-cell office:value-type="float" office:value="811.592069" calcext:value-type="float">
            <text:p>811,59206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db-fast-t</text:p>
          </table:table-cell>
          <table:table-cell office:value-type="float" office:value="8" calcext:value-type="float">
            <text:p>8</text:p>
          </table:table-cell>
          <table:table-cell office:value-type="float" office:value="62003" calcext:value-type="float">
            <text:p>62003</text:p>
          </table:table-cell>
          <table:table-cell office:value-type="float" office:value="119" calcext:value-type="float">
            <text:p>119</text:p>
          </table:table-cell>
          <table:table-cell office:value-type="float" office:value="1554.084361" calcext:value-type="float">
            <text:p>1554,084361</text:p>
          </table:table-cell>
          <table:table-cell office:value-type="float" office:value="11105" calcext:value-type="float">
            <text:p>11105</text:p>
          </table:table-cell>
          <table:table-cell office:value-type="float" office:value="456.927699" calcext:value-type="float">
            <text:p>456,927699</text:p>
          </table:table-cell>
          <table:table-cell office:value-type="float" office:value="72817" calcext:value-type="float">
            <text:p>72817</text:p>
          </table:table-cell>
          <table:table-cell office:value-type="float" office:value="165" calcext:value-type="float">
            <text:p>165</text:p>
          </table:table-cell>
          <table:table-cell office:value-type="float" office:value="1349.040871" calcext:value-type="float">
            <text:p>1349,040871</text:p>
          </table:table-cell>
          <table:table-cell office:value-type="float" office:value="16600" calcext:value-type="float">
            <text:p>16600</text:p>
          </table:table-cell>
          <table:table-cell office:value-type="float" office:value="707.806576" calcext:value-type="float">
            <text:p>707,80657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float" office:value="269980" calcext:value-type="float">
            <text:p>269980</text:p>
          </table:table-cell>
          <table:table-cell office:value-type="float" office:value="29" calcext:value-type="float">
            <text:p>29</text:p>
          </table:table-cell>
          <table:table-cell office:value-type="float" office:value="479.016342" calcext:value-type="float">
            <text:p>479,016342</text:p>
          </table:table-cell>
          <table:table-cell office:value-type="float" office:value="39109" calcext:value-type="float">
            <text:p>39109</text:p>
          </table:table-cell>
          <table:table-cell office:value-type="float" office:value="1011.36173" calcext:value-type="float">
            <text:p>1011,36173</text:p>
          </table:table-cell>
          <table:table-cell office:value-type="float" office:value="267655" calcext:value-type="float">
            <text:p>267655</text:p>
          </table:table-cell>
          <table:table-cell office:value-type="float" office:value="35" calcext:value-type="float">
            <text:p>35</text:p>
          </table:table-cell>
          <table:table-cell office:value-type="float" office:value="470.378129" calcext:value-type="float">
            <text:p>470,378129</text:p>
          </table:table-cell>
          <table:table-cell office:value-type="float" office:value="33022" calcext:value-type="float">
            <text:p>33022</text:p>
          </table:table-cell>
          <table:table-cell office:value-type="float" office:value="942.765694" calcext:value-type="float">
            <text:p>942,76569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db-fast-t</text:p>
          </table:table-cell>
          <table:table-cell office:value-type="float" office:value="16" calcext:value-type="float">
            <text:p>16</text:p>
          </table:table-cell>
          <table:table-cell office:value-type="float" office:value="65598" calcext:value-type="float">
            <text:p>65598</text:p>
          </table:table-cell>
          <table:table-cell office:value-type="float" office:value="145" calcext:value-type="float">
            <text:p>145</text:p>
          </table:table-cell>
          <table:table-cell office:value-type="float" office:value="1469.222008" calcext:value-type="float">
            <text:p>1469,222008</text:p>
          </table:table-cell>
          <table:table-cell office:value-type="float" office:value="7671" calcext:value-type="float">
            <text:p>7671</text:p>
          </table:table-cell>
          <table:table-cell office:value-type="float" office:value="416.300566" calcext:value-type="float">
            <text:p>416,300566</text:p>
          </table:table-cell>
          <table:table-cell office:value-type="float" office:value="71890" calcext:value-type="float">
            <text:p>71890</text:p>
          </table:table-cell>
          <table:table-cell office:value-type="float" office:value="136" calcext:value-type="float">
            <text:p>136</text:p>
          </table:table-cell>
          <table:table-cell office:value-type="float" office:value="1349.39399" calcext:value-type="float">
            <text:p>1349,39399</text:p>
          </table:table-cell>
          <table:table-cell office:value-type="float" office:value="20796" calcext:value-type="float">
            <text:p>20796</text:p>
          </table:table-cell>
          <table:table-cell office:value-type="float" office:value="615.313493" calcext:value-type="float">
            <text:p>615,31349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67461" calcext:value-type="float">
            <text:p>267461</text:p>
          </table:table-cell>
          <table:table-cell office:value-type="float" office:value="33" calcext:value-type="float">
            <text:p>33</text:p>
          </table:table-cell>
          <table:table-cell office:value-type="float" office:value="873.683558" calcext:value-type="float">
            <text:p>873,683558</text:p>
          </table:table-cell>
          <table:table-cell office:value-type="float" office:value="69037" calcext:value-type="float">
            <text:p>69037</text:p>
          </table:table-cell>
          <table:table-cell office:value-type="float" office:value="2470.731882" calcext:value-type="float">
            <text:p>2470,731882</text:p>
          </table:table-cell>
          <table:table-cell office:value-type="float" office:value="258033" calcext:value-type="float">
            <text:p>258033</text:p>
          </table:table-cell>
          <table:table-cell office:value-type="float" office:value="30" calcext:value-type="float">
            <text:p>30</text:p>
          </table:table-cell>
          <table:table-cell office:value-type="float" office:value="988.199112" calcext:value-type="float">
            <text:p>988,199112</text:p>
          </table:table-cell>
          <table:table-cell office:value-type="float" office:value="84454" calcext:value-type="float">
            <text:p>84454</text:p>
          </table:table-cell>
          <table:table-cell office:value-type="float" office:value="2921.596559" calcext:value-type="float">
            <text:p>2921,59655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db-fast-t</text:p>
          </table:table-cell>
          <table:table-cell office:value-type="float" office:value="100" calcext:value-type="float">
            <text:p>100</text:p>
          </table:table-cell>
          <table:table-cell office:value-type="float" office:value="54767" calcext:value-type="float">
            <text:p>54767</text:p>
          </table:table-cell>
          <table:table-cell office:value-type="float" office:value="158" calcext:value-type="float">
            <text:p>158</text:p>
          </table:table-cell>
          <table:table-cell office:value-type="float" office:value="1811.628193" calcext:value-type="float">
            <text:p>1811,628193</text:p>
          </table:table-cell>
          <table:table-cell office:value-type="float" office:value="28914" calcext:value-type="float">
            <text:p>28914</text:p>
          </table:table-cell>
          <table:table-cell office:value-type="float" office:value="1084.432708" calcext:value-type="float">
            <text:p>1084,432708</text:p>
          </table:table-cell>
          <table:table-cell office:value-type="float" office:value="69623" calcext:value-type="float">
            <text:p>69623</text:p>
          </table:table-cell>
          <table:table-cell office:value-type="float" office:value="183" calcext:value-type="float">
            <text:p>183</text:p>
          </table:table-cell>
          <table:table-cell office:value-type="float" office:value="1417.863187" calcext:value-type="float">
            <text:p>1417,863187</text:p>
          </table:table-cell>
          <table:table-cell office:value-type="float" office:value="21174" calcext:value-type="float">
            <text:p>21174</text:p>
          </table:table-cell>
          <table:table-cell office:value-type="float" office:value="760.651301" calcext:value-type="float">
            <text:p>760,65130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69624" calcext:value-type="float">
            <text:p>269624</text:p>
          </table:table-cell>
          <table:table-cell office:value-type="float" office:value="33" calcext:value-type="float">
            <text:p>33</text:p>
          </table:table-cell>
          <table:table-cell office:value-type="float" office:value="917.078187" calcext:value-type="float">
            <text:p>917,078187</text:p>
          </table:table-cell>
          <table:table-cell office:value-type="float" office:value="51215" calcext:value-type="float">
            <text:p>51215</text:p>
          </table:table-cell>
          <table:table-cell office:value-type="float" office:value="2527.509214" calcext:value-type="float">
            <text:p>2527,509214</text:p>
          </table:table-cell>
          <table:table-cell office:value-type="float" office:value="263172" calcext:value-type="float">
            <text:p>263172</text:p>
          </table:table-cell>
          <table:table-cell office:value-type="float" office:value="29" calcext:value-type="float">
            <text:p>29</text:p>
          </table:table-cell>
          <table:table-cell office:value-type="float" office:value="875.133967" calcext:value-type="float">
            <text:p>875,133967</text:p>
          </table:table-cell>
          <table:table-cell office:value-type="float" office:value="67381" calcext:value-type="float">
            <text:p>67381</text:p>
          </table:table-cell>
          <table:table-cell office:value-type="float" office:value="2417.616953" calcext:value-type="float">
            <text:p>2417,61695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db-fast-t</text:p>
          </table:table-cell>
          <table:table-cell office:value-type="float" office:value="1000" calcext:value-type="float">
            <text:p>1000</text:p>
          </table:table-cell>
          <table:table-cell office:value-type="float" office:value="54715" calcext:value-type="float">
            <text:p>54715</text:p>
          </table:table-cell>
          <table:table-cell office:value-type="float" office:value="189" calcext:value-type="float">
            <text:p>189</text:p>
          </table:table-cell>
          <table:table-cell office:value-type="float" office:value="1773.597962" calcext:value-type="float">
            <text:p>1773,597962</text:p>
          </table:table-cell>
          <table:table-cell office:value-type="float" office:value="12694" calcext:value-type="float">
            <text:p>12694</text:p>
          </table:table-cell>
          <table:table-cell office:value-type="float" office:value="672.260324" calcext:value-type="float">
            <text:p>672,260324</text:p>
          </table:table-cell>
          <table:table-cell office:value-type="float" office:value="69530" calcext:value-type="float">
            <text:p>69530</text:p>
          </table:table-cell>
          <table:table-cell office:value-type="float" office:value="122" calcext:value-type="float">
            <text:p>122</text:p>
          </table:table-cell>
          <table:table-cell office:value-type="float" office:value="1421.803968" calcext:value-type="float">
            <text:p>1421,803968</text:p>
          </table:table-cell>
          <table:table-cell office:value-type="float" office:value="49501" calcext:value-type="float">
            <text:p>49501</text:p>
          </table:table-cell>
          <table:table-cell office:value-type="float" office:value="876.717928" calcext:value-type="float">
            <text:p>876,71792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float" office:value="329826" calcext:value-type="float">
            <text:p>329826</text:p>
          </table:table-cell>
          <table:table-cell office:value-type="float" office:value="28" calcext:value-type="float">
            <text:p>28</text:p>
          </table:table-cell>
          <table:table-cell office:value-type="float" office:value="362.012319" calcext:value-type="float">
            <text:p>362,012319</text:p>
          </table:table-cell>
          <table:table-cell office:value-type="float" office:value="29781" calcext:value-type="float">
            <text:p>29781</text:p>
          </table:table-cell>
          <table:table-cell office:value-type="float" office:value="721.919409" calcext:value-type="float">
            <text:p>721,919409</text:p>
          </table:table-cell>
          <table:table-cell office:value-type="float" office:value="324628" calcext:value-type="float">
            <text:p>324628</text:p>
          </table:table-cell>
          <table:table-cell office:value-type="float" office:value="26" calcext:value-type="float">
            <text:p>26</text:p>
          </table:table-cell>
          <table:table-cell office:value-type="float" office:value="347.197805" calcext:value-type="float">
            <text:p>347,197805</text:p>
          </table:table-cell>
          <table:table-cell office:value-type="float" office:value="21298" calcext:value-type="float">
            <text:p>21298</text:p>
          </table:table-cell>
          <table:table-cell office:value-type="float" office:value="569.667007" calcext:value-type="float">
            <text:p>569,66700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db-fast-t</text:p>
          </table:table-cell>
          <table:table-cell office:value-type="float" office:value="2" calcext:value-type="float">
            <text:p>2</text:p>
          </table:table-cell>
          <table:table-cell office:value-type="float" office:value="74103" calcext:value-type="float">
            <text:p>74103</text:p>
          </table:table-cell>
          <table:table-cell office:value-type="float" office:value="207" calcext:value-type="float">
            <text:p>207</text:p>
          </table:table-cell>
          <table:table-cell office:value-type="float" office:value="1307.634594" calcext:value-type="float">
            <text:p>1307,634594</text:p>
          </table:table-cell>
          <table:table-cell office:value-type="float" office:value="7271" calcext:value-type="float">
            <text:p>7271</text:p>
          </table:table-cell>
          <table:table-cell office:value-type="float" office:value="403.312348" calcext:value-type="float">
            <text:p>403,312348</text:p>
          </table:table-cell>
          <table:table-cell office:value-type="float" office:value="82567" calcext:value-type="float">
            <text:p>82567</text:p>
          </table:table-cell>
          <table:table-cell office:value-type="float" office:value="124" calcext:value-type="float">
            <text:p>124</text:p>
          </table:table-cell>
          <table:table-cell office:value-type="float" office:value="1182.415394" calcext:value-type="float">
            <text:p>1182,415394</text:p>
          </table:table-cell>
          <table:table-cell office:value-type="float" office:value="18194" calcext:value-type="float">
            <text:p>18194</text:p>
          </table:table-cell>
          <table:table-cell office:value-type="float" office:value="581.212549" calcext:value-type="float">
            <text:p>581,21254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float" office:value="329713" calcext:value-type="float">
            <text:p>329713</text:p>
          </table:table-cell>
          <table:table-cell office:value-type="float" office:value="24" calcext:value-type="float">
            <text:p>24</text:p>
          </table:table-cell>
          <table:table-cell office:value-type="float" office:value="404.911981" calcext:value-type="float">
            <text:p>404,911981</text:p>
          </table:table-cell>
          <table:table-cell office:value-type="float" office:value="43139" calcext:value-type="float">
            <text:p>43139</text:p>
          </table:table-cell>
          <table:table-cell office:value-type="float" office:value="961.114038" calcext:value-type="float">
            <text:p>961,114038</text:p>
          </table:table-cell>
          <table:table-cell office:value-type="float" office:value="327854" calcext:value-type="float">
            <text:p>327854</text:p>
          </table:table-cell>
          <table:table-cell office:value-type="float" office:value="31" calcext:value-type="float">
            <text:p>31</text:p>
          </table:table-cell>
          <table:table-cell office:value-type="float" office:value="346.430748" calcext:value-type="float">
            <text:p>346,430748</text:p>
          </table:table-cell>
          <table:table-cell office:value-type="float" office:value="31249" calcext:value-type="float">
            <text:p>31249</text:p>
          </table:table-cell>
          <table:table-cell office:value-type="float" office:value="607.632853" calcext:value-type="float">
            <text:p>607,63285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db-fast-t</text:p>
          </table:table-cell>
          <table:table-cell office:value-type="float" office:value="8" calcext:value-type="float">
            <text:p>8</text:p>
          </table:table-cell>
          <table:table-cell office:value-type="float" office:value="74583" calcext:value-type="float">
            <text:p>74583</text:p>
          </table:table-cell>
          <table:table-cell office:value-type="float" office:value="194" calcext:value-type="float">
            <text:p>194</text:p>
          </table:table-cell>
          <table:table-cell office:value-type="float" office:value="1300.090952" calcext:value-type="float">
            <text:p>1300,090952</text:p>
          </table:table-cell>
          <table:table-cell office:value-type="float" office:value="7217" calcext:value-type="float">
            <text:p>7217</text:p>
          </table:table-cell>
          <table:table-cell office:value-type="float" office:value="403.82483" calcext:value-type="float">
            <text:p>403,82483</text:p>
          </table:table-cell>
          <table:table-cell office:value-type="float" office:value="82557" calcext:value-type="float">
            <text:p>82557</text:p>
          </table:table-cell>
          <table:table-cell office:value-type="float" office:value="145" calcext:value-type="float">
            <text:p>145</text:p>
          </table:table-cell>
          <table:table-cell office:value-type="float" office:value="1181.545404" calcext:value-type="float">
            <text:p>1181,545404</text:p>
          </table:table-cell>
          <table:table-cell office:value-type="float" office:value="21384" calcext:value-type="float">
            <text:p>21384</text:p>
          </table:table-cell>
          <table:table-cell office:value-type="float" office:value="597.580957" calcext:value-type="float">
            <text:p>597,58095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float" office:value="331655" calcext:value-type="float">
            <text:p>331655</text:p>
          </table:table-cell>
          <table:table-cell office:value-type="float" office:value="28" calcext:value-type="float">
            <text:p>28</text:p>
          </table:table-cell>
          <table:table-cell office:value-type="float" office:value="404.563497" calcext:value-type="float">
            <text:p>404,563497</text:p>
          </table:table-cell>
          <table:table-cell office:value-type="float" office:value="30043" calcext:value-type="float">
            <text:p>30043</text:p>
          </table:table-cell>
          <table:table-cell office:value-type="float" office:value="851.95091" calcext:value-type="float">
            <text:p>851,95091</text:p>
          </table:table-cell>
          <table:table-cell office:value-type="float" office:value="325464" calcext:value-type="float">
            <text:p>325464</text:p>
          </table:table-cell>
          <table:table-cell office:value-type="float" office:value="27" calcext:value-type="float">
            <text:p>27</text:p>
          </table:table-cell>
          <table:table-cell office:value-type="float" office:value="365.713401" calcext:value-type="float">
            <text:p>365,713401</text:p>
          </table:table-cell>
          <table:table-cell office:value-type="float" office:value="31037" calcext:value-type="float">
            <text:p>31037</text:p>
          </table:table-cell>
          <table:table-cell office:value-type="float" office:value="682.522665" calcext:value-type="float">
            <text:p>682,52266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db-fast-t</text:p>
          </table:table-cell>
          <table:table-cell office:value-type="float" office:value="16" calcext:value-type="float">
            <text:p>16</text:p>
          </table:table-cell>
          <table:table-cell office:value-type="float" office:value="74353" calcext:value-type="float">
            <text:p>74353</text:p>
          </table:table-cell>
          <table:table-cell office:value-type="float" office:value="216" calcext:value-type="float">
            <text:p>216</text:p>
          </table:table-cell>
          <table:table-cell office:value-type="float" office:value="1303.813863" calcext:value-type="float">
            <text:p>1303,813863</text:p>
          </table:table-cell>
          <table:table-cell office:value-type="float" office:value="7963" calcext:value-type="float">
            <text:p>7963</text:p>
          </table:table-cell>
          <table:table-cell office:value-type="float" office:value="401.132248" calcext:value-type="float">
            <text:p>401,132248</text:p>
          </table:table-cell>
          <table:table-cell office:value-type="float" office:value="83440" calcext:value-type="float">
            <text:p>83440</text:p>
          </table:table-cell>
          <table:table-cell office:value-type="float" office:value="158" calcext:value-type="float">
            <text:p>158</text:p>
          </table:table-cell>
          <table:table-cell office:value-type="float" office:value="1174.607874" calcext:value-type="float">
            <text:p>1174,607874</text:p>
          </table:table-cell>
          <table:table-cell office:value-type="float" office:value="14934" calcext:value-type="float">
            <text:p>14934</text:p>
          </table:table-cell>
          <table:table-cell office:value-type="float" office:value="582.365228" calcext:value-type="float">
            <text:p>582,36522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321386" calcext:value-type="float">
            <text:p>321386</text:p>
          </table:table-cell>
          <table:table-cell office:value-type="float" office:value="26" calcext:value-type="float">
            <text:p>26</text:p>
          </table:table-cell>
          <table:table-cell office:value-type="float" office:value="1122.392884" calcext:value-type="float">
            <text:p>1122,392884</text:p>
          </table:table-cell>
          <table:table-cell office:value-type="float" office:value="79828" calcext:value-type="float">
            <text:p>79828</text:p>
          </table:table-cell>
          <table:table-cell office:value-type="float" office:value="3560.395954" calcext:value-type="float">
            <text:p>3560,395954</text:p>
          </table:table-cell>
          <table:table-cell office:value-type="float" office:value="316543" calcext:value-type="float">
            <text:p>316543</text:p>
          </table:table-cell>
          <table:table-cell office:value-type="float" office:value="27" calcext:value-type="float">
            <text:p>27</text:p>
          </table:table-cell>
          <table:table-cell office:value-type="float" office:value="1034.464432" calcext:value-type="float">
            <text:p>1034,464432</text:p>
          </table:table-cell>
          <table:table-cell office:value-type="float" office:value="64818" calcext:value-type="float">
            <text:p>64818</text:p>
          </table:table-cell>
          <table:table-cell office:value-type="float" office:value="3170.196026" calcext:value-type="float">
            <text:p>3170,19602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db-fast-t</text:p>
          </table:table-cell>
          <table:table-cell office:value-type="float" office:value="100" calcext:value-type="float">
            <text:p>100</text:p>
          </table:table-cell>
          <table:table-cell office:value-type="float" office:value="58254" calcext:value-type="float">
            <text:p>58254</text:p>
          </table:table-cell>
          <table:table-cell office:value-type="float" office:value="186" calcext:value-type="float">
            <text:p>186</text:p>
          </table:table-cell>
          <table:table-cell office:value-type="float" office:value="1753.352931" calcext:value-type="float">
            <text:p>1753,352931</text:p>
          </table:table-cell>
          <table:table-cell office:value-type="float" office:value="36074" calcext:value-type="float">
            <text:p>36074</text:p>
          </table:table-cell>
          <table:table-cell office:value-type="float" office:value="1467.284759" calcext:value-type="float">
            <text:p>1467,284759</text:p>
          </table:table-cell>
          <table:table-cell office:value-type="float" office:value="80778" calcext:value-type="float">
            <text:p>80778</text:p>
          </table:table-cell>
          <table:table-cell office:value-type="float" office:value="114" calcext:value-type="float">
            <text:p>114</text:p>
          </table:table-cell>
          <table:table-cell office:value-type="float" office:value="1231.384831" calcext:value-type="float">
            <text:p>1231,384831</text:p>
          </table:table-cell>
          <table:table-cell office:value-type="float" office:value="44871" calcext:value-type="float">
            <text:p>44871</text:p>
          </table:table-cell>
          <table:table-cell office:value-type="float" office:value="832.5687" calcext:value-type="float">
            <text:p>832,568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324177" calcext:value-type="float">
            <text:p>324177</text:p>
          </table:table-cell>
          <table:table-cell office:value-type="float" office:value="24" calcext:value-type="float">
            <text:p>24</text:p>
          </table:table-cell>
          <table:table-cell office:value-type="float" office:value="914.015719" calcext:value-type="float">
            <text:p>914,015719</text:p>
          </table:table-cell>
          <table:table-cell office:value-type="float" office:value="52275" calcext:value-type="float">
            <text:p>52275</text:p>
          </table:table-cell>
          <table:table-cell office:value-type="float" office:value="2744.881643" calcext:value-type="float">
            <text:p>2744,881643</text:p>
          </table:table-cell>
          <table:table-cell office:value-type="float" office:value="317931" calcext:value-type="float">
            <text:p>317931</text:p>
          </table:table-cell>
          <table:table-cell office:value-type="float" office:value="25" calcext:value-type="float">
            <text:p>25</text:p>
          </table:table-cell>
          <table:table-cell office:value-type="float" office:value="984.197794" calcext:value-type="float">
            <text:p>984,197794</text:p>
          </table:table-cell>
          <table:table-cell office:value-type="float" office:value="64226" calcext:value-type="float">
            <text:p>64226</text:p>
          </table:table-cell>
          <table:table-cell office:value-type="float" office:value="3054.838859" calcext:value-type="float">
            <text:p>3054,83885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db-fast-t</text:p>
          </table:table-cell>
          <table:table-cell office:value-type="float" office:value="1000" calcext:value-type="float">
            <text:p>1000</text:p>
          </table:table-cell>
          <table:table-cell office:value-type="float" office:value="58359" calcext:value-type="float">
            <text:p>58359</text:p>
          </table:table-cell>
          <table:table-cell office:value-type="float" office:value="130" calcext:value-type="float">
            <text:p>130</text:p>
          </table:table-cell>
          <table:table-cell office:value-type="float" office:value="1666.035671" calcext:value-type="float">
            <text:p>1666,035671</text:p>
          </table:table-cell>
          <table:table-cell office:value-type="float" office:value="14666" calcext:value-type="float">
            <text:p>14666</text:p>
          </table:table-cell>
          <table:table-cell office:value-type="float" office:value="676.794202" calcext:value-type="float">
            <text:p>676,794202</text:p>
          </table:table-cell>
          <table:table-cell office:value-type="float" office:value="80706" calcext:value-type="float">
            <text:p>80706</text:p>
          </table:table-cell>
          <table:table-cell office:value-type="float" office:value="122" calcext:value-type="float">
            <text:p>122</text:p>
          </table:table-cell>
          <table:table-cell office:value-type="float" office:value="1252.335599" calcext:value-type="float">
            <text:p>1252,335599</text:p>
          </table:table-cell>
          <table:table-cell office:value-type="float" office:value="27863" calcext:value-type="float">
            <text:p>27863</text:p>
          </table:table-cell>
          <table:table-cell office:value-type="float" office:value="1011.604842" calcext:value-type="float">
            <text:p>1011,604842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primes</text:p>
          </table:table-cell>
          <table:table-cell office:value-type="float" office:value="0" calcext:value-type="float">
            <text:p>0</text:p>
          </table:table-cell>
          <table:table-cell office:value-type="float" office:value="186523" calcext:value-type="float">
            <text:p>186523</text:p>
          </table:table-cell>
          <table:table-cell office:value-type="float" office:value="56" calcext:value-type="float">
            <text:p>56</text:p>
          </table:table-cell>
          <table:table-cell office:value-type="float" office:value="858.943567" calcext:value-type="float">
            <text:p>858,943567</text:p>
          </table:table-cell>
          <table:table-cell office:value-type="float" office:value="48732" calcext:value-type="float">
            <text:p>48732</text:p>
          </table:table-cell>
          <table:table-cell office:value-type="float" office:value="1600.154099" calcext:value-type="float">
            <text:p>1600,154099</text:p>
          </table:table-cell>
          <table:table-cell office:value-type="float" office:value="183542" calcext:value-type="float">
            <text:p>183542</text:p>
          </table:table-cell>
          <table:table-cell office:value-type="float" office:value="62" calcext:value-type="float">
            <text:p>62</text:p>
          </table:table-cell>
          <table:table-cell office:value-type="float" office:value="740.655525" calcext:value-type="float">
            <text:p>740,655525</text:p>
          </table:table-cell>
          <table:table-cell office:value-type="float" office:value="27374" calcext:value-type="float">
            <text:p>27374</text:p>
          </table:table-cell>
          <table:table-cell office:value-type="float" office:value="1332.716578" calcext:value-type="float">
            <text:p>1332,716578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primes</text:p>
          </table:table-cell>
          <table:table-cell office:value-type="float" office:value="1" calcext:value-type="float">
            <text:p>1</text:p>
          </table:table-cell>
          <table:table-cell office:value-type="float" office:value="188818" calcext:value-type="float">
            <text:p>188818</text:p>
          </table:table-cell>
          <table:table-cell office:value-type="float" office:value="60" calcext:value-type="float">
            <text:p>60</text:p>
          </table:table-cell>
          <table:table-cell office:value-type="float" office:value="701.94431" calcext:value-type="float">
            <text:p>701,94431</text:p>
          </table:table-cell>
          <table:table-cell office:value-type="float" office:value="32518" calcext:value-type="float">
            <text:p>32518</text:p>
          </table:table-cell>
          <table:table-cell office:value-type="float" office:value="1283.98952" calcext:value-type="float">
            <text:p>1283,98952</text:p>
          </table:table-cell>
          <table:table-cell office:value-type="float" office:value="185634" calcext:value-type="float">
            <text:p>185634</text:p>
          </table:table-cell>
          <table:table-cell office:value-type="float" office:value="58" calcext:value-type="float">
            <text:p>58</text:p>
          </table:table-cell>
          <table:table-cell office:value-type="float" office:value="696.030272" calcext:value-type="float">
            <text:p>696,030272</text:p>
          </table:table-cell>
          <table:table-cell office:value-type="float" office:value="30184" calcext:value-type="float">
            <text:p>30184</text:p>
          </table:table-cell>
          <table:table-cell office:value-type="float" office:value="1256.078661" calcext:value-type="float">
            <text:p>1256,078661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primes</text:p>
          </table:table-cell>
          <table:table-cell office:value-type="float" office:value="5" calcext:value-type="float">
            <text:p>5</text:p>
          </table:table-cell>
          <table:table-cell office:value-type="float" office:value="188369" calcext:value-type="float">
            <text:p>188369</text:p>
          </table:table-cell>
          <table:table-cell office:value-type="float" office:value="61" calcext:value-type="float">
            <text:p>61</text:p>
          </table:table-cell>
          <table:table-cell office:value-type="float" office:value="797.301379" calcext:value-type="float">
            <text:p>797,301379</text:p>
          </table:table-cell>
          <table:table-cell office:value-type="float" office:value="34646" calcext:value-type="float">
            <text:p>34646</text:p>
          </table:table-cell>
          <table:table-cell office:value-type="float" office:value="1537.962021" calcext:value-type="float">
            <text:p>1537,962021</text:p>
          </table:table-cell>
          <table:table-cell office:value-type="float" office:value="184414" calcext:value-type="float">
            <text:p>184414</text:p>
          </table:table-cell>
          <table:table-cell office:value-type="float" office:value="58" calcext:value-type="float">
            <text:p>58</text:p>
          </table:table-cell>
          <table:table-cell office:value-type="float" office:value="762.715279" calcext:value-type="float">
            <text:p>762,715279</text:p>
          </table:table-cell>
          <table:table-cell office:value-type="float" office:value="29416" calcext:value-type="float">
            <text:p>29416</text:p>
          </table:table-cell>
          <table:table-cell office:value-type="float" office:value="1418.845187" calcext:value-type="float">
            <text:p>1418,845187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186177" calcext:value-type="float">
            <text:p>186177</text:p>
          </table:table-cell>
          <table:table-cell office:value-type="float" office:value="50" calcext:value-type="float">
            <text:p>50</text:p>
          </table:table-cell>
          <table:table-cell office:value-type="float" office:value="870.623536" calcext:value-type="float">
            <text:p>870,623536</text:p>
          </table:table-cell>
          <table:table-cell office:value-type="float" office:value="31660" calcext:value-type="float">
            <text:p>31660</text:p>
          </table:table-cell>
          <table:table-cell office:value-type="float" office:value="1678.210208" calcext:value-type="float">
            <text:p>1678,210208</text:p>
          </table:table-cell>
          <table:table-cell office:value-type="float" office:value="183492" calcext:value-type="float">
            <text:p>183492</text:p>
          </table:table-cell>
          <table:table-cell office:value-type="float" office:value="62" calcext:value-type="float">
            <text:p>62</text:p>
          </table:table-cell>
          <table:table-cell office:value-type="float" office:value="745.528951" calcext:value-type="float">
            <text:p>745,528951</text:p>
          </table:table-cell>
          <table:table-cell office:value-type="float" office:value="32241" calcext:value-type="float">
            <text:p>32241</text:p>
          </table:table-cell>
          <table:table-cell office:value-type="float" office:value="1368.116464" calcext:value-type="float">
            <text:p>1368,116464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primes</text:p>
          </table:table-cell>
          <table:table-cell office:value-type="float" office:value="100" calcext:value-type="float">
            <text:p>100</text:p>
          </table:table-cell>
          <table:table-cell office:value-type="float" office:value="161475" calcext:value-type="float">
            <text:p>161475</text:p>
          </table:table-cell>
          <table:table-cell office:value-type="float" office:value="57" calcext:value-type="float">
            <text:p>57</text:p>
          </table:table-cell>
          <table:table-cell office:value-type="float" office:value="686.019992" calcext:value-type="float">
            <text:p>686,019992</text:p>
          </table:table-cell>
          <table:table-cell office:value-type="float" office:value="30716" calcext:value-type="float">
            <text:p>30716</text:p>
          </table:table-cell>
          <table:table-cell office:value-type="float" office:value="934.818634" calcext:value-type="float">
            <text:p>934,818634</text:p>
          </table:table-cell>
          <table:table-cell office:value-type="float" office:value="158043" calcext:value-type="float">
            <text:p>158043</text:p>
          </table:table-cell>
          <table:table-cell office:value-type="float" office:value="53" calcext:value-type="float">
            <text:p>53</text:p>
          </table:table-cell>
          <table:table-cell office:value-type="float" office:value="808.432459" calcext:value-type="float">
            <text:p>808,432459</text:p>
          </table:table-cell>
          <table:table-cell office:value-type="float" office:value="33872" calcext:value-type="float">
            <text:p>33872</text:p>
          </table:table-cell>
          <table:table-cell office:value-type="float" office:value="1374.294984" calcext:value-type="float">
            <text:p>1374,294984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db-fast</text:p>
          </table:table-cell>
          <table:table-cell office:value-type="float" office:value="0" calcext:value-type="float">
            <text:p>0</text:p>
          </table:table-cell>
          <table:table-cell office:value-type="float" office:value="63325" calcext:value-type="float">
            <text:p>63325</text:p>
          </table:table-cell>
          <table:table-cell office:value-type="float" office:value="187" calcext:value-type="float">
            <text:p>187</text:p>
          </table:table-cell>
          <table:table-cell office:value-type="float" office:value="1520.634897" calcext:value-type="float">
            <text:p>1520,634897</text:p>
          </table:table-cell>
          <table:table-cell office:value-type="float" office:value="8549" calcext:value-type="float">
            <text:p>8549</text:p>
          </table:table-cell>
          <table:table-cell office:value-type="float" office:value="408.590173" calcext:value-type="float">
            <text:p>408,590173</text:p>
          </table:table-cell>
          <table:table-cell office:value-type="float" office:value="66417" calcext:value-type="float">
            <text:p>66417</text:p>
          </table:table-cell>
          <table:table-cell office:value-type="float" office:value="129" calcext:value-type="float">
            <text:p>129</text:p>
          </table:table-cell>
          <table:table-cell office:value-type="float" office:value="1468.212605" calcext:value-type="float">
            <text:p>1468,212605</text:p>
          </table:table-cell>
          <table:table-cell office:value-type="float" office:value="20229" calcext:value-type="float">
            <text:p>20229</text:p>
          </table:table-cell>
          <table:table-cell office:value-type="float" office:value="715.688224" calcext:value-type="float">
            <text:p>715,688224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db-fast</text:p>
          </table:table-cell>
          <table:table-cell office:value-type="float" office:value="1" calcext:value-type="float">
            <text:p>1</text:p>
          </table:table-cell>
          <table:table-cell office:value-type="float" office:value="63172" calcext:value-type="float">
            <text:p>63172</text:p>
          </table:table-cell>
          <table:table-cell office:value-type="float" office:value="181" calcext:value-type="float">
            <text:p>181</text:p>
          </table:table-cell>
          <table:table-cell office:value-type="float" office:value="1521.769758" calcext:value-type="float">
            <text:p>1521,769758</text:p>
          </table:table-cell>
          <table:table-cell office:value-type="float" office:value="7280" calcext:value-type="float">
            <text:p>7280</text:p>
          </table:table-cell>
          <table:table-cell office:value-type="float" office:value="382.420595" calcext:value-type="float">
            <text:p>382,420595</text:p>
          </table:table-cell>
          <table:table-cell office:value-type="float" office:value="66263" calcext:value-type="float">
            <text:p>66263</text:p>
          </table:table-cell>
          <table:table-cell office:value-type="float" office:value="160" calcext:value-type="float">
            <text:p>160</text:p>
          </table:table-cell>
          <table:table-cell office:value-type="float" office:value="1470.284568" calcext:value-type="float">
            <text:p>1470,284568</text:p>
          </table:table-cell>
          <table:table-cell office:value-type="float" office:value="21571" calcext:value-type="float">
            <text:p>21571</text:p>
          </table:table-cell>
          <table:table-cell office:value-type="float" office:value="693.334452" calcext:value-type="float">
            <text:p>693,334452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db-fast</text:p>
          </table:table-cell>
          <table:table-cell office:value-type="float" office:value="5" calcext:value-type="float">
            <text:p>5</text:p>
          </table:table-cell>
          <table:table-cell office:value-type="float" office:value="63558" calcext:value-type="float">
            <text:p>63558</text:p>
          </table:table-cell>
          <table:table-cell office:value-type="float" office:value="210" calcext:value-type="float">
            <text:p>210</text:p>
          </table:table-cell>
          <table:table-cell office:value-type="float" office:value="1517.028006" calcext:value-type="float">
            <text:p>1517,028006</text:p>
          </table:table-cell>
          <table:table-cell office:value-type="float" office:value="6849" calcext:value-type="float">
            <text:p>6849</text:p>
          </table:table-cell>
          <table:table-cell office:value-type="float" office:value="385.430373" calcext:value-type="float">
            <text:p>385,430373</text:p>
          </table:table-cell>
          <table:table-cell office:value-type="float" office:value="66282" calcext:value-type="float">
            <text:p>66282</text:p>
          </table:table-cell>
          <table:table-cell office:value-type="float" office:value="173" calcext:value-type="float">
            <text:p>173</text:p>
          </table:table-cell>
          <table:table-cell office:value-type="float" office:value="1467.207405" calcext:value-type="float">
            <text:p>1467,207405</text:p>
          </table:table-cell>
          <table:table-cell office:value-type="float" office:value="17007" calcext:value-type="float">
            <text:p>17007</text:p>
          </table:table-cell>
          <table:table-cell office:value-type="float" office:value="657.399565" calcext:value-type="float">
            <text:p>657,399565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db-fast</text:p>
          </table:table-cell>
          <table:table-cell office:value-type="float" office:value="10" calcext:value-type="float">
            <text:p>10</text:p>
          </table:table-cell>
          <table:table-cell office:value-type="float" office:value="63323" calcext:value-type="float">
            <text:p>63323</text:p>
          </table:table-cell>
          <table:table-cell office:value-type="float" office:value="170" calcext:value-type="float">
            <text:p>170</text:p>
          </table:table-cell>
          <table:table-cell office:value-type="float" office:value="1517.324265" calcext:value-type="float">
            <text:p>1517,324265</text:p>
          </table:table-cell>
          <table:table-cell office:value-type="float" office:value="7271" calcext:value-type="float">
            <text:p>7271</text:p>
          </table:table-cell>
          <table:table-cell office:value-type="float" office:value="383.95613" calcext:value-type="float">
            <text:p>383,95613</text:p>
          </table:table-cell>
          <table:table-cell office:value-type="float" office:value="66272" calcext:value-type="float">
            <text:p>66272</text:p>
          </table:table-cell>
          <table:table-cell office:value-type="float" office:value="160" calcext:value-type="float">
            <text:p>160</text:p>
          </table:table-cell>
          <table:table-cell office:value-type="float" office:value="1468.859411" calcext:value-type="float">
            <text:p>1468,859411</text:p>
          </table:table-cell>
          <table:table-cell office:value-type="float" office:value="19540" calcext:value-type="float">
            <text:p>19540</text:p>
          </table:table-cell>
          <table:table-cell office:value-type="float" office:value="691.89215" calcext:value-type="float">
            <text:p>691,89215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db-fast</text:p>
          </table:table-cell>
          <table:table-cell office:value-type="float" office:value="100" calcext:value-type="float">
            <text:p>100</text:p>
          </table:table-cell>
          <table:table-cell office:value-type="float" office:value="60132" calcext:value-type="float">
            <text:p>60132</text:p>
          </table:table-cell>
          <table:table-cell office:value-type="float" office:value="239" calcext:value-type="float">
            <text:p>239</text:p>
          </table:table-cell>
          <table:table-cell office:value-type="float" office:value="1600.815231" calcext:value-type="float">
            <text:p>1600,815231</text:p>
          </table:table-cell>
          <table:table-cell office:value-type="float" office:value="12955" calcext:value-type="float">
            <text:p>12955</text:p>
          </table:table-cell>
          <table:table-cell office:value-type="float" office:value="416.171503" calcext:value-type="float">
            <text:p>416,171503</text:p>
          </table:table-cell>
          <table:table-cell office:value-type="float" office:value="62500" calcext:value-type="float">
            <text:p>62500</text:p>
          </table:table-cell>
          <table:table-cell office:value-type="float" office:value="186" calcext:value-type="float">
            <text:p>186</text:p>
          </table:table-cell>
          <table:table-cell office:value-type="float" office:value="1541.121203" calcext:value-type="float">
            <text:p>1541,121203</text:p>
          </table:table-cell>
          <table:table-cell office:value-type="float" office:value="18667" calcext:value-type="float">
            <text:p>18667</text:p>
          </table:table-cell>
          <table:table-cell office:value-type="float" office:value="660.945846" calcext:value-type="float">
            <text:p>660,945846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db-s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03514" calcext:value-type="float">
            <text:p>3003514</text:p>
          </table:table-cell>
          <table:table-cell office:value-type="float" office:value="9224754.692568" calcext:value-type="float">
            <text:p>9224754,692568</text:p>
          </table:table-cell>
          <table:table-cell office:value-type="float" office:value="16006601" calcext:value-type="float">
            <text:p>16006601</text:p>
          </table:table-cell>
          <table:table-cell office:value-type="float" office:value="3469810.953176" calcext:value-type="float">
            <text:p>3469810,953176</text:p>
          </table:table-cell>
          <table:table-cell office:value-type="float" office:value="16" calcext:value-type="float">
            <text:p>16</text:p>
          </table:table-cell>
          <table:table-cell office:value-type="float" office:value="3002297" calcext:value-type="float">
            <text:p>3002297</text:p>
          </table:table-cell>
          <table:table-cell office:value-type="float" office:value="5493095.557114" calcext:value-type="float">
            <text:p>5493095,557114</text:p>
          </table:table-cell>
          <table:table-cell office:value-type="float" office:value="6008888" calcext:value-type="float">
            <text:p>6008888</text:p>
          </table:table-cell>
          <table:table-cell office:value-type="float" office:value="1126901.492147" calcext:value-type="float">
            <text:p>1126901,492147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db-slo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6473" calcext:value-type="float">
            <text:p>5006473</text:p>
          </table:table-cell>
          <table:table-cell office:value-type="float" office:value="9729859.120755" calcext:value-type="float">
            <text:p>9729859,120755</text:p>
          </table:table-cell>
          <table:table-cell office:value-type="float" office:value="17983212" calcext:value-type="float">
            <text:p>17983212</text:p>
          </table:table-cell>
          <table:table-cell office:value-type="float" office:value="3562500.576283" calcext:value-type="float">
            <text:p>3562500,576283</text:p>
          </table:table-cell>
          <table:table-cell office:value-type="float" office:value="16" calcext:value-type="float">
            <text:p>16</text:p>
          </table:table-cell>
          <table:table-cell office:value-type="float" office:value="3002878" calcext:value-type="float">
            <text:p>3002878</text:p>
          </table:table-cell>
          <table:table-cell office:value-type="float" office:value="5486736.044" calcext:value-type="float">
            <text:p>5486736,044</text:p>
          </table:table-cell>
          <table:table-cell office:value-type="float" office:value="6008472" calcext:value-type="float">
            <text:p>6008472</text:p>
          </table:table-cell>
          <table:table-cell office:value-type="float" office:value="1127920.02218" calcext:value-type="float">
            <text:p>1127920,02218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db-slow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02889" calcext:value-type="float">
            <text:p>3002889</text:p>
          </table:table-cell>
          <table:table-cell office:value-type="float" office:value="5481754.809237" calcext:value-type="float">
            <text:p>5481754,809237</text:p>
          </table:table-cell>
          <table:table-cell office:value-type="float" office:value="9003954" calcext:value-type="float">
            <text:p>9003954</text:p>
          </table:table-cell>
          <table:table-cell office:value-type="float" office:value="1305268.044226" calcext:value-type="float">
            <text:p>1305268,044226</text:p>
          </table:table-cell>
          <table:table-cell office:value-type="float" office:value="16" calcext:value-type="float">
            <text:p>16</text:p>
          </table:table-cell>
          <table:table-cell office:value-type="float" office:value="3002863" calcext:value-type="float">
            <text:p>3002863</text:p>
          </table:table-cell>
          <table:table-cell office:value-type="float" office:value="5485915.196" calcext:value-type="float">
            <text:p>5485915,196</text:p>
          </table:table-cell>
          <table:table-cell office:value-type="float" office:value="6008185" calcext:value-type="float">
            <text:p>6008185</text:p>
          </table:table-cell>
          <table:table-cell office:value-type="float" office:value="1127787.624224" calcext:value-type="float">
            <text:p>1127787,624224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db-slow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03349" calcext:value-type="float">
            <text:p>3003349</text:p>
          </table:table-cell>
          <table:table-cell office:value-type="float" office:value="6435612.753117" calcext:value-type="float">
            <text:p>6435612,753117</text:p>
          </table:table-cell>
          <table:table-cell office:value-type="float" office:value="11993220" calcext:value-type="float">
            <text:p>11993220</text:p>
          </table:table-cell>
          <table:table-cell office:value-type="float" office:value="2092300.716532" calcext:value-type="float">
            <text:p>2092300,716532</text:p>
          </table:table-cell>
          <table:table-cell office:value-type="float" office:value="16" calcext:value-type="float">
            <text:p>16</text:p>
          </table:table-cell>
          <table:table-cell office:value-type="float" office:value="3001437" calcext:value-type="float">
            <text:p>3001437</text:p>
          </table:table-cell>
          <table:table-cell office:value-type="float" office:value="5486341.934" calcext:value-type="float">
            <text:p>5486341,934</text:p>
          </table:table-cell>
          <table:table-cell office:value-type="float" office:value="6007524" calcext:value-type="float">
            <text:p>6007524</text:p>
          </table:table-cell>
          <table:table-cell office:value-type="float" office:value="1128895.961551" calcext:value-type="float">
            <text:p>1128895,961551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db-slow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001069" calcext:value-type="float">
            <text:p>3001069</text:p>
          </table:table-cell>
          <table:table-cell office:value-type="float" office:value="5388995.875252" calcext:value-type="float">
            <text:p>5388995,875252</text:p>
          </table:table-cell>
          <table:table-cell office:value-type="float" office:value="15017450" calcext:value-type="float">
            <text:p>15017450</text:p>
          </table:table-cell>
          <table:table-cell office:value-type="float" office:value="2309505.448915" calcext:value-type="float">
            <text:p>2309505,448915</text:p>
          </table:table-cell>
          <table:table-cell office:value-type="float" office:value="16" calcext:value-type="float">
            <text:p>16</text:p>
          </table:table-cell>
          <table:table-cell office:value-type="float" office:value="3002466" calcext:value-type="float">
            <text:p>3002466</text:p>
          </table:table-cell>
          <table:table-cell office:value-type="float" office:value="5474949.125" calcext:value-type="float">
            <text:p>5474949,125</text:p>
          </table:table-cell>
          <table:table-cell office:value-type="float" office:value="6008199" calcext:value-type="float">
            <text:p>6008199</text:p>
          </table:table-cell>
          <table:table-cell office:value-type="float" office:value="1141215.698729" calcext:value-type="float">
            <text:p>1141215,698729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primes</text:p>
          </table:table-cell>
          <table:table-cell office:value-type="float" office:value="0" calcext:value-type="float">
            <text:p>0</text:p>
          </table:table-cell>
          <table:table-cell office:value-type="float" office:value="208510" calcext:value-type="float">
            <text:p>208510</text:p>
          </table:table-cell>
          <table:table-cell office:value-type="float" office:value="56" calcext:value-type="float">
            <text:p>56</text:p>
          </table:table-cell>
          <table:table-cell office:value-type="float" office:value="758.780725" calcext:value-type="float">
            <text:p>758,780725</text:p>
          </table:table-cell>
          <table:table-cell office:value-type="float" office:value="36653" calcext:value-type="float">
            <text:p>36653</text:p>
          </table:table-cell>
          <table:table-cell office:value-type="float" office:value="1381.714097" calcext:value-type="float">
            <text:p>1381,714097</text:p>
          </table:table-cell>
          <table:table-cell office:value-type="float" office:value="203010" calcext:value-type="float">
            <text:p>203010</text:p>
          </table:table-cell>
          <table:table-cell office:value-type="float" office:value="51" calcext:value-type="float">
            <text:p>51</text:p>
          </table:table-cell>
          <table:table-cell office:value-type="float" office:value="687.95106" calcext:value-type="float">
            <text:p>687,95106</text:p>
          </table:table-cell>
          <table:table-cell office:value-type="float" office:value="29373" calcext:value-type="float">
            <text:p>29373</text:p>
          </table:table-cell>
          <table:table-cell office:value-type="float" office:value="1239.846286" calcext:value-type="float">
            <text:p>1239,846286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primes</text:p>
          </table:table-cell>
          <table:table-cell office:value-type="float" office:value="1" calcext:value-type="float">
            <text:p>1</text:p>
          </table:table-cell>
          <table:table-cell office:value-type="float" office:value="206390" calcext:value-type="float">
            <text:p>206390</text:p>
          </table:table-cell>
          <table:table-cell office:value-type="float" office:value="58" calcext:value-type="float">
            <text:p>58</text:p>
          </table:table-cell>
          <table:table-cell office:value-type="float" office:value="768.726761" calcext:value-type="float">
            <text:p>768,726761</text:p>
          </table:table-cell>
          <table:table-cell office:value-type="float" office:value="41040" calcext:value-type="float">
            <text:p>41040</text:p>
          </table:table-cell>
          <table:table-cell office:value-type="float" office:value="1441.152546" calcext:value-type="float">
            <text:p>1441,152546</text:p>
          </table:table-cell>
          <table:table-cell office:value-type="float" office:value="201937" calcext:value-type="float">
            <text:p>201937</text:p>
          </table:table-cell>
          <table:table-cell office:value-type="float" office:value="40" calcext:value-type="float">
            <text:p>40</text:p>
          </table:table-cell>
          <table:table-cell office:value-type="float" office:value="816.972096" calcext:value-type="float">
            <text:p>816,972096</text:p>
          </table:table-cell>
          <table:table-cell office:value-type="float" office:value="35568" calcext:value-type="float">
            <text:p>35568</text:p>
          </table:table-cell>
          <table:table-cell office:value-type="float" office:value="1547.984823" calcext:value-type="float">
            <text:p>1547,984823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primes</text:p>
          </table:table-cell>
          <table:table-cell office:value-type="float" office:value="5" calcext:value-type="float">
            <text:p>5</text:p>
          </table:table-cell>
          <table:table-cell office:value-type="float" office:value="204097" calcext:value-type="float">
            <text:p>204097</text:p>
          </table:table-cell>
          <table:table-cell office:value-type="float" office:value="56" calcext:value-type="float">
            <text:p>56</text:p>
          </table:table-cell>
          <table:table-cell office:value-type="float" office:value="596.002523" calcext:value-type="float">
            <text:p>596,002523</text:p>
          </table:table-cell>
          <table:table-cell office:value-type="float" office:value="27167" calcext:value-type="float">
            <text:p>27167</text:p>
          </table:table-cell>
          <table:table-cell office:value-type="float" office:value="985.914757" calcext:value-type="float">
            <text:p>985,914757</text:p>
          </table:table-cell>
          <table:table-cell office:value-type="float" office:value="200486" calcext:value-type="float">
            <text:p>200486</text:p>
          </table:table-cell>
          <table:table-cell office:value-type="float" office:value="46" calcext:value-type="float">
            <text:p>46</text:p>
          </table:table-cell>
          <table:table-cell office:value-type="float" office:value="624.222456" calcext:value-type="float">
            <text:p>624,222456</text:p>
          </table:table-cell>
          <table:table-cell office:value-type="float" office:value="27123" calcext:value-type="float">
            <text:p>27123</text:p>
          </table:table-cell>
          <table:table-cell office:value-type="float" office:value="1081.834816" calcext:value-type="float">
            <text:p>1081,834816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2644" calcext:value-type="float">
            <text:p>202644</text:p>
          </table:table-cell>
          <table:table-cell office:value-type="float" office:value="46" calcext:value-type="float">
            <text:p>46</text:p>
          </table:table-cell>
          <table:table-cell office:value-type="float" office:value="719.881917" calcext:value-type="float">
            <text:p>719,881917</text:p>
          </table:table-cell>
          <table:table-cell office:value-type="float" office:value="28727" calcext:value-type="float">
            <text:p>28727</text:p>
          </table:table-cell>
          <table:table-cell office:value-type="float" office:value="1349.850887" calcext:value-type="float">
            <text:p>1349,850887</text:p>
          </table:table-cell>
          <table:table-cell office:value-type="float" office:value="199423" calcext:value-type="float">
            <text:p>199423</text:p>
          </table:table-cell>
          <table:table-cell office:value-type="float" office:value="56" calcext:value-type="float">
            <text:p>56</text:p>
          </table:table-cell>
          <table:table-cell office:value-type="float" office:value="689.523534" calcext:value-type="float">
            <text:p>689,523534</text:p>
          </table:table-cell>
          <table:table-cell office:value-type="float" office:value="35753" calcext:value-type="float">
            <text:p>35753</text:p>
          </table:table-cell>
          <table:table-cell office:value-type="float" office:value="1295.618541" calcext:value-type="float">
            <text:p>1295,618541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primes</text:p>
          </table:table-cell>
          <table:table-cell office:value-type="float" office:value="100" calcext:value-type="float">
            <text:p>100</text:p>
          </table:table-cell>
          <table:table-cell office:value-type="float" office:value="171822" calcext:value-type="float">
            <text:p>171822</text:p>
          </table:table-cell>
          <table:table-cell office:value-type="float" office:value="51" calcext:value-type="float">
            <text:p>51</text:p>
          </table:table-cell>
          <table:table-cell office:value-type="float" office:value="736.890558" calcext:value-type="float">
            <text:p>736,890558</text:p>
          </table:table-cell>
          <table:table-cell office:value-type="float" office:value="27846" calcext:value-type="float">
            <text:p>27846</text:p>
          </table:table-cell>
          <table:table-cell office:value-type="float" office:value="1260.583501" calcext:value-type="float">
            <text:p>1260,583501</text:p>
          </table:table-cell>
          <table:table-cell office:value-type="float" office:value="169881" calcext:value-type="float">
            <text:p>169881</text:p>
          </table:table-cell>
          <table:table-cell office:value-type="float" office:value="71" calcext:value-type="float">
            <text:p>71</text:p>
          </table:table-cell>
          <table:table-cell office:value-type="float" office:value="667.593484" calcext:value-type="float">
            <text:p>667,593484</text:p>
          </table:table-cell>
          <table:table-cell office:value-type="float" office:value="28079" calcext:value-type="float">
            <text:p>28079</text:p>
          </table:table-cell>
          <table:table-cell office:value-type="float" office:value="979.09448" calcext:value-type="float">
            <text:p>979,09448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b-fast</text:p>
          </table:table-cell>
          <table:table-cell office:value-type="float" office:value="0" calcext:value-type="float">
            <text:p>0</text:p>
          </table:table-cell>
          <table:table-cell office:value-type="float" office:value="65540" calcext:value-type="float">
            <text:p>65540</text:p>
          </table:table-cell>
          <table:table-cell office:value-type="float" office:value="196" calcext:value-type="float">
            <text:p>196</text:p>
          </table:table-cell>
          <table:table-cell office:value-type="float" office:value="1470.840551" calcext:value-type="float">
            <text:p>1470,840551</text:p>
          </table:table-cell>
          <table:table-cell office:value-type="float" office:value="11071" calcext:value-type="float">
            <text:p>11071</text:p>
          </table:table-cell>
          <table:table-cell office:value-type="float" office:value="401.742943" calcext:value-type="float">
            <text:p>401,742943</text:p>
          </table:table-cell>
          <table:table-cell office:value-type="float" office:value="71629" calcext:value-type="float">
            <text:p>71629</text:p>
          </table:table-cell>
          <table:table-cell office:value-type="float" office:value="140" calcext:value-type="float">
            <text:p>140</text:p>
          </table:table-cell>
          <table:table-cell office:value-type="float" office:value="1361.834455" calcext:value-type="float">
            <text:p>1361,834455</text:p>
          </table:table-cell>
          <table:table-cell office:value-type="float" office:value="15314" calcext:value-type="float">
            <text:p>15314</text:p>
          </table:table-cell>
          <table:table-cell office:value-type="float" office:value="649.011613" calcext:value-type="float">
            <text:p>649,011613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b-fast</text:p>
          </table:table-cell>
          <table:table-cell office:value-type="float" office:value="1" calcext:value-type="float">
            <text:p>1</text:p>
          </table:table-cell>
          <table:table-cell office:value-type="float" office:value="65561" calcext:value-type="float">
            <text:p>65561</text:p>
          </table:table-cell>
          <table:table-cell office:value-type="float" office:value="192" calcext:value-type="float">
            <text:p>192</text:p>
          </table:table-cell>
          <table:table-cell office:value-type="float" office:value="1471.132566" calcext:value-type="float">
            <text:p>1471,132566</text:p>
          </table:table-cell>
          <table:table-cell office:value-type="float" office:value="10237" calcext:value-type="float">
            <text:p>10237</text:p>
          </table:table-cell>
          <table:table-cell office:value-type="float" office:value="399.254183" calcext:value-type="float">
            <text:p>399,254183</text:p>
          </table:table-cell>
          <table:table-cell office:value-type="float" office:value="70984" calcext:value-type="float">
            <text:p>70984</text:p>
          </table:table-cell>
          <table:table-cell office:value-type="float" office:value="176" calcext:value-type="float">
            <text:p>176</text:p>
          </table:table-cell>
          <table:table-cell office:value-type="float" office:value="1380.226958" calcext:value-type="float">
            <text:p>1380,226958</text:p>
          </table:table-cell>
          <table:table-cell office:value-type="float" office:value="17087" calcext:value-type="float">
            <text:p>17087</text:p>
          </table:table-cell>
          <table:table-cell office:value-type="float" office:value="699.781014" calcext:value-type="float">
            <text:p>699,781014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b-fast</text:p>
          </table:table-cell>
          <table:table-cell office:value-type="float" office:value="5" calcext:value-type="float">
            <text:p>5</text:p>
          </table:table-cell>
          <table:table-cell office:value-type="float" office:value="65964" calcext:value-type="float">
            <text:p>65964</text:p>
          </table:table-cell>
          <table:table-cell office:value-type="float" office:value="145" calcext:value-type="float">
            <text:p>145</text:p>
          </table:table-cell>
          <table:table-cell office:value-type="float" office:value="1458.371766" calcext:value-type="float">
            <text:p>1458,371766</text:p>
          </table:table-cell>
          <table:table-cell office:value-type="float" office:value="7420" calcext:value-type="float">
            <text:p>7420</text:p>
          </table:table-cell>
          <table:table-cell office:value-type="float" office:value="394.968186" calcext:value-type="float">
            <text:p>394,968186</text:p>
          </table:table-cell>
          <table:table-cell office:value-type="float" office:value="69805" calcext:value-type="float">
            <text:p>69805</text:p>
          </table:table-cell>
          <table:table-cell office:value-type="float" office:value="161" calcext:value-type="float">
            <text:p>161</text:p>
          </table:table-cell>
          <table:table-cell office:value-type="float" office:value="1417.941346" calcext:value-type="float">
            <text:p>1417,941346</text:p>
          </table:table-cell>
          <table:table-cell office:value-type="float" office:value="19363" calcext:value-type="float">
            <text:p>19363</text:p>
          </table:table-cell>
          <table:table-cell office:value-type="float" office:value="823.211795" calcext:value-type="float">
            <text:p>823,211795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b-fast</text:p>
          </table:table-cell>
          <table:table-cell office:value-type="float" office:value="10" calcext:value-type="float">
            <text:p>10</text:p>
          </table:table-cell>
          <table:table-cell office:value-type="float" office:value="65272" calcext:value-type="float">
            <text:p>65272</text:p>
          </table:table-cell>
          <table:table-cell office:value-type="float" office:value="150" calcext:value-type="float">
            <text:p>150</text:p>
          </table:table-cell>
          <table:table-cell office:value-type="float" office:value="1479.909308" calcext:value-type="float">
            <text:p>1479,909308</text:p>
          </table:table-cell>
          <table:table-cell office:value-type="float" office:value="10347" calcext:value-type="float">
            <text:p>10347</text:p>
          </table:table-cell>
          <table:table-cell office:value-type="float" office:value="452.727679" calcext:value-type="float">
            <text:p>452,727679</text:p>
          </table:table-cell>
          <table:table-cell office:value-type="float" office:value="71295" calcext:value-type="float">
            <text:p>71295</text:p>
          </table:table-cell>
          <table:table-cell office:value-type="float" office:value="157" calcext:value-type="float">
            <text:p>157</text:p>
          </table:table-cell>
          <table:table-cell office:value-type="float" office:value="1370.295666" calcext:value-type="float">
            <text:p>1370,295666</text:p>
          </table:table-cell>
          <table:table-cell office:value-type="float" office:value="17085" calcext:value-type="float">
            <text:p>17085</text:p>
          </table:table-cell>
          <table:table-cell office:value-type="float" office:value="661.129117" calcext:value-type="float">
            <text:p>661,129117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b-fast</text:p>
          </table:table-cell>
          <table:table-cell office:value-type="float" office:value="100" calcext:value-type="float">
            <text:p>100</text:p>
          </table:table-cell>
          <table:table-cell office:value-type="float" office:value="62279" calcext:value-type="float">
            <text:p>62279</text:p>
          </table:table-cell>
          <table:table-cell office:value-type="float" office:value="160" calcext:value-type="float">
            <text:p>160</text:p>
          </table:table-cell>
          <table:table-cell office:value-type="float" office:value="1543.90558" calcext:value-type="float">
            <text:p>1543,90558</text:p>
          </table:table-cell>
          <table:table-cell office:value-type="float" office:value="7984" calcext:value-type="float">
            <text:p>7984</text:p>
          </table:table-cell>
          <table:table-cell office:value-type="float" office:value="399.372922" calcext:value-type="float">
            <text:p>399,372922</text:p>
          </table:table-cell>
          <table:table-cell office:value-type="float" office:value="67429" calcext:value-type="float">
            <text:p>67429</text:p>
          </table:table-cell>
          <table:table-cell office:value-type="float" office:value="194" calcext:value-type="float">
            <text:p>194</text:p>
          </table:table-cell>
          <table:table-cell office:value-type="float" office:value="1448.510438" calcext:value-type="float">
            <text:p>1448,510438</text:p>
          </table:table-cell>
          <table:table-cell office:value-type="float" office:value="16687" calcext:value-type="float">
            <text:p>16687</text:p>
          </table:table-cell>
          <table:table-cell office:value-type="float" office:value="670.133133" calcext:value-type="float">
            <text:p>670,133133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b-slow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15980" calcext:value-type="float">
            <text:p>3015980</text:p>
          </table:table-cell>
          <table:table-cell office:value-type="float" office:value="6225872.856818" calcext:value-type="float">
            <text:p>6225872,856818</text:p>
          </table:table-cell>
          <table:table-cell office:value-type="float" office:value="11980629" calcext:value-type="float">
            <text:p>11980629</text:p>
          </table:table-cell>
          <table:table-cell office:value-type="float" office:value="1858938.744655" calcext:value-type="float">
            <text:p>1858938,744655</text:p>
          </table:table-cell>
          <table:table-cell office:value-type="float" office:value="16" calcext:value-type="float">
            <text:p>16</text:p>
          </table:table-cell>
          <table:table-cell office:value-type="float" office:value="3002489" calcext:value-type="float">
            <text:p>3002489</text:p>
          </table:table-cell>
          <table:table-cell office:value-type="float" office:value="5486872.228" calcext:value-type="float">
            <text:p>5486872,228</text:p>
          </table:table-cell>
          <table:table-cell office:value-type="float" office:value="6007868" calcext:value-type="float">
            <text:p>6007868</text:p>
          </table:table-cell>
          <table:table-cell office:value-type="float" office:value="1129268.289744" calcext:value-type="float">
            <text:p>1129268,289744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b-slo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01051" calcext:value-type="float">
            <text:p>3001051</text:p>
          </table:table-cell>
          <table:table-cell office:value-type="float" office:value="5310704.327309" calcext:value-type="float">
            <text:p>5310704,327309</text:p>
          </table:table-cell>
          <table:table-cell office:value-type="float" office:value="15015889" calcext:value-type="float">
            <text:p>15015889</text:p>
          </table:table-cell>
          <table:table-cell office:value-type="float" office:value="2025783.462862" calcext:value-type="float">
            <text:p>2025783,462862</text:p>
          </table:table-cell>
          <table:table-cell office:value-type="float" office:value="15" calcext:value-type="float">
            <text:p>15</text:p>
          </table:table-cell>
          <table:table-cell office:value-type="float" office:value="3003216" calcext:value-type="float">
            <text:p>3003216</text:p>
          </table:table-cell>
          <table:table-cell office:value-type="float" office:value="5457394.854077" calcext:value-type="float">
            <text:p>5457394,854077</text:p>
          </table:table-cell>
          <table:table-cell office:value-type="float" office:value="6007856" calcext:value-type="float">
            <text:p>6007856</text:p>
          </table:table-cell>
          <table:table-cell office:value-type="float" office:value="1156300.448423" calcext:value-type="float">
            <text:p>1156300,448423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b-slow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02833" calcext:value-type="float">
            <text:p>3002833</text:p>
          </table:table-cell>
          <table:table-cell office:value-type="float" office:value="5949481.819565" calcext:value-type="float">
            <text:p>5949481,819565</text:p>
          </table:table-cell>
          <table:table-cell office:value-type="float" office:value="9471882" calcext:value-type="float">
            <text:p>9471882</text:p>
          </table:table-cell>
          <table:table-cell office:value-type="float" office:value="1424477.745823" calcext:value-type="float">
            <text:p>1424477,745823</text:p>
          </table:table-cell>
          <table:table-cell office:value-type="float" office:value="15" calcext:value-type="float">
            <text:p>15</text:p>
          </table:table-cell>
          <table:table-cell office:value-type="float" office:value="3003323" calcext:value-type="float">
            <text:p>3003323</text:p>
          </table:table-cell>
          <table:table-cell office:value-type="float" office:value="5473819.594538" calcext:value-type="float">
            <text:p>5473819,594538</text:p>
          </table:table-cell>
          <table:table-cell office:value-type="float" office:value="6008094" calcext:value-type="float">
            <text:p>6008094</text:p>
          </table:table-cell>
          <table:table-cell office:value-type="float" office:value="1141635.402661" calcext:value-type="float">
            <text:p>1141635,402661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b-slo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53802" calcext:value-type="float">
            <text:p>3853802</text:p>
          </table:table-cell>
          <table:table-cell office:value-type="float" office:value="8182056.95283" calcext:value-type="float">
            <text:p>8182056,95283</text:p>
          </table:table-cell>
          <table:table-cell office:value-type="float" office:value="12008633" calcext:value-type="float">
            <text:p>12008633</text:p>
          </table:table-cell>
          <table:table-cell office:value-type="float" office:value="2761077.268067" calcext:value-type="float">
            <text:p>2761077,268067</text:p>
          </table:table-cell>
          <table:table-cell office:value-type="float" office:value="16" calcext:value-type="float">
            <text:p>16</text:p>
          </table:table-cell>
          <table:table-cell office:value-type="float" office:value="3001354" calcext:value-type="float">
            <text:p>3001354</text:p>
          </table:table-cell>
          <table:table-cell office:value-type="float" office:value="5487310.018" calcext:value-type="float">
            <text:p>5487310,018</text:p>
          </table:table-cell>
          <table:table-cell office:value-type="float" office:value="6008897" calcext:value-type="float">
            <text:p>6008897</text:p>
          </table:table-cell>
          <table:table-cell office:value-type="float" office:value="1129998.300874" calcext:value-type="float">
            <text:p>1129998,300874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b-slow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001799" calcext:value-type="float">
            <text:p>3001799</text:p>
          </table:table-cell>
          <table:table-cell office:value-type="float" office:value="5863315.222222" calcext:value-type="float">
            <text:p>5863315,222222</text:p>
          </table:table-cell>
          <table:table-cell office:value-type="float" office:value="11476452" calcext:value-type="float">
            <text:p>11476452</text:p>
          </table:table-cell>
          <table:table-cell office:value-type="float" office:value="1799864.925235" calcext:value-type="float">
            <text:p>1799864,925235</text:p>
          </table:table-cell>
          <table:table-cell office:value-type="float" office:value="16" calcext:value-type="float">
            <text:p>16</text:p>
          </table:table-cell>
          <table:table-cell office:value-type="float" office:value="3001805" calcext:value-type="float">
            <text:p>3001805</text:p>
          </table:table-cell>
          <table:table-cell office:value-type="float" office:value="5486677.48" calcext:value-type="float">
            <text:p>5486677,48</text:p>
          </table:table-cell>
          <table:table-cell office:value-type="float" office:value="6007937" calcext:value-type="float">
            <text:p>6007937</text:p>
          </table:table-cell>
          <table:table-cell office:value-type="float" office:value="1129134.998588" calcext:value-type="float">
            <text:p>1129134,99858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primes</text:p>
          </table:table-cell>
          <table:table-cell office:value-type="float" office:value="0" calcext:value-type="float">
            <text:p>0</text:p>
          </table:table-cell>
          <table:table-cell office:value-type="float" office:value="204264" calcext:value-type="float">
            <text:p>204264</text:p>
          </table:table-cell>
          <table:table-cell office:value-type="float" office:value="48" calcext:value-type="float">
            <text:p>48</text:p>
          </table:table-cell>
          <table:table-cell office:value-type="float" office:value="789.682544" calcext:value-type="float">
            <text:p>789,682544</text:p>
          </table:table-cell>
          <table:table-cell office:value-type="float" office:value="37715" calcext:value-type="float">
            <text:p>37715</text:p>
          </table:table-cell>
          <table:table-cell office:value-type="float" office:value="1514.043321" calcext:value-type="float">
            <text:p>1514,043321</text:p>
          </table:table-cell>
          <table:table-cell office:value-type="float" office:value="197752" calcext:value-type="float">
            <text:p>197752</text:p>
          </table:table-cell>
          <table:table-cell office:value-type="float" office:value="49" calcext:value-type="float">
            <text:p>49</text:p>
          </table:table-cell>
          <table:table-cell office:value-type="float" office:value="667.705066" calcext:value-type="float">
            <text:p>667,705066</text:p>
          </table:table-cell>
          <table:table-cell office:value-type="float" office:value="29308" calcext:value-type="float">
            <text:p>29308</text:p>
          </table:table-cell>
          <table:table-cell office:value-type="float" office:value="1155.055481" calcext:value-type="float">
            <text:p>1155,05548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primes</text:p>
          </table:table-cell>
          <table:table-cell office:value-type="float" office:value="1" calcext:value-type="float">
            <text:p>1</text:p>
          </table:table-cell>
          <table:table-cell office:value-type="float" office:value="200577" calcext:value-type="float">
            <text:p>200577</text:p>
          </table:table-cell>
          <table:table-cell office:value-type="float" office:value="49" calcext:value-type="float">
            <text:p>49</text:p>
          </table:table-cell>
          <table:table-cell office:value-type="float" office:value="721.656265" calcext:value-type="float">
            <text:p>721,656265</text:p>
          </table:table-cell>
          <table:table-cell office:value-type="float" office:value="30186" calcext:value-type="float">
            <text:p>30186</text:p>
          </table:table-cell>
          <table:table-cell office:value-type="float" office:value="1345.919792" calcext:value-type="float">
            <text:p>1345,919792</text:p>
          </table:table-cell>
          <table:table-cell office:value-type="float" office:value="196267" calcext:value-type="float">
            <text:p>196267</text:p>
          </table:table-cell>
          <table:table-cell office:value-type="float" office:value="52" calcext:value-type="float">
            <text:p>52</text:p>
          </table:table-cell>
          <table:table-cell office:value-type="float" office:value="671.064641" calcext:value-type="float">
            <text:p>671,064641</text:p>
          </table:table-cell>
          <table:table-cell office:value-type="float" office:value="39796" calcext:value-type="float">
            <text:p>39796</text:p>
          </table:table-cell>
          <table:table-cell office:value-type="float" office:value="1196.134069" calcext:value-type="float">
            <text:p>1196,134069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primes</text:p>
          </table:table-cell>
          <table:table-cell office:value-type="float" office:value="5" calcext:value-type="float">
            <text:p>5</text:p>
          </table:table-cell>
          <table:table-cell office:value-type="float" office:value="199007" calcext:value-type="float">
            <text:p>199007</text:p>
          </table:table-cell>
          <table:table-cell office:value-type="float" office:value="53" calcext:value-type="float">
            <text:p>53</text:p>
          </table:table-cell>
          <table:table-cell office:value-type="float" office:value="718.754325" calcext:value-type="float">
            <text:p>718,754325</text:p>
          </table:table-cell>
          <table:table-cell office:value-type="float" office:value="30894" calcext:value-type="float">
            <text:p>30894</text:p>
          </table:table-cell>
          <table:table-cell office:value-type="float" office:value="1335.47052" calcext:value-type="float">
            <text:p>1335,47052</text:p>
          </table:table-cell>
          <table:table-cell office:value-type="float" office:value="196447" calcext:value-type="float">
            <text:p>196447</text:p>
          </table:table-cell>
          <table:table-cell office:value-type="float" office:value="35" calcext:value-type="float">
            <text:p>35</text:p>
          </table:table-cell>
          <table:table-cell office:value-type="float" office:value="723.378161" calcext:value-type="float">
            <text:p>723,378161</text:p>
          </table:table-cell>
          <table:table-cell office:value-type="float" office:value="30505" calcext:value-type="float">
            <text:p>30505</text:p>
          </table:table-cell>
          <table:table-cell office:value-type="float" office:value="1357.385258" calcext:value-type="float">
            <text:p>1357,38525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198994" calcext:value-type="float">
            <text:p>198994</text:p>
          </table:table-cell>
          <table:table-cell office:value-type="float" office:value="46" calcext:value-type="float">
            <text:p>46</text:p>
          </table:table-cell>
          <table:table-cell office:value-type="float" office:value="813.432491" calcext:value-type="float">
            <text:p>813,432491</text:p>
          </table:table-cell>
          <table:table-cell office:value-type="float" office:value="28821" calcext:value-type="float">
            <text:p>28821</text:p>
          </table:table-cell>
          <table:table-cell office:value-type="float" office:value="1511.621999" calcext:value-type="float">
            <text:p>1511,621999</text:p>
          </table:table-cell>
          <table:table-cell office:value-type="float" office:value="195180" calcext:value-type="float">
            <text:p>195180</text:p>
          </table:table-cell>
          <table:table-cell office:value-type="float" office:value="56" calcext:value-type="float">
            <text:p>56</text:p>
          </table:table-cell>
          <table:table-cell office:value-type="float" office:value="897.322047" calcext:value-type="float">
            <text:p>897,322047</text:p>
          </table:table-cell>
          <table:table-cell office:value-type="float" office:value="38025" calcext:value-type="float">
            <text:p>38025</text:p>
          </table:table-cell>
          <table:table-cell office:value-type="float" office:value="1690.78774" calcext:value-type="float">
            <text:p>1690,7877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primes</text:p>
          </table:table-cell>
          <table:table-cell office:value-type="float" office:value="100" calcext:value-type="float">
            <text:p>100</text:p>
          </table:table-cell>
          <table:table-cell office:value-type="float" office:value="169093" calcext:value-type="float">
            <text:p>169093</text:p>
          </table:table-cell>
          <table:table-cell office:value-type="float" office:value="56" calcext:value-type="float">
            <text:p>56</text:p>
          </table:table-cell>
          <table:table-cell office:value-type="float" office:value="1081.488557" calcext:value-type="float">
            <text:p>1081,488557</text:p>
          </table:table-cell>
          <table:table-cell office:value-type="float" office:value="33321" calcext:value-type="float">
            <text:p>33321</text:p>
          </table:table-cell>
          <table:table-cell office:value-type="float" office:value="1902.622743" calcext:value-type="float">
            <text:p>1902,622743</text:p>
          </table:table-cell>
          <table:table-cell office:value-type="float" office:value="166429" calcext:value-type="float">
            <text:p>166429</text:p>
          </table:table-cell>
          <table:table-cell office:value-type="float" office:value="68" calcext:value-type="float">
            <text:p>68</text:p>
          </table:table-cell>
          <table:table-cell office:value-type="float" office:value="1125.85793" calcext:value-type="float">
            <text:p>1125,85793</text:p>
          </table:table-cell>
          <table:table-cell office:value-type="float" office:value="41181" calcext:value-type="float">
            <text:p>41181</text:p>
          </table:table-cell>
          <table:table-cell office:value-type="float" office:value="2006.197764" calcext:value-type="float">
            <text:p>2006,19776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db-fast</text:p>
          </table:table-cell>
          <table:table-cell office:value-type="float" office:value="0" calcext:value-type="float">
            <text:p>0</text:p>
          </table:table-cell>
          <table:table-cell office:value-type="float" office:value="66012" calcext:value-type="float">
            <text:p>66012</text:p>
          </table:table-cell>
          <table:table-cell office:value-type="float" office:value="218" calcext:value-type="float">
            <text:p>218</text:p>
          </table:table-cell>
          <table:table-cell office:value-type="float" office:value="1462.971352" calcext:value-type="float">
            <text:p>1462,971352</text:p>
          </table:table-cell>
          <table:table-cell office:value-type="float" office:value="8126" calcext:value-type="float">
            <text:p>8126</text:p>
          </table:table-cell>
          <table:table-cell office:value-type="float" office:value="419.153604" calcext:value-type="float">
            <text:p>419,153604</text:p>
          </table:table-cell>
          <table:table-cell office:value-type="float" office:value="69664" calcext:value-type="float">
            <text:p>69664</text:p>
          </table:table-cell>
          <table:table-cell office:value-type="float" office:value="172" calcext:value-type="float">
            <text:p>172</text:p>
          </table:table-cell>
          <table:table-cell office:value-type="float" office:value="1393.975241" calcext:value-type="float">
            <text:p>1393,975241</text:p>
          </table:table-cell>
          <table:table-cell office:value-type="float" office:value="15852" calcext:value-type="float">
            <text:p>15852</text:p>
          </table:table-cell>
          <table:table-cell office:value-type="float" office:value="610.74328" calcext:value-type="float">
            <text:p>610,7432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db-fast</text:p>
          </table:table-cell>
          <table:table-cell office:value-type="float" office:value="1" calcext:value-type="float">
            <text:p>1</text:p>
          </table:table-cell>
          <table:table-cell office:value-type="float" office:value="64848" calcext:value-type="float">
            <text:p>64848</text:p>
          </table:table-cell>
          <table:table-cell office:value-type="float" office:value="158" calcext:value-type="float">
            <text:p>158</text:p>
          </table:table-cell>
          <table:table-cell office:value-type="float" office:value="1484.669839" calcext:value-type="float">
            <text:p>1484,669839</text:p>
          </table:table-cell>
          <table:table-cell office:value-type="float" office:value="6878" calcext:value-type="float">
            <text:p>6878</text:p>
          </table:table-cell>
          <table:table-cell office:value-type="float" office:value="405.360064" calcext:value-type="float">
            <text:p>405,360064</text:p>
          </table:table-cell>
          <table:table-cell office:value-type="float" office:value="69808" calcext:value-type="float">
            <text:p>69808</text:p>
          </table:table-cell>
          <table:table-cell office:value-type="float" office:value="145" calcext:value-type="float">
            <text:p>145</text:p>
          </table:table-cell>
          <table:table-cell office:value-type="float" office:value="1398.439942" calcext:value-type="float">
            <text:p>1398,439942</text:p>
          </table:table-cell>
          <table:table-cell office:value-type="float" office:value="16061" calcext:value-type="float">
            <text:p>16061</text:p>
          </table:table-cell>
          <table:table-cell office:value-type="float" office:value="677.245877" calcext:value-type="float">
            <text:p>677,24587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db-fast</text:p>
          </table:table-cell>
          <table:table-cell office:value-type="float" office:value="5" calcext:value-type="float">
            <text:p>5</text:p>
          </table:table-cell>
          <table:table-cell office:value-type="float" office:value="63871" calcext:value-type="float">
            <text:p>63871</text:p>
          </table:table-cell>
          <table:table-cell office:value-type="float" office:value="123" calcext:value-type="float">
            <text:p>123</text:p>
          </table:table-cell>
          <table:table-cell office:value-type="float" office:value="1506.186636" calcext:value-type="float">
            <text:p>1506,186636</text:p>
          </table:table-cell>
          <table:table-cell office:value-type="float" office:value="7083" calcext:value-type="float">
            <text:p>7083</text:p>
          </table:table-cell>
          <table:table-cell office:value-type="float" office:value="405.860153" calcext:value-type="float">
            <text:p>405,860153</text:p>
          </table:table-cell>
          <table:table-cell office:value-type="float" office:value="70078" calcext:value-type="float">
            <text:p>70078</text:p>
          </table:table-cell>
          <table:table-cell office:value-type="float" office:value="176" calcext:value-type="float">
            <text:p>176</text:p>
          </table:table-cell>
          <table:table-cell office:value-type="float" office:value="1384.124724" calcext:value-type="float">
            <text:p>1384,124724</text:p>
          </table:table-cell>
          <table:table-cell office:value-type="float" office:value="16820" calcext:value-type="float">
            <text:p>16820</text:p>
          </table:table-cell>
          <table:table-cell office:value-type="float" office:value="598.383472" calcext:value-type="float">
            <text:p>598,383472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db-fast</text:p>
          </table:table-cell>
          <table:table-cell office:value-type="float" office:value="10" calcext:value-type="float">
            <text:p>10</text:p>
          </table:table-cell>
          <table:table-cell office:value-type="float" office:value="64434" calcext:value-type="float">
            <text:p>64434</text:p>
          </table:table-cell>
          <table:table-cell office:value-type="float" office:value="163" calcext:value-type="float">
            <text:p>163</text:p>
          </table:table-cell>
          <table:table-cell office:value-type="float" office:value="1495.237808" calcext:value-type="float">
            <text:p>1495,237808</text:p>
          </table:table-cell>
          <table:table-cell office:value-type="float" office:value="7107" calcext:value-type="float">
            <text:p>7107</text:p>
          </table:table-cell>
          <table:table-cell office:value-type="float" office:value="407.729347" calcext:value-type="float">
            <text:p>407,729347</text:p>
          </table:table-cell>
          <table:table-cell office:value-type="float" office:value="69984" calcext:value-type="float">
            <text:p>69984</text:p>
          </table:table-cell>
          <table:table-cell office:value-type="float" office:value="164" calcext:value-type="float">
            <text:p>164</text:p>
          </table:table-cell>
          <table:table-cell office:value-type="float" office:value="1383.824763" calcext:value-type="float">
            <text:p>1383,824763</text:p>
          </table:table-cell>
          <table:table-cell office:value-type="float" office:value="19970" calcext:value-type="float">
            <text:p>19970</text:p>
          </table:table-cell>
          <table:table-cell office:value-type="float" office:value="603.394727" calcext:value-type="float">
            <text:p>603,39472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db-fast</text:p>
          </table:table-cell>
          <table:table-cell office:value-type="float" office:value="100" calcext:value-type="float">
            <text:p>100</text:p>
          </table:table-cell>
          <table:table-cell office:value-type="float" office:value="61023" calcext:value-type="float">
            <text:p>61023</text:p>
          </table:table-cell>
          <table:table-cell office:value-type="float" office:value="231" calcext:value-type="float">
            <text:p>231</text:p>
          </table:table-cell>
          <table:table-cell office:value-type="float" office:value="1581.066758" calcext:value-type="float">
            <text:p>1581,066758</text:p>
          </table:table-cell>
          <table:table-cell office:value-type="float" office:value="12175" calcext:value-type="float">
            <text:p>12175</text:p>
          </table:table-cell>
          <table:table-cell office:value-type="float" office:value="431.247193" calcext:value-type="float">
            <text:p>431,247193</text:p>
          </table:table-cell>
          <table:table-cell office:value-type="float" office:value="65743" calcext:value-type="float">
            <text:p>65743</text:p>
          </table:table-cell>
          <table:table-cell office:value-type="float" office:value="154" calcext:value-type="float">
            <text:p>154</text:p>
          </table:table-cell>
          <table:table-cell office:value-type="float" office:value="1466.762955" calcext:value-type="float">
            <text:p>1466,762955</text:p>
          </table:table-cell>
          <table:table-cell office:value-type="float" office:value="16391" calcext:value-type="float">
            <text:p>16391</text:p>
          </table:table-cell>
          <table:table-cell office:value-type="float" office:value="628.859343" calcext:value-type="float">
            <text:p>628,85934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db-slow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003747" calcext:value-type="float">
            <text:p>3003747</text:p>
          </table:table-cell>
          <table:table-cell office:value-type="float" office:value="6931314.34264" calcext:value-type="float">
            <text:p>6931314,34264</text:p>
          </table:table-cell>
          <table:table-cell office:value-type="float" office:value="14974074" calcext:value-type="float">
            <text:p>14974074</text:p>
          </table:table-cell>
          <table:table-cell office:value-type="float" office:value="2573115.720688" calcext:value-type="float">
            <text:p>2573115,720688</text:p>
          </table:table-cell>
          <table:table-cell office:value-type="float" office:value="16" calcext:value-type="float">
            <text:p>16</text:p>
          </table:table-cell>
          <table:table-cell office:value-type="float" office:value="3002697" calcext:value-type="float">
            <text:p>3002697</text:p>
          </table:table-cell>
          <table:table-cell office:value-type="float" office:value="5486716.418" calcext:value-type="float">
            <text:p>5486716,418</text:p>
          </table:table-cell>
          <table:table-cell office:value-type="float" office:value="6007380" calcext:value-type="float">
            <text:p>6007380</text:p>
          </table:table-cell>
          <table:table-cell office:value-type="float" office:value="1129777.788188" calcext:value-type="float">
            <text:p>1129777,78818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db-slo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01560" calcext:value-type="float">
            <text:p>3001560</text:p>
          </table:table-cell>
          <table:table-cell office:value-type="float" office:value="5577143.480249" calcext:value-type="float">
            <text:p>5577143,480249</text:p>
          </table:table-cell>
          <table:table-cell office:value-type="float" office:value="12012123" calcext:value-type="float">
            <text:p>12012123</text:p>
          </table:table-cell>
          <table:table-cell office:value-type="float" office:value="1211996.688338" calcext:value-type="float">
            <text:p>1211996,688338</text:p>
          </table:table-cell>
          <table:table-cell office:value-type="float" office:value="16" calcext:value-type="float">
            <text:p>16</text:p>
          </table:table-cell>
          <table:table-cell office:value-type="float" office:value="3002716" calcext:value-type="float">
            <text:p>3002716</text:p>
          </table:table-cell>
          <table:table-cell office:value-type="float" office:value="5496805.7249" calcext:value-type="float">
            <text:p>5496805,7249</text:p>
          </table:table-cell>
          <table:table-cell office:value-type="float" office:value="6007899" calcext:value-type="float">
            <text:p>6007899</text:p>
          </table:table-cell>
          <table:table-cell office:value-type="float" office:value="1121156.644073" calcext:value-type="float">
            <text:p>1121156,64407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db-slow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03488" calcext:value-type="float">
            <text:p>3003488</text:p>
          </table:table-cell>
          <table:table-cell office:value-type="float" office:value="6353138.307329" calcext:value-type="float">
            <text:p>6353138,307329</text:p>
          </table:table-cell>
          <table:table-cell office:value-type="float" office:value="11975469" calcext:value-type="float">
            <text:p>11975469</text:p>
          </table:table-cell>
          <table:table-cell office:value-type="float" office:value="2055979.872892" calcext:value-type="float">
            <text:p>2055979,872892</text:p>
          </table:table-cell>
          <table:table-cell office:value-type="float" office:value="16" calcext:value-type="float">
            <text:p>16</text:p>
          </table:table-cell>
          <table:table-cell office:value-type="float" office:value="3001411" calcext:value-type="float">
            <text:p>3001411</text:p>
          </table:table-cell>
          <table:table-cell office:value-type="float" office:value="5486931.934" calcext:value-type="float">
            <text:p>5486931,934</text:p>
          </table:table-cell>
          <table:table-cell office:value-type="float" office:value="6008366" calcext:value-type="float">
            <text:p>6008366</text:p>
          </table:table-cell>
          <table:table-cell office:value-type="float" office:value="1129743.909052" calcext:value-type="float">
            <text:p>1129743,909052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db-slow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02583" calcext:value-type="float">
            <text:p>3002583</text:p>
          </table:table-cell>
          <table:table-cell office:value-type="float" office:value="5609165.665298" calcext:value-type="float">
            <text:p>5609165,665298</text:p>
          </table:table-cell>
          <table:table-cell office:value-type="float" office:value="9010101" calcext:value-type="float">
            <text:p>9010101</text:p>
          </table:table-cell>
          <table:table-cell office:value-type="float" office:value="1377758.843972" calcext:value-type="float">
            <text:p>1377758,843972</text:p>
          </table:table-cell>
          <table:table-cell office:value-type="float" office:value="16" calcext:value-type="float">
            <text:p>16</text:p>
          </table:table-cell>
          <table:table-cell office:value-type="float" office:value="3001579" calcext:value-type="float">
            <text:p>3001579</text:p>
          </table:table-cell>
          <table:table-cell office:value-type="float" office:value="5486559.806" calcext:value-type="float">
            <text:p>5486559,806</text:p>
          </table:table-cell>
          <table:table-cell office:value-type="float" office:value="6008293" calcext:value-type="float">
            <text:p>6008293</text:p>
          </table:table-cell>
          <table:table-cell office:value-type="float" office:value="1129226.017111" calcext:value-type="float">
            <text:p>1129226,01711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db-slow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001796" calcext:value-type="float">
            <text:p>3001796</text:p>
          </table:table-cell>
          <table:table-cell office:value-type="float" office:value="5682021.328542" calcext:value-type="float">
            <text:p>5682021,328542</text:p>
          </table:table-cell>
          <table:table-cell office:value-type="float" office:value="9007429" calcext:value-type="float">
            <text:p>9007429</text:p>
          </table:table-cell>
          <table:table-cell office:value-type="float" office:value="1624534.369712" calcext:value-type="float">
            <text:p>1624534,369712</text:p>
          </table:table-cell>
          <table:table-cell office:value-type="float" office:value="16" calcext:value-type="float">
            <text:p>16</text:p>
          </table:table-cell>
          <table:table-cell office:value-type="float" office:value="3001705" calcext:value-type="float">
            <text:p>3001705</text:p>
          </table:table-cell>
          <table:table-cell office:value-type="float" office:value="5485962.924" calcext:value-type="float">
            <text:p>5485962,924</text:p>
          </table:table-cell>
          <table:table-cell office:value-type="float" office:value="6008318" calcext:value-type="float">
            <text:p>6008318</text:p>
          </table:table-cell>
          <table:table-cell office:value-type="float" office:value="1128342.908833" calcext:value-type="float">
            <text:p>1128342,908833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primes</text:p>
          </table:table-cell>
          <table:table-cell office:value-type="float" office:value="0" calcext:value-type="float">
            <text:p>0</text:p>
          </table:table-cell>
          <table:table-cell office:value-type="float" office:value="248093" calcext:value-type="float">
            <text:p>248093</text:p>
          </table:table-cell>
          <table:table-cell office:value-type="float" office:value="47" calcext:value-type="float">
            <text:p>47</text:p>
          </table:table-cell>
          <table:table-cell office:value-type="float" office:value="589.81814" calcext:value-type="float">
            <text:p>589,81814</text:p>
          </table:table-cell>
          <table:table-cell office:value-type="float" office:value="56387" calcext:value-type="float">
            <text:p>56387</text:p>
          </table:table-cell>
          <table:table-cell office:value-type="float" office:value="1171.887688" calcext:value-type="float">
            <text:p>1171,887688</text:p>
          </table:table-cell>
          <table:table-cell office:value-type="float" office:value="245842" calcext:value-type="float">
            <text:p>245842</text:p>
          </table:table-cell>
          <table:table-cell office:value-type="float" office:value="34" calcext:value-type="float">
            <text:p>34</text:p>
          </table:table-cell>
          <table:table-cell office:value-type="float" office:value="530.990164" calcext:value-type="float">
            <text:p>530,990164</text:p>
          </table:table-cell>
          <table:table-cell office:value-type="float" office:value="29854" calcext:value-type="float">
            <text:p>29854</text:p>
          </table:table-cell>
          <table:table-cell office:value-type="float" office:value="923.026899" calcext:value-type="float">
            <text:p>923,026899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primes</text:p>
          </table:table-cell>
          <table:table-cell office:value-type="float" office:value="1" calcext:value-type="float">
            <text:p>1</text:p>
          </table:table-cell>
          <table:table-cell office:value-type="float" office:value="249041" calcext:value-type="float">
            <text:p>249041</text:p>
          </table:table-cell>
          <table:table-cell office:value-type="float" office:value="29" calcext:value-type="float">
            <text:p>29</text:p>
          </table:table-cell>
          <table:table-cell office:value-type="float" office:value="507.90097" calcext:value-type="float">
            <text:p>507,90097</text:p>
          </table:table-cell>
          <table:table-cell office:value-type="float" office:value="21389" calcext:value-type="float">
            <text:p>21389</text:p>
          </table:table-cell>
          <table:table-cell office:value-type="float" office:value="869.174019" calcext:value-type="float">
            <text:p>869,174019</text:p>
          </table:table-cell>
          <table:table-cell office:value-type="float" office:value="244232" calcext:value-type="float">
            <text:p>244232</text:p>
          </table:table-cell>
          <table:table-cell office:value-type="float" office:value="37" calcext:value-type="float">
            <text:p>37</text:p>
          </table:table-cell>
          <table:table-cell office:value-type="float" office:value="464.651252" calcext:value-type="float">
            <text:p>464,651252</text:p>
          </table:table-cell>
          <table:table-cell office:value-type="float" office:value="27725" calcext:value-type="float">
            <text:p>27725</text:p>
          </table:table-cell>
          <table:table-cell office:value-type="float" office:value="679.897898" calcext:value-type="float">
            <text:p>679,897898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primes</text:p>
          </table:table-cell>
          <table:table-cell office:value-type="float" office:value="5" calcext:value-type="float">
            <text:p>5</text:p>
          </table:table-cell>
          <table:table-cell office:value-type="float" office:value="248068" calcext:value-type="float">
            <text:p>248068</text:p>
          </table:table-cell>
          <table:table-cell office:value-type="float" office:value="38" calcext:value-type="float">
            <text:p>38</text:p>
          </table:table-cell>
          <table:table-cell office:value-type="float" office:value="497.06203" calcext:value-type="float">
            <text:p>497,06203</text:p>
          </table:table-cell>
          <table:table-cell office:value-type="float" office:value="29856" calcext:value-type="float">
            <text:p>29856</text:p>
          </table:table-cell>
          <table:table-cell office:value-type="float" office:value="835.850225" calcext:value-type="float">
            <text:p>835,850225</text:p>
          </table:table-cell>
          <table:table-cell office:value-type="float" office:value="243070" calcext:value-type="float">
            <text:p>243070</text:p>
          </table:table-cell>
          <table:table-cell office:value-type="float" office:value="44" calcext:value-type="float">
            <text:p>44</text:p>
          </table:table-cell>
          <table:table-cell office:value-type="float" office:value="508.243594" calcext:value-type="float">
            <text:p>508,243594</text:p>
          </table:table-cell>
          <table:table-cell office:value-type="float" office:value="24603" calcext:value-type="float">
            <text:p>24603</text:p>
          </table:table-cell>
          <table:table-cell office:value-type="float" office:value="893.867233" calcext:value-type="float">
            <text:p>893,867233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45636" calcext:value-type="float">
            <text:p>245636</text:p>
          </table:table-cell>
          <table:table-cell office:value-type="float" office:value="30" calcext:value-type="float">
            <text:p>30</text:p>
          </table:table-cell>
          <table:table-cell office:value-type="float" office:value="487.631226" calcext:value-type="float">
            <text:p>487,631226</text:p>
          </table:table-cell>
          <table:table-cell office:value-type="float" office:value="34399" calcext:value-type="float">
            <text:p>34399</text:p>
          </table:table-cell>
          <table:table-cell office:value-type="float" office:value="789.177029" calcext:value-type="float">
            <text:p>789,177029</text:p>
          </table:table-cell>
          <table:table-cell office:value-type="float" office:value="242115" calcext:value-type="float">
            <text:p>242115</text:p>
          </table:table-cell>
          <table:table-cell office:value-type="float" office:value="48" calcext:value-type="float">
            <text:p>48</text:p>
          </table:table-cell>
          <table:table-cell office:value-type="float" office:value="490.632845" calcext:value-type="float">
            <text:p>490,632845</text:p>
          </table:table-cell>
          <table:table-cell office:value-type="float" office:value="27903" calcext:value-type="float">
            <text:p>27903</text:p>
          </table:table-cell>
          <table:table-cell office:value-type="float" office:value="812.677686" calcext:value-type="float">
            <text:p>812,677686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primes</text:p>
          </table:table-cell>
          <table:table-cell office:value-type="float" office:value="100" calcext:value-type="float">
            <text:p>100</text:p>
          </table:table-cell>
          <table:table-cell office:value-type="float" office:value="202080" calcext:value-type="float">
            <text:p>202080</text:p>
          </table:table-cell>
          <table:table-cell office:value-type="float" office:value="46" calcext:value-type="float">
            <text:p>46</text:p>
          </table:table-cell>
          <table:table-cell office:value-type="float" office:value="544.670627" calcext:value-type="float">
            <text:p>544,670627</text:p>
          </table:table-cell>
          <table:table-cell office:value-type="float" office:value="24839" calcext:value-type="float">
            <text:p>24839</text:p>
          </table:table-cell>
          <table:table-cell office:value-type="float" office:value="759.218655" calcext:value-type="float">
            <text:p>759,218655</text:p>
          </table:table-cell>
          <table:table-cell office:value-type="float" office:value="199667" calcext:value-type="float">
            <text:p>199667</text:p>
          </table:table-cell>
          <table:table-cell office:value-type="float" office:value="56" calcext:value-type="float">
            <text:p>56</text:p>
          </table:table-cell>
          <table:table-cell office:value-type="float" office:value="588.116457" calcext:value-type="float">
            <text:p>588,116457</text:p>
          </table:table-cell>
          <table:table-cell office:value-type="float" office:value="27412" calcext:value-type="float">
            <text:p>27412</text:p>
          </table:table-cell>
          <table:table-cell office:value-type="float" office:value="944.61124" calcext:value-type="float">
            <text:p>944,61124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db-fast</text:p>
          </table:table-cell>
          <table:table-cell office:value-type="float" office:value="0" calcext:value-type="float">
            <text:p>0</text:p>
          </table:table-cell>
          <table:table-cell office:value-type="float" office:value="72406" calcext:value-type="float">
            <text:p>72406</text:p>
          </table:table-cell>
          <table:table-cell office:value-type="float" office:value="154" calcext:value-type="float">
            <text:p>154</text:p>
          </table:table-cell>
          <table:table-cell office:value-type="float" office:value="1334.657034" calcext:value-type="float">
            <text:p>1334,657034</text:p>
          </table:table-cell>
          <table:table-cell office:value-type="float" office:value="6724" calcext:value-type="float">
            <text:p>6724</text:p>
          </table:table-cell>
          <table:table-cell office:value-type="float" office:value="380.774359" calcext:value-type="float">
            <text:p>380,774359</text:p>
          </table:table-cell>
          <table:table-cell office:value-type="float" office:value="81786" calcext:value-type="float">
            <text:p>81786</text:p>
          </table:table-cell>
          <table:table-cell office:value-type="float" office:value="134" calcext:value-type="float">
            <text:p>134</text:p>
          </table:table-cell>
          <table:table-cell office:value-type="float" office:value="1195.63179" calcext:value-type="float">
            <text:p>1195,63179</text:p>
          </table:table-cell>
          <table:table-cell office:value-type="float" office:value="16940" calcext:value-type="float">
            <text:p>16940</text:p>
          </table:table-cell>
          <table:table-cell office:value-type="float" office:value="591.698692" calcext:value-type="float">
            <text:p>591,698692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db-fast</text:p>
          </table:table-cell>
          <table:table-cell office:value-type="float" office:value="1" calcext:value-type="float">
            <text:p>1</text:p>
          </table:table-cell>
          <table:table-cell office:value-type="float" office:value="73180" calcext:value-type="float">
            <text:p>73180</text:p>
          </table:table-cell>
          <table:table-cell office:value-type="float" office:value="159" calcext:value-type="float">
            <text:p>159</text:p>
          </table:table-cell>
          <table:table-cell office:value-type="float" office:value="1320.341994" calcext:value-type="float">
            <text:p>1320,341994</text:p>
          </table:table-cell>
          <table:table-cell office:value-type="float" office:value="8099" calcext:value-type="float">
            <text:p>8099</text:p>
          </table:table-cell>
          <table:table-cell office:value-type="float" office:value="394.89794" calcext:value-type="float">
            <text:p>394,89794</text:p>
          </table:table-cell>
          <table:table-cell office:value-type="float" office:value="81449" calcext:value-type="float">
            <text:p>81449</text:p>
          </table:table-cell>
          <table:table-cell office:value-type="float" office:value="143" calcext:value-type="float">
            <text:p>143</text:p>
          </table:table-cell>
          <table:table-cell office:value-type="float" office:value="1201.712406" calcext:value-type="float">
            <text:p>1201,712406</text:p>
          </table:table-cell>
          <table:table-cell office:value-type="float" office:value="20290" calcext:value-type="float">
            <text:p>20290</text:p>
          </table:table-cell>
          <table:table-cell office:value-type="float" office:value="587.183763" calcext:value-type="float">
            <text:p>587,183763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db-fast</text:p>
          </table:table-cell>
          <table:table-cell office:value-type="float" office:value="5" calcext:value-type="float">
            <text:p>5</text:p>
          </table:table-cell>
          <table:table-cell office:value-type="float" office:value="72554" calcext:value-type="float">
            <text:p>72554</text:p>
          </table:table-cell>
          <table:table-cell office:value-type="float" office:value="162" calcext:value-type="float">
            <text:p>162</text:p>
          </table:table-cell>
          <table:table-cell office:value-type="float" office:value="1331.137408" calcext:value-type="float">
            <text:p>1331,137408</text:p>
          </table:table-cell>
          <table:table-cell office:value-type="float" office:value="7233" calcext:value-type="float">
            <text:p>7233</text:p>
          </table:table-cell>
          <table:table-cell office:value-type="float" office:value="394.424618" calcext:value-type="float">
            <text:p>394,424618</text:p>
          </table:table-cell>
          <table:table-cell office:value-type="float" office:value="81588" calcext:value-type="float">
            <text:p>81588</text:p>
          </table:table-cell>
          <table:table-cell office:value-type="float" office:value="129" calcext:value-type="float">
            <text:p>129</text:p>
          </table:table-cell>
          <table:table-cell office:value-type="float" office:value="1198.079668" calcext:value-type="float">
            <text:p>1198,079668</text:p>
          </table:table-cell>
          <table:table-cell office:value-type="float" office:value="15493" calcext:value-type="float">
            <text:p>15493</text:p>
          </table:table-cell>
          <table:table-cell office:value-type="float" office:value="597.000999" calcext:value-type="float">
            <text:p>597,000999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db-fast</text:p>
          </table:table-cell>
          <table:table-cell office:value-type="float" office:value="10" calcext:value-type="float">
            <text:p>10</text:p>
          </table:table-cell>
          <table:table-cell office:value-type="float" office:value="71984" calcext:value-type="float">
            <text:p>71984</text:p>
          </table:table-cell>
          <table:table-cell office:value-type="float" office:value="133" calcext:value-type="float">
            <text:p>133</text:p>
          </table:table-cell>
          <table:table-cell office:value-type="float" office:value="1339.61391" calcext:value-type="float">
            <text:p>1339,61391</text:p>
          </table:table-cell>
          <table:table-cell office:value-type="float" office:value="6775" calcext:value-type="float">
            <text:p>6775</text:p>
          </table:table-cell>
          <table:table-cell office:value-type="float" office:value="387.229401" calcext:value-type="float">
            <text:p>387,229401</text:p>
          </table:table-cell>
          <table:table-cell office:value-type="float" office:value="81425" calcext:value-type="float">
            <text:p>81425</text:p>
          </table:table-cell>
          <table:table-cell office:value-type="float" office:value="143" calcext:value-type="float">
            <text:p>143</text:p>
          </table:table-cell>
          <table:table-cell office:value-type="float" office:value="1202.683749" calcext:value-type="float">
            <text:p>1202,683749</text:p>
          </table:table-cell>
          <table:table-cell office:value-type="float" office:value="15735" calcext:value-type="float">
            <text:p>15735</text:p>
          </table:table-cell>
          <table:table-cell office:value-type="float" office:value="597.554391" calcext:value-type="float">
            <text:p>597,554391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db-fast</text:p>
          </table:table-cell>
          <table:table-cell office:value-type="float" office:value="100" calcext:value-type="float">
            <text:p>100</text:p>
          </table:table-cell>
          <table:table-cell office:value-type="float" office:value="70431" calcext:value-type="float">
            <text:p>70431</text:p>
          </table:table-cell>
          <table:table-cell office:value-type="float" office:value="211" calcext:value-type="float">
            <text:p>211</text:p>
          </table:table-cell>
          <table:table-cell office:value-type="float" office:value="1371.341832" calcext:value-type="float">
            <text:p>1371,341832</text:p>
          </table:table-cell>
          <table:table-cell office:value-type="float" office:value="6798" calcext:value-type="float">
            <text:p>6798</text:p>
          </table:table-cell>
          <table:table-cell office:value-type="float" office:value="382.729111" calcext:value-type="float">
            <text:p>382,729111</text:p>
          </table:table-cell>
          <table:table-cell office:value-type="float" office:value="75757" calcext:value-type="float">
            <text:p>75757</text:p>
          </table:table-cell>
          <table:table-cell office:value-type="float" office:value="177" calcext:value-type="float">
            <text:p>177</text:p>
          </table:table-cell>
          <table:table-cell office:value-type="float" office:value="1288.483803" calcext:value-type="float">
            <text:p>1288,483803</text:p>
          </table:table-cell>
          <table:table-cell office:value-type="float" office:value="19500" calcext:value-type="float">
            <text:p>19500</text:p>
          </table:table-cell>
          <table:table-cell office:value-type="float" office:value="608.201827" calcext:value-type="float">
            <text:p>608,201827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db-slo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2772" calcext:value-type="float">
            <text:p>3002772</text:p>
          </table:table-cell>
          <table:table-cell office:value-type="float" office:value="7755583.432024" calcext:value-type="float">
            <text:p>7755583,432024</text:p>
          </table:table-cell>
          <table:table-cell office:value-type="float" office:value="12011623" calcext:value-type="float">
            <text:p>12011623</text:p>
          </table:table-cell>
          <table:table-cell office:value-type="float" office:value="2570382.16401" calcext:value-type="float">
            <text:p>2570382,16401</text:p>
          </table:table-cell>
          <table:table-cell office:value-type="float" office:value="15" calcext:value-type="float">
            <text:p>15</text:p>
          </table:table-cell>
          <table:table-cell office:value-type="float" office:value="3002580" calcext:value-type="float">
            <text:p>3002580</text:p>
          </table:table-cell>
          <table:table-cell office:value-type="float" office:value="5463086.538627" calcext:value-type="float">
            <text:p>5463086,538627</text:p>
          </table:table-cell>
          <table:table-cell office:value-type="float" office:value="6007687" calcext:value-type="float">
            <text:p>6007687</text:p>
          </table:table-cell>
          <table:table-cell office:value-type="float" office:value="1149619.057633" calcext:value-type="float">
            <text:p>1149619,057633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db-slo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163376" calcext:value-type="float">
            <text:p>4163376</text:p>
          </table:table-cell>
          <table:table-cell office:value-type="float" office:value="7554419.362881" calcext:value-type="float">
            <text:p>7554419,362881</text:p>
          </table:table-cell>
          <table:table-cell office:value-type="float" office:value="14990999" calcext:value-type="float">
            <text:p>14990999</text:p>
          </table:table-cell>
          <table:table-cell office:value-type="float" office:value="2451775.477155" calcext:value-type="float">
            <text:p>2451775,477155</text:p>
          </table:table-cell>
          <table:table-cell office:value-type="float" office:value="16" calcext:value-type="float">
            <text:p>16</text:p>
          </table:table-cell>
          <table:table-cell office:value-type="float" office:value="3001598" calcext:value-type="float">
            <text:p>3001598</text:p>
          </table:table-cell>
          <table:table-cell office:value-type="float" office:value="5487017.248" calcext:value-type="float">
            <text:p>5487017,248</text:p>
          </table:table-cell>
          <table:table-cell office:value-type="float" office:value="6007849" calcext:value-type="float">
            <text:p>6007849</text:p>
          </table:table-cell>
          <table:table-cell office:value-type="float" office:value="1130035.430848" calcext:value-type="float">
            <text:p>1130035,430848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db-slow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002856" calcext:value-type="float">
            <text:p>3002856</text:p>
          </table:table-cell>
          <table:table-cell office:value-type="float" office:value="7413075.374648" calcext:value-type="float">
            <text:p>7413075,374648</text:p>
          </table:table-cell>
          <table:table-cell office:value-type="float" office:value="14993172" calcext:value-type="float">
            <text:p>14993172</text:p>
          </table:table-cell>
          <table:table-cell office:value-type="float" office:value="2794985.606701" calcext:value-type="float">
            <text:p>2794985,606701</text:p>
          </table:table-cell>
          <table:table-cell office:value-type="float" office:value="16" calcext:value-type="float">
            <text:p>16</text:p>
          </table:table-cell>
          <table:table-cell office:value-type="float" office:value="3002966" calcext:value-type="float">
            <text:p>3002966</text:p>
          </table:table-cell>
          <table:table-cell office:value-type="float" office:value="5492450.93988" calcext:value-type="float">
            <text:p>5492450,93988</text:p>
          </table:table-cell>
          <table:table-cell office:value-type="float" office:value="6006768" calcext:value-type="float">
            <text:p>6006768</text:p>
          </table:table-cell>
          <table:table-cell office:value-type="float" office:value="1124406.527472" calcext:value-type="float">
            <text:p>1124406,527472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db-slow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01502" calcext:value-type="float">
            <text:p>3001502</text:p>
          </table:table-cell>
          <table:table-cell office:value-type="float" office:value="5470831.234469" calcext:value-type="float">
            <text:p>5470831,234469</text:p>
          </table:table-cell>
          <table:table-cell office:value-type="float" office:value="12012335" calcext:value-type="float">
            <text:p>12012335</text:p>
          </table:table-cell>
          <table:table-cell office:value-type="float" office:value="1900517.031597" calcext:value-type="float">
            <text:p>1900517,031597</text:p>
          </table:table-cell>
          <table:table-cell office:value-type="float" office:value="16" calcext:value-type="float">
            <text:p>16</text:p>
          </table:table-cell>
          <table:table-cell office:value-type="float" office:value="3003483" calcext:value-type="float">
            <text:p>3003483</text:p>
          </table:table-cell>
          <table:table-cell office:value-type="float" office:value="5491894.156313" calcext:value-type="float">
            <text:p>5491894,156313</text:p>
          </table:table-cell>
          <table:table-cell office:value-type="float" office:value="6008326" calcext:value-type="float">
            <text:p>6008326</text:p>
          </table:table-cell>
          <table:table-cell office:value-type="float" office:value="1121536.287294" calcext:value-type="float">
            <text:p>1121536,287294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db-slow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000993" calcext:value-type="float">
            <text:p>3000993</text:p>
          </table:table-cell>
          <table:table-cell office:value-type="float" office:value="5426746.795181" calcext:value-type="float">
            <text:p>5426746,795181</text:p>
          </table:table-cell>
          <table:table-cell office:value-type="float" office:value="18017213" calcext:value-type="float">
            <text:p>18017213</text:p>
          </table:table-cell>
          <table:table-cell office:value-type="float" office:value="1988236.145552" calcext:value-type="float">
            <text:p>1988236,145552</text:p>
          </table:table-cell>
          <table:table-cell office:value-type="float" office:value="16" calcext:value-type="float">
            <text:p>16</text:p>
          </table:table-cell>
          <table:table-cell office:value-type="float" office:value="3000775" calcext:value-type="float">
            <text:p>3000775</text:p>
          </table:table-cell>
          <table:table-cell office:value-type="float" office:value="5488043.916" calcext:value-type="float">
            <text:p>5488043,916</text:p>
          </table:table-cell>
          <table:table-cell office:value-type="float" office:value="6007957" calcext:value-type="float">
            <text:p>6007957</text:p>
          </table:table-cell>
          <table:table-cell office:value-type="float" office:value="1128974.80408" calcext:value-type="float">
            <text:p>1128974,80408</text:p>
          </table:table-cell>
        </table:table-row>
      </table:table>
      <table:table table:name="threads-get" table:style-name="ta1">
        <table:shapes>
          <draw:frame draw:z-index="0" draw:style-name="gr1" draw:text-style-name="P1" svg:width="24cm" svg:height="13cm" svg:x="0cm" svg:y="14cm">
            <draw:object draw:notify-on-update-of-ranges="'threads-get'.C17:'threads-get'.C23 'threads-get'.D3:'threads-get'.D9 'threads-get'.E3:'threads-get'.E9 'threads-get'.D10:'threads-get'.D16 'threads-get'.E10:'threads-get'.E16 'threads-get'.D17:'threads-get'.D23 'threads-get'.E17:'threads-get'.E23 'threads-get'.D24:'threads-get'.D30 'threads-get'.E24:'threads-get'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2" table:default-cell-style-name="Default"/>
        <table:table-column table:style-name="co16" table:default-cell-style-name="Default"/>
        <table:table-column table:style-name="co12" table:number-columns-repeated="8" table:default-cell-style-name="Default"/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6" office:value-type="string" calcext:value-type="string" table:number-columns-spanned="1" table:number-rows-spanned="3">
            <text:p>Gijų kiekis</text:p>
          </table:table-cell>
          <table:table-cell table:style-name="ce6" office:value-type="string" calcext:value-type="string" table:number-columns-spanned="2" table:number-rows-spanned="1">
            <text:p>.NET 5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.NET 6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.NET 7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.NET 8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ync req/second</text:p>
          </table:table-cell>
          <table:table-cell office:value-type="string" calcext:value-type="string">
            <text:p>async req/second</text:p>
          </table:table-cell>
          <table:table-cell table:style-name="Default" office:value-type="string" calcext:value-type="string">
            <text:p>sync latency avg (us)</text:p>
          </table:table-cell>
          <table:table-cell table:style-name="Default" office:value-type="string" calcext:value-type="string">
            <text:p>async latency avg (us)</text:p>
          </table:table-cell>
          <table:table-cell/>
          <table:covered-table-cell table:style-name="ce6"/>
          <table:table-cell table:style-name="ce6" office:value-type="string" calcext:value-type="string" table:number-columns-spanned="2" table:number-rows-spanned="1">
            <text:p>Užklausos per sek.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žklausos per sek.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žklausos per sek.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žklausos per sek.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float" office:value="268650" calcext:value-type="float">
            <text:p>268650</text:p>
          </table:table-cell>
          <table:table-cell office:value-type="float" office:value="264234" calcext:value-type="float">
            <text:p>264234</text:p>
          </table:table-cell>
          <table:table-cell office:value-type="float" office:value="484.656806" calcext:value-type="float">
            <text:p>484,66</text:p>
          </table:table-cell>
          <table:table-cell office:value-type="float" office:value="457.874219" calcext:value-type="float">
            <text:p>457,87</text:p>
          </table:table-cell>
          <table:table-cell/>
          <table:covered-table-cell table:style-name="ce6"/>
          <table:table-cell table:style-name="ce6" office:value-type="string" calcext:value-type="string">
            <text:p>sync</text:p>
          </table:table-cell>
          <table:table-cell table:style-name="ce6" office:value-type="string" calcext:value-type="string">
            <text:p>async</text:p>
          </table:table-cell>
          <table:table-cell table:style-name="ce6" office:value-type="string" calcext:value-type="string">
            <text:p>sync</text:p>
          </table:table-cell>
          <table:table-cell table:style-name="ce6" office:value-type="string" calcext:value-type="string">
            <text:p>async</text:p>
          </table:table-cell>
          <table:table-cell table:style-name="ce6" office:value-type="string" calcext:value-type="string">
            <text:p>sync</text:p>
          </table:table-cell>
          <table:table-cell table:style-name="ce6" office:value-type="string" calcext:value-type="string">
            <text:p>async</text:p>
          </table:table-cell>
          <table:table-cell table:style-name="ce6" office:value-type="string" calcext:value-type="string">
            <text:p>sync</text:p>
          </table:table-cell>
          <table:table-cell table:style-name="ce6" office:value-type="string" calcext:value-type="string">
            <text:p>async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float" office:value="268508" calcext:value-type="float">
            <text:p>268508</text:p>
          </table:table-cell>
          <table:table-cell office:value-type="float" office:value="264773" calcext:value-type="float">
            <text:p>264773</text:p>
          </table:table-cell>
          <table:table-cell office:value-type="float" office:value="512.062626" calcext:value-type="float">
            <text:p>512,06</text:p>
          </table:table-cell>
          <table:table-cell office:value-type="float" office:value="436.01676" calcext:value-type="float">
            <text:p>436,0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68650" calcext:value-type="float">
            <text:p>268650</text:p>
          </table:table-cell>
          <table:table-cell table:style-name="ce4" office:value-type="float" office:value="264234" calcext:value-type="float">
            <text:p>264234</text:p>
          </table:table-cell>
          <table:table-cell table:style-name="ce4" office:value-type="float" office:value="289113" calcext:value-type="float">
            <text:p>289113</text:p>
          </table:table-cell>
          <table:table-cell table:style-name="ce4" office:value-type="float" office:value="285231" calcext:value-type="float">
            <text:p>285231</text:p>
          </table:table-cell>
          <table:table-cell table:style-name="ce4" office:value-type="float" office:value="274383" calcext:value-type="float">
            <text:p>274383</text:p>
          </table:table-cell>
          <table:table-cell table:style-name="ce4" office:value-type="float" office:value="269215" calcext:value-type="float">
            <text:p>269215</text:p>
          </table:table-cell>
          <table:table-cell table:style-name="ce4" office:value-type="float" office:value="329826" calcext:value-type="float">
            <text:p>329826</text:p>
          </table:table-cell>
          <table:table-cell table:style-name="ce4" office:value-type="float" office:value="324628" calcext:value-type="float">
            <text:p>324628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float" office:value="265564" calcext:value-type="float">
            <text:p>265564</text:p>
          </table:table-cell>
          <table:table-cell office:value-type="float" office:value="260471" calcext:value-type="float">
            <text:p>260471</text:p>
          </table:table-cell>
          <table:table-cell office:value-type="float" office:value="476.39491" calcext:value-type="float">
            <text:p>476,39</text:p>
          </table:table-cell>
          <table:table-cell office:value-type="float" office:value="466.280092" calcext:value-type="float">
            <text:p>466,28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68508" calcext:value-type="float">
            <text:p>268508</text:p>
          </table:table-cell>
          <table:table-cell table:style-name="ce4" office:value-type="float" office:value="264773" calcext:value-type="float">
            <text:p>264773</text:p>
          </table:table-cell>
          <table:table-cell table:style-name="ce4" office:value-type="float" office:value="291400" calcext:value-type="float">
            <text:p>291400</text:p>
          </table:table-cell>
          <table:table-cell table:style-name="ce4" office:value-type="float" office:value="286972" calcext:value-type="float">
            <text:p>286972</text:p>
          </table:table-cell>
          <table:table-cell table:style-name="ce4" office:value-type="float" office:value="274946" calcext:value-type="float">
            <text:p>274946</text:p>
          </table:table-cell>
          <table:table-cell table:style-name="ce4" office:value-type="float" office:value="268796" calcext:value-type="float">
            <text:p>268796</text:p>
          </table:table-cell>
          <table:table-cell table:style-name="ce4" office:value-type="float" office:value="329713" calcext:value-type="float">
            <text:p>329713</text:p>
          </table:table-cell>
          <table:table-cell table:style-name="ce4" office:value-type="float" office:value="327854" calcext:value-type="float">
            <text:p>327854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get</text:p>
          </table:table-cell>
          <table:table-cell office:value-type="float" office:value="17" calcext:value-type="float">
            <text:p>17</text:p>
          </table:table-cell>
          <table:table-cell office:value-type="float" office:value="272571" calcext:value-type="float">
            <text:p>272571</text:p>
          </table:table-cell>
          <table:table-cell office:value-type="float" office:value="262828" calcext:value-type="float">
            <text:p>262828</text:p>
          </table:table-cell>
          <table:table-cell office:value-type="float" office:value="477.889618" calcext:value-type="float">
            <text:p>477,89</text:p>
          </table:table-cell>
          <table:table-cell office:value-type="float" office:value="469.063091" calcext:value-type="float">
            <text:p>469,06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265564" calcext:value-type="float">
            <text:p>265564</text:p>
          </table:table-cell>
          <table:table-cell table:style-name="ce4" office:value-type="float" office:value="260471" calcext:value-type="float">
            <text:p>260471</text:p>
          </table:table-cell>
          <table:table-cell table:style-name="ce4" office:value-type="float" office:value="291070" calcext:value-type="float">
            <text:p>291070</text:p>
          </table:table-cell>
          <table:table-cell table:style-name="ce4" office:value-type="float" office:value="282886" calcext:value-type="float">
            <text:p>282886</text:p>
          </table:table-cell>
          <table:table-cell table:style-name="ce4" office:value-type="float" office:value="269980" calcext:value-type="float">
            <text:p>269980</text:p>
          </table:table-cell>
          <table:table-cell table:style-name="ce4" office:value-type="float" office:value="267655" calcext:value-type="float">
            <text:p>267655</text:p>
          </table:table-cell>
          <table:table-cell table:style-name="ce4" office:value-type="float" office:value="331655" calcext:value-type="float">
            <text:p>331655</text:p>
          </table:table-cell>
          <table:table-cell table:style-name="ce4" office:value-type="float" office:value="325464" calcext:value-type="float">
            <text:p>325464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float" office:value="265430" calcext:value-type="float">
            <text:p>265430</text:p>
          </table:table-cell>
          <table:table-cell office:value-type="float" office:value="258506" calcext:value-type="float">
            <text:p>258506</text:p>
          </table:table-cell>
          <table:table-cell office:value-type="float" office:value="624.772827" calcext:value-type="float">
            <text:p>624,77</text:p>
          </table:table-cell>
          <table:table-cell office:value-type="float" office:value="642.099816" calcext:value-type="float">
            <text:p>642,10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2571" calcext:value-type="float">
            <text:p>272571</text:p>
          </table:table-cell>
          <table:table-cell table:style-name="ce4" office:value-type="float" office:value="262828" calcext:value-type="float">
            <text:p>262828</text:p>
          </table:table-cell>
          <table:table-cell table:style-name="ce4" office:value-type="float" office:value="296341" calcext:value-type="float">
            <text:p>296341</text:p>
          </table:table-cell>
          <table:table-cell table:style-name="ce4" office:value-type="float" office:value="289516" calcext:value-type="float">
            <text:p>289516</text:p>
          </table:table-cell>
          <table:table-cell table:style-name="ce4" office:value-type="float" office:value="276140" calcext:value-type="float">
            <text:p>276140</text:p>
          </table:table-cell>
          <table:table-cell table:style-name="ce4" office:value-type="float" office:value="269953" calcext:value-type="float">
            <text:p>269953</text:p>
          </table:table-cell>
          <table:table-cell table:style-name="ce4" office:value-type="float" office:value="330466" calcext:value-type="float">
            <text:p>330466</text:p>
          </table:table-cell>
          <table:table-cell table:style-name="ce4" office:value-type="float" office:value="327571" calcext:value-type="float">
            <text:p>327571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18143" calcext:value-type="float">
            <text:p>218143</text:p>
          </table:table-cell>
          <table:table-cell office:value-type="float" office:value="214165" calcext:value-type="float">
            <text:p>214165</text:p>
          </table:table-cell>
          <table:table-cell office:value-type="float" office:value="1648.639493" calcext:value-type="float">
            <text:p>1648,64</text:p>
          </table:table-cell>
          <table:table-cell office:value-type="float" office:value="1547.20411" calcext:value-type="float">
            <text:p>1547,20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5430" calcext:value-type="float">
            <text:p>265430</text:p>
          </table:table-cell>
          <table:table-cell table:style-name="ce4" office:value-type="float" office:value="258506" calcext:value-type="float">
            <text:p>258506</text:p>
          </table:table-cell>
          <table:table-cell table:style-name="ce4" office:value-type="float" office:value="289790" calcext:value-type="float">
            <text:p>289790</text:p>
          </table:table-cell>
          <table:table-cell table:style-name="ce4" office:value-type="float" office:value="284551" calcext:value-type="float">
            <text:p>284551</text:p>
          </table:table-cell>
          <table:table-cell table:style-name="ce4" office:value-type="float" office:value="278676" calcext:value-type="float">
            <text:p>278676</text:p>
          </table:table-cell>
          <table:table-cell table:style-name="ce4" office:value-type="float" office:value="269586" calcext:value-type="float">
            <text:p>269586</text:p>
          </table:table-cell>
          <table:table-cell table:style-name="ce4" office:value-type="float" office:value="330344" calcext:value-type="float">
            <text:p>330344</text:p>
          </table:table-cell>
          <table:table-cell table:style-name="ce4" office:value-type="float" office:value="331614" calcext:value-type="float">
            <text:p>331614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12607" calcext:value-type="float">
            <text:p>212607</text:p>
          </table:table-cell>
          <table:table-cell office:value-type="float" office:value="205878" calcext:value-type="float">
            <text:p>205878</text:p>
          </table:table-cell>
          <table:table-cell office:value-type="float" office:value="1710.425976" calcext:value-type="float">
            <text:p>1710,43</text:p>
          </table:table-cell>
          <table:table-cell office:value-type="float" office:value="1780.288156" calcext:value-type="float">
            <text:p>1780,29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18143" calcext:value-type="float">
            <text:p>218143</text:p>
          </table:table-cell>
          <table:table-cell table:style-name="ce4" office:value-type="float" office:value="214165" calcext:value-type="float">
            <text:p>214165</text:p>
          </table:table-cell>
          <table:table-cell table:style-name="ce4" office:value-type="float" office:value="198287" calcext:value-type="float">
            <text:p>198287</text:p>
          </table:table-cell>
          <table:table-cell table:style-name="ce4" office:value-type="float" office:value="196091" calcext:value-type="float">
            <text:p>196091</text:p>
          </table:table-cell>
          <table:table-cell table:style-name="ce4" office:value-type="float" office:value="267461" calcext:value-type="float">
            <text:p>267461</text:p>
          </table:table-cell>
          <table:table-cell table:style-name="ce4" office:value-type="float" office:value="258033" calcext:value-type="float">
            <text:p>258033</text:p>
          </table:table-cell>
          <table:table-cell table:style-name="ce4" office:value-type="float" office:value="321386" calcext:value-type="float">
            <text:p>321386</text:p>
          </table:table-cell>
          <table:table-cell table:style-name="ce4" office:value-type="float" office:value="316543" calcext:value-type="float">
            <text:p>316543</text:p>
          </table:table-cell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float" office:value="289113" calcext:value-type="float">
            <text:p>289113</text:p>
          </table:table-cell>
          <table:table-cell office:value-type="float" office:value="285231" calcext:value-type="float">
            <text:p>285231</text:p>
          </table:table-cell>
          <table:table-cell office:value-type="float" office:value="452.655319" calcext:value-type="float">
            <text:p>452,66</text:p>
          </table:table-cell>
          <table:table-cell office:value-type="float" office:value="407.271833" calcext:value-type="float">
            <text:p>407,27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12607" calcext:value-type="float">
            <text:p>212607</text:p>
          </table:table-cell>
          <table:table-cell table:style-name="ce4" office:value-type="float" office:value="205878" calcext:value-type="float">
            <text:p>205878</text:p>
          </table:table-cell>
          <table:table-cell table:style-name="ce4" office:value-type="float" office:value="195368" calcext:value-type="float">
            <text:p>195368</text:p>
          </table:table-cell>
          <table:table-cell table:style-name="ce4" office:value-type="float" office:value="186061" calcext:value-type="float">
            <text:p>186061</text:p>
          </table:table-cell>
          <table:table-cell table:style-name="ce4" office:value-type="float" office:value="269624" calcext:value-type="float">
            <text:p>269624</text:p>
          </table:table-cell>
          <table:table-cell table:style-name="ce4" office:value-type="float" office:value="263172" calcext:value-type="float">
            <text:p>263172</text:p>
          </table:table-cell>
          <table:table-cell table:style-name="ce4" office:value-type="float" office:value="324177" calcext:value-type="float">
            <text:p>324177</text:p>
          </table:table-cell>
          <table:table-cell table:style-name="ce4" office:value-type="float" office:value="317931" calcext:value-type="float">
            <text:p>317931</text:p>
          </table:table-cell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float" office:value="291400" calcext:value-type="float">
            <text:p>291400</text:p>
          </table:table-cell>
          <table:table-cell office:value-type="float" office:value="286972" calcext:value-type="float">
            <text:p>286972</text:p>
          </table:table-cell>
          <table:table-cell office:value-type="float" office:value="425.968619" calcext:value-type="float">
            <text:p>425,97</text:p>
          </table:table-cell>
          <table:table-cell office:value-type="float" office:value="405.649869" calcext:value-type="float">
            <text:p>405,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float" office:value="291070" calcext:value-type="float">
            <text:p>291070</text:p>
          </table:table-cell>
          <table:table-cell office:value-type="float" office:value="282886" calcext:value-type="float">
            <text:p>282886</text:p>
          </table:table-cell>
          <table:table-cell office:value-type="float" office:value="448.227039" calcext:value-type="float">
            <text:p>448,23</text:p>
          </table:table-cell>
          <table:table-cell office:value-type="float" office:value="423.506696" calcext:value-type="float">
            <text:p>423,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get</text:p>
          </table:table-cell>
          <table:table-cell office:value-type="float" office:value="17" calcext:value-type="float">
            <text:p>17</text:p>
          </table:table-cell>
          <table:table-cell office:value-type="float" office:value="296341" calcext:value-type="float">
            <text:p>296341</text:p>
          </table:table-cell>
          <table:table-cell office:value-type="float" office:value="289516" calcext:value-type="float">
            <text:p>289516</text:p>
          </table:table-cell>
          <table:table-cell office:value-type="float" office:value="463.886422" calcext:value-type="float">
            <text:p>463,89</text:p>
          </table:table-cell>
          <table:table-cell office:value-type="float" office:value="427.26202" calcext:value-type="float">
            <text:p>427,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float" office:value="289790" calcext:value-type="float">
            <text:p>289790</text:p>
          </table:table-cell>
          <table:table-cell office:value-type="float" office:value="284551" calcext:value-type="float">
            <text:p>284551</text:p>
          </table:table-cell>
          <table:table-cell office:value-type="float" office:value="560.276136" calcext:value-type="float">
            <text:p>560,28</text:p>
          </table:table-cell>
          <table:table-cell office:value-type="float" office:value="591.526405" calcext:value-type="float">
            <text:p>591,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98287" calcext:value-type="float">
            <text:p>198287</text:p>
          </table:table-cell>
          <table:table-cell office:value-type="float" office:value="196091" calcext:value-type="float">
            <text:p>196091</text:p>
          </table:table-cell>
          <table:table-cell office:value-type="float" office:value="1969.293569" calcext:value-type="float">
            <text:p>1969,29</text:p>
          </table:table-cell>
          <table:table-cell office:value-type="float" office:value="1911.657516" calcext:value-type="float">
            <text:p>1911,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95368" calcext:value-type="float">
            <text:p>195368</text:p>
          </table:table-cell>
          <table:table-cell office:value-type="float" office:value="186061" calcext:value-type="float">
            <text:p>186061</text:p>
          </table:table-cell>
          <table:table-cell office:value-type="float" office:value="1630.383186" calcext:value-type="float">
            <text:p>1630,38</text:p>
          </table:table-cell>
          <table:table-cell office:value-type="float" office:value="2141.242903" calcext:value-type="float">
            <text:p>2141,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float" office:value="274383" calcext:value-type="float">
            <text:p>274383</text:p>
          </table:table-cell>
          <table:table-cell office:value-type="float" office:value="269215" calcext:value-type="float">
            <text:p>269215</text:p>
          </table:table-cell>
          <table:table-cell office:value-type="float" office:value="482.101843" calcext:value-type="float">
            <text:p>482,10</text:p>
          </table:table-cell>
          <table:table-cell office:value-type="float" office:value="423.892667" calcext:value-type="float">
            <text:p>423,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float" office:value="274946" calcext:value-type="float">
            <text:p>274946</text:p>
          </table:table-cell>
          <table:table-cell office:value-type="float" office:value="268796" calcext:value-type="float">
            <text:p>268796</text:p>
          </table:table-cell>
          <table:table-cell office:value-type="float" office:value="508.415388" calcext:value-type="float">
            <text:p>508,42</text:p>
          </table:table-cell>
          <table:table-cell office:value-type="float" office:value="441.563058" calcext:value-type="float">
            <text:p>441,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float" office:value="269980" calcext:value-type="float">
            <text:p>269980</text:p>
          </table:table-cell>
          <table:table-cell office:value-type="float" office:value="267655" calcext:value-type="float">
            <text:p>267655</text:p>
          </table:table-cell>
          <table:table-cell office:value-type="float" office:value="479.016342" calcext:value-type="float">
            <text:p>479,02</text:p>
          </table:table-cell>
          <table:table-cell office:value-type="float" office:value="470.378129" calcext:value-type="float">
            <text:p>470,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get</text:p>
          </table:table-cell>
          <table:table-cell office:value-type="float" office:value="17" calcext:value-type="float">
            <text:p>17</text:p>
          </table:table-cell>
          <table:table-cell office:value-type="float" office:value="276140" calcext:value-type="float">
            <text:p>276140</text:p>
          </table:table-cell>
          <table:table-cell office:value-type="float" office:value="269953" calcext:value-type="float">
            <text:p>269953</text:p>
          </table:table-cell>
          <table:table-cell office:value-type="float" office:value="482.089989" calcext:value-type="float">
            <text:p>482,09</text:p>
          </table:table-cell>
          <table:table-cell office:value-type="float" office:value="526.599226" calcext:value-type="float">
            <text:p>526,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float" office:value="278676" calcext:value-type="float">
            <text:p>278676</text:p>
          </table:table-cell>
          <table:table-cell office:value-type="float" office:value="269586" calcext:value-type="float">
            <text:p>269586</text:p>
          </table:table-cell>
          <table:table-cell office:value-type="float" office:value="669.143817" calcext:value-type="float">
            <text:p>669,14</text:p>
          </table:table-cell>
          <table:table-cell office:value-type="float" office:value="780.89436" calcext:value-type="float">
            <text:p>780,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67461" calcext:value-type="float">
            <text:p>267461</text:p>
          </table:table-cell>
          <table:table-cell office:value-type="float" office:value="258033" calcext:value-type="float">
            <text:p>258033</text:p>
          </table:table-cell>
          <table:table-cell office:value-type="float" office:value="873.683558" calcext:value-type="float">
            <text:p>873,68</text:p>
          </table:table-cell>
          <table:table-cell office:value-type="float" office:value="988.199112" calcext:value-type="float">
            <text:p>988,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69624" calcext:value-type="float">
            <text:p>269624</text:p>
          </table:table-cell>
          <table:table-cell office:value-type="float" office:value="263172" calcext:value-type="float">
            <text:p>263172</text:p>
          </table:table-cell>
          <table:table-cell office:value-type="float" office:value="917.078187" calcext:value-type="float">
            <text:p>917,08</text:p>
          </table:table-cell>
          <table:table-cell office:value-type="float" office:value="875.133967" calcext:value-type="float">
            <text:p>875,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float" office:value="329826" calcext:value-type="float">
            <text:p>329826</text:p>
          </table:table-cell>
          <table:table-cell office:value-type="float" office:value="324628" calcext:value-type="float">
            <text:p>324628</text:p>
          </table:table-cell>
          <table:table-cell office:value-type="float" office:value="362.012319" calcext:value-type="float">
            <text:p>362,01</text:p>
          </table:table-cell>
          <table:table-cell office:value-type="float" office:value="347.197805" calcext:value-type="float">
            <text:p>347,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float" office:value="329713" calcext:value-type="float">
            <text:p>329713</text:p>
          </table:table-cell>
          <table:table-cell office:value-type="float" office:value="327854" calcext:value-type="float">
            <text:p>327854</text:p>
          </table:table-cell>
          <table:table-cell office:value-type="float" office:value="404.911981" calcext:value-type="float">
            <text:p>404,91</text:p>
          </table:table-cell>
          <table:table-cell office:value-type="float" office:value="346.430748" calcext:value-type="float">
            <text:p>346,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float" office:value="331655" calcext:value-type="float">
            <text:p>331655</text:p>
          </table:table-cell>
          <table:table-cell office:value-type="float" office:value="325464" calcext:value-type="float">
            <text:p>325464</text:p>
          </table:table-cell>
          <table:table-cell office:value-type="float" office:value="404.563497" calcext:value-type="float">
            <text:p>404,56</text:p>
          </table:table-cell>
          <table:table-cell office:value-type="float" office:value="365.713401" calcext:value-type="float">
            <text:p>365,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get</text:p>
          </table:table-cell>
          <table:table-cell office:value-type="float" office:value="17" calcext:value-type="float">
            <text:p>17</text:p>
          </table:table-cell>
          <table:table-cell office:value-type="float" office:value="330466" calcext:value-type="float">
            <text:p>330466</text:p>
          </table:table-cell>
          <table:table-cell office:value-type="float" office:value="327571" calcext:value-type="float">
            <text:p>327571</text:p>
          </table:table-cell>
          <table:table-cell office:value-type="float" office:value="399.462298" calcext:value-type="float">
            <text:p>399,46</text:p>
          </table:table-cell>
          <table:table-cell office:value-type="float" office:value="375.036924" calcext:value-type="float">
            <text:p>375,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float" office:value="330344" calcext:value-type="float">
            <text:p>330344</text:p>
          </table:table-cell>
          <table:table-cell office:value-type="float" office:value="331614" calcext:value-type="float">
            <text:p>331614</text:p>
          </table:table-cell>
          <table:table-cell office:value-type="float" office:value="788.354046" calcext:value-type="float">
            <text:p>788,35</text:p>
          </table:table-cell>
          <table:table-cell office:value-type="float" office:value="665.586706" calcext:value-type="float">
            <text:p>665,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321386" calcext:value-type="float">
            <text:p>321386</text:p>
          </table:table-cell>
          <table:table-cell office:value-type="float" office:value="316543" calcext:value-type="float">
            <text:p>316543</text:p>
          </table:table-cell>
          <table:table-cell office:value-type="float" office:value="1122.392884" calcext:value-type="float">
            <text:p>1122,39</text:p>
          </table:table-cell>
          <table:table-cell office:value-type="float" office:value="1034.464432" calcext:value-type="float">
            <text:p>1034,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324177" calcext:value-type="float">
            <text:p>324177</text:p>
          </table:table-cell>
          <table:table-cell office:value-type="float" office:value="317931" calcext:value-type="float">
            <text:p>317931</text:p>
          </table:table-cell>
          <table:table-cell office:value-type="float" office:value="914.015719" calcext:value-type="float">
            <text:p>914,02</text:p>
          </table:table-cell>
          <table:table-cell office:value-type="float" office:value="984.197794" calcext:value-type="float">
            <text:p>984,20</text:p>
          </table:table-cell>
          <table:table-cell table:number-columns-repeated="10"/>
        </table:table-row>
      </table:table>
      <table:table table:name="threads-db-fast" table:style-name="ta1">
        <table:shapes>
          <draw:frame draw:z-index="0" draw:style-name="gr1" draw:text-style-name="P1" svg:width="24cm" svg:height="13cm" svg:x="0cm" svg:y="14cm">
            <draw:object draw:notify-on-update-of-ranges="'threads-db-fast'.C17:'threads-db-fast'.C23 'threads-db-fast'.D3:'threads-db-fast'.D9 'threads-db-fast'.E3:'threads-db-fast'.E9 'threads-db-fast'.D10:'threads-db-fast'.D16 'threads-db-fast'.E10:'threads-db-fast'.E16 'threads-db-fast'.D17:'threads-db-fast'.D23 'threads-db-fast'.E17:'threads-db-fast'.E23 'threads-db-fast'.D24:'threads-db-fast'.D30 'threads-db-fast'.E24:'threads-db-fast'.E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8" table:default-cell-style-name="Default"/>
        <table:table-row table:style-name="ro1">
          <table:table-cell table:number-columns-repeated="8"/>
          <table:table-cell table:style-name="ce6" office:value-type="string" calcext:value-type="string" table:number-columns-spanned="1" table:number-rows-spanned="3">
            <text:p>Gijų kiekis</text:p>
          </table:table-cell>
          <table:table-cell table:style-name="ce6" office:value-type="string" calcext:value-type="string" table:number-columns-spanned="2" table:number-rows-spanned="1">
            <text:p>.NET 5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.NET 6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.NET 7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.NET 8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ync req/second</text:p>
          </table:table-cell>
          <table:table-cell office:value-type="string" calcext:value-type="string">
            <text:p>async req/second</text:p>
          </table:table-cell>
          <table:table-cell office:value-type="string" calcext:value-type="string">
            <text:p>sync latency avg (us)</text:p>
          </table:table-cell>
          <table:table-cell office:value-type="string" calcext:value-type="string">
            <text:p>async latency avg (us)</text:p>
          </table:table-cell>
          <table:table-cell/>
          <table:covered-table-cell table:style-name="ce6"/>
          <table:table-cell table:style-name="ce6" office:value-type="string" calcext:value-type="string" table:number-columns-spanned="2" table:number-rows-spanned="1">
            <text:p>Užklausos per sek.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žklausos per sek.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žklausos per sek.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žklausos per sek.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db-fast-t</text:p>
          </table:table-cell>
          <table:table-cell office:value-type="float" office:value="2" calcext:value-type="float">
            <text:p>2</text:p>
          </table:table-cell>
          <table:table-cell office:value-type="float" office:value="50513" calcext:value-type="float">
            <text:p>50513</text:p>
          </table:table-cell>
          <table:table-cell office:value-type="float" office:value="71249" calcext:value-type="float">
            <text:p>71249</text:p>
          </table:table-cell>
          <table:table-cell office:value-type="float" office:value="1907.672884" calcext:value-type="float">
            <text:p>1907,672884</text:p>
          </table:table-cell>
          <table:table-cell office:value-type="float" office:value="1341.109837" calcext:value-type="float">
            <text:p>1341,109837</text:p>
          </table:table-cell>
          <table:table-cell/>
          <table:covered-table-cell table:style-name="ce6"/>
          <table:table-cell table:style-name="ce6" office:value-type="string" calcext:value-type="string">
            <text:p>sync</text:p>
          </table:table-cell>
          <table:table-cell table:style-name="ce6" office:value-type="string" calcext:value-type="string">
            <text:p>async</text:p>
          </table:table-cell>
          <table:table-cell table:style-name="ce6" office:value-type="string" calcext:value-type="string">
            <text:p>sync</text:p>
          </table:table-cell>
          <table:table-cell table:style-name="ce6" office:value-type="string" calcext:value-type="string">
            <text:p>async</text:p>
          </table:table-cell>
          <table:table-cell table:style-name="ce6" office:value-type="string" calcext:value-type="string">
            <text:p>sync</text:p>
          </table:table-cell>
          <table:table-cell table:style-name="ce6" office:value-type="string" calcext:value-type="string">
            <text:p>async</text:p>
          </table:table-cell>
          <table:table-cell table:style-name="ce6" office:value-type="string" calcext:value-type="string">
            <text:p>sync</text:p>
          </table:table-cell>
          <table:table-cell table:style-name="ce6" office:value-type="string" calcext:value-type="string">
            <text:p>async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db-fast-t</text:p>
          </table:table-cell>
          <table:table-cell office:value-type="float" office:value="8" calcext:value-type="float">
            <text:p>8</text:p>
          </table:table-cell>
          <table:table-cell office:value-type="float" office:value="59108" calcext:value-type="float">
            <text:p>59108</text:p>
          </table:table-cell>
          <table:table-cell office:value-type="float" office:value="74235" calcext:value-type="float">
            <text:p>74235</text:p>
          </table:table-cell>
          <table:table-cell office:value-type="float" office:value="1625.239733" calcext:value-type="float">
            <text:p>1625,239733</text:p>
          </table:table-cell>
          <table:table-cell office:value-type="float" office:value="1323.439675" calcext:value-type="float">
            <text:p>1323,43967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0513" calcext:value-type="float">
            <text:p>50513</text:p>
          </table:table-cell>
          <table:table-cell table:style-name="ce4" office:value-type="float" office:value="71249" calcext:value-type="float">
            <text:p>71249</text:p>
          </table:table-cell>
          <table:table-cell table:style-name="ce4" office:value-type="float" office:value="66936" calcext:value-type="float">
            <text:p>66936</text:p>
          </table:table-cell>
          <table:table-cell table:style-name="ce4" office:value-type="float" office:value="73672" calcext:value-type="float">
            <text:p>73672</text:p>
          </table:table-cell>
          <table:table-cell table:style-name="ce4" office:value-type="float" office:value="55933" calcext:value-type="float">
            <text:p>55933</text:p>
          </table:table-cell>
          <table:table-cell table:style-name="ce4" office:value-type="float" office:value="74047" calcext:value-type="float">
            <text:p>74047</text:p>
          </table:table-cell>
          <table:table-cell table:style-name="ce4" office:value-type="float" office:value="74103" calcext:value-type="float">
            <text:p>74103</text:p>
          </table:table-cell>
          <table:table-cell table:style-name="ce4" office:value-type="float" office:value="82567" calcext:value-type="float">
            <text:p>82567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db-fast-t</text:p>
          </table:table-cell>
          <table:table-cell office:value-type="float" office:value="16" calcext:value-type="float">
            <text:p>16</text:p>
          </table:table-cell>
          <table:table-cell office:value-type="float" office:value="64461" calcext:value-type="float">
            <text:p>64461</text:p>
          </table:table-cell>
          <table:table-cell office:value-type="float" office:value="68623" calcext:value-type="float">
            <text:p>68623</text:p>
          </table:table-cell>
          <table:table-cell office:value-type="float" office:value="1497.090871" calcext:value-type="float">
            <text:p>1497,090871</text:p>
          </table:table-cell>
          <table:table-cell office:value-type="float" office:value="1417.544065" calcext:value-type="float">
            <text:p>1417,544065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9108" calcext:value-type="float">
            <text:p>59108</text:p>
          </table:table-cell>
          <table:table-cell table:style-name="ce4" office:value-type="float" office:value="74235" calcext:value-type="float">
            <text:p>74235</text:p>
          </table:table-cell>
          <table:table-cell table:style-name="ce4" office:value-type="float" office:value="64445" calcext:value-type="float">
            <text:p>64445</text:p>
          </table:table-cell>
          <table:table-cell table:style-name="ce4" office:value-type="float" office:value="75769" calcext:value-type="float">
            <text:p>75769</text:p>
          </table:table-cell>
          <table:table-cell table:style-name="ce4" office:value-type="float" office:value="62003" calcext:value-type="float">
            <text:p>62003</text:p>
          </table:table-cell>
          <table:table-cell table:style-name="ce4" office:value-type="float" office:value="72817" calcext:value-type="float">
            <text:p>72817</text:p>
          </table:table-cell>
          <table:table-cell table:style-name="ce4" office:value-type="float" office:value="74583" calcext:value-type="float">
            <text:p>74583</text:p>
          </table:table-cell>
          <table:table-cell table:style-name="ce4" office:value-type="float" office:value="82557" calcext:value-type="float">
            <text:p>82557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db-fast-t</text:p>
          </table:table-cell>
          <table:table-cell office:value-type="float" office:value="17" calcext:value-type="float">
            <text:p>17</text:p>
          </table:table-cell>
          <table:table-cell office:value-type="float" office:value="65294" calcext:value-type="float">
            <text:p>65294</text:p>
          </table:table-cell>
          <table:table-cell office:value-type="float" office:value="68503" calcext:value-type="float">
            <text:p>68503</text:p>
          </table:table-cell>
          <table:table-cell office:value-type="float" office:value="1475.084465" calcext:value-type="float">
            <text:p>1475,084465</text:p>
          </table:table-cell>
          <table:table-cell office:value-type="float" office:value="1425.171488" calcext:value-type="float">
            <text:p>1425,171488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461" calcext:value-type="float">
            <text:p>64461</text:p>
          </table:table-cell>
          <table:table-cell table:style-name="ce4" office:value-type="float" office:value="68623" calcext:value-type="float">
            <text:p>68623</text:p>
          </table:table-cell>
          <table:table-cell table:style-name="ce4" office:value-type="float" office:value="66921" calcext:value-type="float">
            <text:p>66921</text:p>
          </table:table-cell>
          <table:table-cell table:style-name="ce4" office:value-type="float" office:value="74411" calcext:value-type="float">
            <text:p>74411</text:p>
          </table:table-cell>
          <table:table-cell table:style-name="ce4" office:value-type="float" office:value="65598" calcext:value-type="float">
            <text:p>65598</text:p>
          </table:table-cell>
          <table:table-cell table:style-name="ce4" office:value-type="float" office:value="71890" calcext:value-type="float">
            <text:p>71890</text:p>
          </table:table-cell>
          <table:table-cell table:style-name="ce4" office:value-type="float" office:value="74353" calcext:value-type="float">
            <text:p>74353</text:p>
          </table:table-cell>
          <table:table-cell table:style-name="ce4" office:value-type="float" office:value="83440" calcext:value-type="float">
            <text:p>83440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db-fast-t</text:p>
          </table:table-cell>
          <table:table-cell office:value-type="float" office:value="32" calcext:value-type="float">
            <text:p>32</text:p>
          </table:table-cell>
          <table:table-cell office:value-type="float" office:value="67375" calcext:value-type="float">
            <text:p>67375</text:p>
          </table:table-cell>
          <table:table-cell office:value-type="float" office:value="60644" calcext:value-type="float">
            <text:p>60644</text:p>
          </table:table-cell>
          <table:table-cell office:value-type="float" office:value="1433.877902" calcext:value-type="float">
            <text:p>1433,877902</text:p>
          </table:table-cell>
          <table:table-cell office:value-type="float" office:value="1652.661855" calcext:value-type="float">
            <text:p>1652,661855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65294" calcext:value-type="float">
            <text:p>65294</text:p>
          </table:table-cell>
          <table:table-cell table:style-name="ce4" office:value-type="float" office:value="68503" calcext:value-type="float">
            <text:p>68503</text:p>
          </table:table-cell>
          <table:table-cell table:style-name="ce4" office:value-type="float" office:value="68254" calcext:value-type="float">
            <text:p>68254</text:p>
          </table:table-cell>
          <table:table-cell table:style-name="ce4" office:value-type="float" office:value="73564" calcext:value-type="float">
            <text:p>73564</text:p>
          </table:table-cell>
          <table:table-cell table:style-name="ce4" office:value-type="float" office:value="66531" calcext:value-type="float">
            <text:p>66531</text:p>
          </table:table-cell>
          <table:table-cell table:style-name="ce4" office:value-type="float" office:value="71656" calcext:value-type="float">
            <text:p>71656</text:p>
          </table:table-cell>
          <table:table-cell table:style-name="ce4" office:value-type="float" office:value="74257" calcext:value-type="float">
            <text:p>74257</text:p>
          </table:table-cell>
          <table:table-cell table:style-name="ce4" office:value-type="float" office:value="83302" calcext:value-type="float">
            <text:p>83302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db-fast-t</text:p>
          </table:table-cell>
          <table:table-cell office:value-type="float" office:value="100" calcext:value-type="float">
            <text:p>100</text:p>
          </table:table-cell>
          <table:table-cell office:value-type="float" office:value="40025" calcext:value-type="float">
            <text:p>40025</text:p>
          </table:table-cell>
          <table:table-cell office:value-type="float" office:value="56526" calcext:value-type="float">
            <text:p>56526</text:p>
          </table:table-cell>
          <table:table-cell office:value-type="float" office:value="2415.804349" calcext:value-type="float">
            <text:p>2415,804349</text:p>
          </table:table-cell>
          <table:table-cell office:value-type="float" office:value="1999.65775" calcext:value-type="float">
            <text:p>1999,65775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67375" calcext:value-type="float">
            <text:p>67375</text:p>
          </table:table-cell>
          <table:table-cell table:style-name="ce4" office:value-type="float" office:value="60644" calcext:value-type="float">
            <text:p>60644</text:p>
          </table:table-cell>
          <table:table-cell table:style-name="ce4" office:value-type="float" office:value="69580" calcext:value-type="float">
            <text:p>69580</text:p>
          </table:table-cell>
          <table:table-cell table:style-name="ce4" office:value-type="float" office:value="62865" calcext:value-type="float">
            <text:p>62865</text:p>
          </table:table-cell>
          <table:table-cell table:style-name="ce4" office:value-type="float" office:value="68662" calcext:value-type="float">
            <text:p>68662</text:p>
          </table:table-cell>
          <table:table-cell table:style-name="ce4" office:value-type="float" office:value="70824" calcext:value-type="float">
            <text:p>70824</text:p>
          </table:table-cell>
          <table:table-cell table:style-name="ce4" office:value-type="float" office:value="75905" calcext:value-type="float">
            <text:p>75905</text:p>
          </table:table-cell>
          <table:table-cell table:style-name="ce4" office:value-type="float" office:value="81759" calcext:value-type="float">
            <text:p>81759</text:p>
          </table:table-cell>
        </table:table-row>
        <table:table-row table:style-name="ro1">
          <table:table-cell office:value-type="string" calcext:value-type="string">
            <text:p>.net5</text:p>
          </table:table-cell>
          <table:table-cell office:value-type="string" calcext:value-type="string">
            <text:p>db-fast-t</text:p>
          </table:table-cell>
          <table:table-cell office:value-type="float" office:value="1000" calcext:value-type="float">
            <text:p>1000</text:p>
          </table:table-cell>
          <table:table-cell office:value-type="float" office:value="39100" calcext:value-type="float">
            <text:p>39100</text:p>
          </table:table-cell>
          <table:table-cell office:value-type="float" office:value="56189" calcext:value-type="float">
            <text:p>56189</text:p>
          </table:table-cell>
          <table:table-cell office:value-type="float" office:value="2548.455626" calcext:value-type="float">
            <text:p>2548,455626</text:p>
          </table:table-cell>
          <table:table-cell office:value-type="float" office:value="1932.690384" calcext:value-type="float">
            <text:p>1932,690384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025" calcext:value-type="float">
            <text:p>40025</text:p>
          </table:table-cell>
          <table:table-cell table:style-name="ce4" office:value-type="float" office:value="56526" calcext:value-type="float">
            <text:p>56526</text:p>
          </table:table-cell>
          <table:table-cell table:style-name="ce4" office:value-type="float" office:value="39760" calcext:value-type="float">
            <text:p>39760</text:p>
          </table:table-cell>
          <table:table-cell table:style-name="ce4" office:value-type="float" office:value="54349" calcext:value-type="float">
            <text:p>54349</text:p>
          </table:table-cell>
          <table:table-cell table:style-name="ce4" office:value-type="float" office:value="54767" calcext:value-type="float">
            <text:p>54767</text:p>
          </table:table-cell>
          <table:table-cell table:style-name="ce4" office:value-type="float" office:value="69623" calcext:value-type="float">
            <text:p>69623</text:p>
          </table:table-cell>
          <table:table-cell table:style-name="ce4" office:value-type="float" office:value="58254" calcext:value-type="float">
            <text:p>58254</text:p>
          </table:table-cell>
          <table:table-cell table:style-name="ce4" office:value-type="float" office:value="80778" calcext:value-type="float">
            <text:p>80778</text:p>
          </table:table-cell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db-fast-t</text:p>
          </table:table-cell>
          <table:table-cell office:value-type="float" office:value="2" calcext:value-type="float">
            <text:p>2</text:p>
          </table:table-cell>
          <table:table-cell office:value-type="float" office:value="66936" calcext:value-type="float">
            <text:p>66936</text:p>
          </table:table-cell>
          <table:table-cell office:value-type="float" office:value="73672" calcext:value-type="float">
            <text:p>73672</text:p>
          </table:table-cell>
          <table:table-cell office:value-type="float" office:value="1441.380914" calcext:value-type="float">
            <text:p>1441,380914</text:p>
          </table:table-cell>
          <table:table-cell office:value-type="float" office:value="1343.164338" calcext:value-type="float">
            <text:p>1343,164338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9100" calcext:value-type="float">
            <text:p>39100</text:p>
          </table:table-cell>
          <table:table-cell table:style-name="ce4" office:value-type="float" office:value="56189" calcext:value-type="float">
            <text:p>56189</text:p>
          </table:table-cell>
          <table:table-cell table:style-name="ce4" office:value-type="float" office:value="39032" calcext:value-type="float">
            <text:p>39032</text:p>
          </table:table-cell>
          <table:table-cell table:style-name="ce4" office:value-type="float" office:value="54162" calcext:value-type="float">
            <text:p>54162</text:p>
          </table:table-cell>
          <table:table-cell table:style-name="ce4" office:value-type="float" office:value="54715" calcext:value-type="float">
            <text:p>54715</text:p>
          </table:table-cell>
          <table:table-cell table:style-name="ce4" office:value-type="float" office:value="69530" calcext:value-type="float">
            <text:p>69530</text:p>
          </table:table-cell>
          <table:table-cell table:style-name="ce4" office:value-type="float" office:value="58359" calcext:value-type="float">
            <text:p>58359</text:p>
          </table:table-cell>
          <table:table-cell table:style-name="ce4" office:value-type="float" office:value="80706" calcext:value-type="float">
            <text:p>80706</text:p>
          </table:table-cell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db-fast-t</text:p>
          </table:table-cell>
          <table:table-cell office:value-type="float" office:value="8" calcext:value-type="float">
            <text:p>8</text:p>
          </table:table-cell>
          <table:table-cell office:value-type="float" office:value="64445" calcext:value-type="float">
            <text:p>64445</text:p>
          </table:table-cell>
          <table:table-cell office:value-type="float" office:value="75769" calcext:value-type="float">
            <text:p>75769</text:p>
          </table:table-cell>
          <table:table-cell office:value-type="float" office:value="1495.653281" calcext:value-type="float">
            <text:p>1495,653281</text:p>
          </table:table-cell>
          <table:table-cell office:value-type="float" office:value="1289.935751" calcext:value-type="float">
            <text:p>1289,935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db-fast-t</text:p>
          </table:table-cell>
          <table:table-cell office:value-type="float" office:value="16" calcext:value-type="float">
            <text:p>16</text:p>
          </table:table-cell>
          <table:table-cell office:value-type="float" office:value="66921" calcext:value-type="float">
            <text:p>66921</text:p>
          </table:table-cell>
          <table:table-cell office:value-type="float" office:value="74411" calcext:value-type="float">
            <text:p>74411</text:p>
          </table:table-cell>
          <table:table-cell office:value-type="float" office:value="1438.78698" calcext:value-type="float">
            <text:p>1438,78698</text:p>
          </table:table-cell>
          <table:table-cell office:value-type="float" office:value="1324.42986" calcext:value-type="float">
            <text:p>1324,42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db-fast-t</text:p>
          </table:table-cell>
          <table:table-cell office:value-type="float" office:value="17" calcext:value-type="float">
            <text:p>17</text:p>
          </table:table-cell>
          <table:table-cell office:value-type="float" office:value="68254" calcext:value-type="float">
            <text:p>68254</text:p>
          </table:table-cell>
          <table:table-cell office:value-type="float" office:value="73564" calcext:value-type="float">
            <text:p>73564</text:p>
          </table:table-cell>
          <table:table-cell office:value-type="float" office:value="1416.055747" calcext:value-type="float">
            <text:p>1416,055747</text:p>
          </table:table-cell>
          <table:table-cell office:value-type="float" office:value="1335.638588" calcext:value-type="float">
            <text:p>1335,6385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db-fast-t</text:p>
          </table:table-cell>
          <table:table-cell office:value-type="float" office:value="32" calcext:value-type="float">
            <text:p>32</text:p>
          </table:table-cell>
          <table:table-cell office:value-type="float" office:value="69580" calcext:value-type="float">
            <text:p>69580</text:p>
          </table:table-cell>
          <table:table-cell office:value-type="float" office:value="62865" calcext:value-type="float">
            <text:p>62865</text:p>
          </table:table-cell>
          <table:table-cell office:value-type="float" office:value="1391.070888" calcext:value-type="float">
            <text:p>1391,070888</text:p>
          </table:table-cell>
          <table:table-cell office:value-type="float" office:value="1623.685628" calcext:value-type="float">
            <text:p>1623,6856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db-fast-t</text:p>
          </table:table-cell>
          <table:table-cell office:value-type="float" office:value="100" calcext:value-type="float">
            <text:p>100</text:p>
          </table:table-cell>
          <table:table-cell office:value-type="float" office:value="39760" calcext:value-type="float">
            <text:p>39760</text:p>
          </table:table-cell>
          <table:table-cell office:value-type="float" office:value="54349" calcext:value-type="float">
            <text:p>54349</text:p>
          </table:table-cell>
          <table:table-cell office:value-type="float" office:value="2431.860773" calcext:value-type="float">
            <text:p>2431,860773</text:p>
          </table:table-cell>
          <table:table-cell office:value-type="float" office:value="2140.884505" calcext:value-type="float">
            <text:p>2140,8845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6</text:p>
          </table:table-cell>
          <table:table-cell office:value-type="string" calcext:value-type="string">
            <text:p>db-fast-t</text:p>
          </table:table-cell>
          <table:table-cell office:value-type="float" office:value="1000" calcext:value-type="float">
            <text:p>1000</text:p>
          </table:table-cell>
          <table:table-cell office:value-type="float" office:value="39032" calcext:value-type="float">
            <text:p>39032</text:p>
          </table:table-cell>
          <table:table-cell office:value-type="float" office:value="54162" calcext:value-type="float">
            <text:p>54162</text:p>
          </table:table-cell>
          <table:table-cell office:value-type="float" office:value="2476.041678" calcext:value-type="float">
            <text:p>2476,041678</text:p>
          </table:table-cell>
          <table:table-cell office:value-type="float" office:value="2083.26242" calcext:value-type="float">
            <text:p>2083,262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db-fast-t</text:p>
          </table:table-cell>
          <table:table-cell office:value-type="float" office:value="2" calcext:value-type="float">
            <text:p>2</text:p>
          </table:table-cell>
          <table:table-cell office:value-type="float" office:value="55933" calcext:value-type="float">
            <text:p>55933</text:p>
          </table:table-cell>
          <table:table-cell office:value-type="float" office:value="74047" calcext:value-type="float">
            <text:p>74047</text:p>
          </table:table-cell>
          <table:table-cell office:value-type="float" office:value="1720.07358" calcext:value-type="float">
            <text:p>1720,07358</text:p>
          </table:table-cell>
          <table:table-cell office:value-type="float" office:value="1332.034887" calcext:value-type="float">
            <text:p>1332,034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db-fast-t</text:p>
          </table:table-cell>
          <table:table-cell office:value-type="float" office:value="8" calcext:value-type="float">
            <text:p>8</text:p>
          </table:table-cell>
          <table:table-cell office:value-type="float" office:value="62003" calcext:value-type="float">
            <text:p>62003</text:p>
          </table:table-cell>
          <table:table-cell office:value-type="float" office:value="72817" calcext:value-type="float">
            <text:p>72817</text:p>
          </table:table-cell>
          <table:table-cell office:value-type="float" office:value="1554.084361" calcext:value-type="float">
            <text:p>1554,084361</text:p>
          </table:table-cell>
          <table:table-cell office:value-type="float" office:value="1349.040871" calcext:value-type="float">
            <text:p>1349,0408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db-fast-t</text:p>
          </table:table-cell>
          <table:table-cell office:value-type="float" office:value="16" calcext:value-type="float">
            <text:p>16</text:p>
          </table:table-cell>
          <table:table-cell office:value-type="float" office:value="65598" calcext:value-type="float">
            <text:p>65598</text:p>
          </table:table-cell>
          <table:table-cell office:value-type="float" office:value="71890" calcext:value-type="float">
            <text:p>71890</text:p>
          </table:table-cell>
          <table:table-cell office:value-type="float" office:value="1469.222008" calcext:value-type="float">
            <text:p>1469,222008</text:p>
          </table:table-cell>
          <table:table-cell office:value-type="float" office:value="1349.39399" calcext:value-type="float">
            <text:p>1349,393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db-fast-t</text:p>
          </table:table-cell>
          <table:table-cell office:value-type="float" office:value="17" calcext:value-type="float">
            <text:p>17</text:p>
          </table:table-cell>
          <table:table-cell office:value-type="float" office:value="66531" calcext:value-type="float">
            <text:p>66531</text:p>
          </table:table-cell>
          <table:table-cell office:value-type="float" office:value="71656" calcext:value-type="float">
            <text:p>71656</text:p>
          </table:table-cell>
          <table:table-cell office:value-type="float" office:value="1450.065969" calcext:value-type="float">
            <text:p>1450,065969</text:p>
          </table:table-cell>
          <table:table-cell office:value-type="float" office:value="1356.027764" calcext:value-type="float">
            <text:p>1356,0277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db-fast-t</text:p>
          </table:table-cell>
          <table:table-cell office:value-type="float" office:value="32" calcext:value-type="float">
            <text:p>32</text:p>
          </table:table-cell>
          <table:table-cell office:value-type="float" office:value="68662" calcext:value-type="float">
            <text:p>68662</text:p>
          </table:table-cell>
          <table:table-cell office:value-type="float" office:value="70824" calcext:value-type="float">
            <text:p>70824</text:p>
          </table:table-cell>
          <table:table-cell office:value-type="float" office:value="1411.438257" calcext:value-type="float">
            <text:p>1411,438257</text:p>
          </table:table-cell>
          <table:table-cell office:value-type="float" office:value="1380.261943" calcext:value-type="float">
            <text:p>1380,2619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db-fast-t</text:p>
          </table:table-cell>
          <table:table-cell office:value-type="float" office:value="100" calcext:value-type="float">
            <text:p>100</text:p>
          </table:table-cell>
          <table:table-cell office:value-type="float" office:value="54767" calcext:value-type="float">
            <text:p>54767</text:p>
          </table:table-cell>
          <table:table-cell office:value-type="float" office:value="69623" calcext:value-type="float">
            <text:p>69623</text:p>
          </table:table-cell>
          <table:table-cell office:value-type="float" office:value="1811.628193" calcext:value-type="float">
            <text:p>1811,628193</text:p>
          </table:table-cell>
          <table:table-cell office:value-type="float" office:value="1417.863187" calcext:value-type="float">
            <text:p>1417,8631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7</text:p>
          </table:table-cell>
          <table:table-cell office:value-type="string" calcext:value-type="string">
            <text:p>db-fast-t</text:p>
          </table:table-cell>
          <table:table-cell office:value-type="float" office:value="1000" calcext:value-type="float">
            <text:p>1000</text:p>
          </table:table-cell>
          <table:table-cell office:value-type="float" office:value="54715" calcext:value-type="float">
            <text:p>54715</text:p>
          </table:table-cell>
          <table:table-cell office:value-type="float" office:value="69530" calcext:value-type="float">
            <text:p>69530</text:p>
          </table:table-cell>
          <table:table-cell office:value-type="float" office:value="1773.597962" calcext:value-type="float">
            <text:p>1773,597962</text:p>
          </table:table-cell>
          <table:table-cell office:value-type="float" office:value="1421.803968" calcext:value-type="float">
            <text:p>1421,8039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db-fast-t</text:p>
          </table:table-cell>
          <table:table-cell office:value-type="float" office:value="2" calcext:value-type="float">
            <text:p>2</text:p>
          </table:table-cell>
          <table:table-cell office:value-type="float" office:value="74103" calcext:value-type="float">
            <text:p>74103</text:p>
          </table:table-cell>
          <table:table-cell office:value-type="float" office:value="82567" calcext:value-type="float">
            <text:p>82567</text:p>
          </table:table-cell>
          <table:table-cell office:value-type="float" office:value="1307.634594" calcext:value-type="float">
            <text:p>1307,634594</text:p>
          </table:table-cell>
          <table:table-cell office:value-type="float" office:value="1182.415394" calcext:value-type="float">
            <text:p>1182,4153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db-fast-t</text:p>
          </table:table-cell>
          <table:table-cell office:value-type="float" office:value="8" calcext:value-type="float">
            <text:p>8</text:p>
          </table:table-cell>
          <table:table-cell office:value-type="float" office:value="74583" calcext:value-type="float">
            <text:p>74583</text:p>
          </table:table-cell>
          <table:table-cell office:value-type="float" office:value="82557" calcext:value-type="float">
            <text:p>82557</text:p>
          </table:table-cell>
          <table:table-cell office:value-type="float" office:value="1300.090952" calcext:value-type="float">
            <text:p>1300,090952</text:p>
          </table:table-cell>
          <table:table-cell office:value-type="float" office:value="1181.545404" calcext:value-type="float">
            <text:p>1181,5454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db-fast-t</text:p>
          </table:table-cell>
          <table:table-cell office:value-type="float" office:value="16" calcext:value-type="float">
            <text:p>16</text:p>
          </table:table-cell>
          <table:table-cell office:value-type="float" office:value="74353" calcext:value-type="float">
            <text:p>74353</text:p>
          </table:table-cell>
          <table:table-cell office:value-type="float" office:value="83440" calcext:value-type="float">
            <text:p>83440</text:p>
          </table:table-cell>
          <table:table-cell office:value-type="float" office:value="1303.813863" calcext:value-type="float">
            <text:p>1303,813863</text:p>
          </table:table-cell>
          <table:table-cell office:value-type="float" office:value="1174.607874" calcext:value-type="float">
            <text:p>1174,6078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db-fast-t</text:p>
          </table:table-cell>
          <table:table-cell office:value-type="float" office:value="17" calcext:value-type="float">
            <text:p>17</text:p>
          </table:table-cell>
          <table:table-cell office:value-type="float" office:value="74257" calcext:value-type="float">
            <text:p>74257</text:p>
          </table:table-cell>
          <table:table-cell office:value-type="float" office:value="83302" calcext:value-type="float">
            <text:p>83302</text:p>
          </table:table-cell>
          <table:table-cell office:value-type="float" office:value="1303.630409" calcext:value-type="float">
            <text:p>1303,630409</text:p>
          </table:table-cell>
          <table:table-cell office:value-type="float" office:value="1175.307514" calcext:value-type="float">
            <text:p>1175,3075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db-fast-t</text:p>
          </table:table-cell>
          <table:table-cell office:value-type="float" office:value="32" calcext:value-type="float">
            <text:p>32</text:p>
          </table:table-cell>
          <table:table-cell office:value-type="float" office:value="75905" calcext:value-type="float">
            <text:p>75905</text:p>
          </table:table-cell>
          <table:table-cell office:value-type="float" office:value="81759" calcext:value-type="float">
            <text:p>81759</text:p>
          </table:table-cell>
          <table:table-cell office:value-type="float" office:value="1278.948424" calcext:value-type="float">
            <text:p>1278,948424</text:p>
          </table:table-cell>
          <table:table-cell office:value-type="float" office:value="1200.415564" calcext:value-type="float">
            <text:p>1200,4155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db-fast-t</text:p>
          </table:table-cell>
          <table:table-cell office:value-type="float" office:value="100" calcext:value-type="float">
            <text:p>100</text:p>
          </table:table-cell>
          <table:table-cell office:value-type="float" office:value="58254" calcext:value-type="float">
            <text:p>58254</text:p>
          </table:table-cell>
          <table:table-cell office:value-type="float" office:value="80778" calcext:value-type="float">
            <text:p>80778</text:p>
          </table:table-cell>
          <table:table-cell office:value-type="float" office:value="1753.352931" calcext:value-type="float">
            <text:p>1753,352931</text:p>
          </table:table-cell>
          <table:table-cell office:value-type="float" office:value="1231.384831" calcext:value-type="float">
            <text:p>1231,3848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net8</text:p>
          </table:table-cell>
          <table:table-cell office:value-type="string" calcext:value-type="string">
            <text:p>db-fast-t</text:p>
          </table:table-cell>
          <table:table-cell office:value-type="float" office:value="1000" calcext:value-type="float">
            <text:p>1000</text:p>
          </table:table-cell>
          <table:table-cell office:value-type="float" office:value="58359" calcext:value-type="float">
            <text:p>58359</text:p>
          </table:table-cell>
          <table:table-cell office:value-type="float" office:value="80706" calcext:value-type="float">
            <text:p>80706</text:p>
          </table:table-cell>
          <table:table-cell office:value-type="float" office:value="1666.035671" calcext:value-type="float">
            <text:p>1666,035671</text:p>
          </table:table-cell>
          <table:table-cell office:value-type="float" office:value="1252.335599" calcext:value-type="float">
            <text:p>1252,335599</text:p>
          </table:table-cell>
          <table:table-cell table:number-columns-repeated="10"/>
        </table:table-row>
      </table:table>
      <table:table table:name="primes" table:style-name="ta1">
        <table:shapes>
          <draw:frame draw:z-index="0" draw:style-name="gr1" draw:text-style-name="P1" svg:width="24cm" svg:height="13cm" svg:x="0cm" svg:y="14cm">
            <draw:object draw:notify-on-update-of-ranges="primes.C3:primes.C7 primes.D3:primes.D7 primes.E3:primes.E7 primes.D8:primes.D12 primes.E8:primes.E12 primes.D13:primes.D17 primes.E13:primes.E17 primes.D18:primes.D22 primes.E18:primes.E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9"/>
        <table:table-column table:style-name="co12" table:visibility="collapse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2" table:default-cell-style-name="ce5"/>
        <table:table-column table:style-name="co12" table:number-columns-repeated="2" table:default-cell-style-name="Default"/>
        <table:table-column table:style-name="co14" table:default-cell-style-name="Default"/>
        <table:table-row table:style-name="ro1">
          <table:table-cell table:style-name="ce8" office:value-type="string" calcext:value-type="string" table:number-columns-spanned="1" table:number-rows-spanned="2">
            <text:p>.net verija</text:p>
          </table:table-cell>
          <table:table-cell table:style-name="ce8" office:value-type="string" calcext:value-type="string" table:number-columns-spanned="1" table:number-rows-spanned="2">
            <text:p>Užklausa</text:p>
          </table:table-cell>
          <table:table-cell table:style-name="ce8" office:value-type="string" calcext:value-type="string" table:number-columns-spanned="1" table:number-rows-spanned="2">
            <text:p>Pirminių sk. kiekis</text:p>
          </table:table-cell>
          <table:table-cell table:style-name="ce8" office:value-type="string" calcext:value-type="string" table:number-columns-spanned="2" table:number-rows-spanned="1">
            <text:p>Užklausos per sekundę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Vėlinimas (<text:span text:style-name="T1">µs</text:span>)</text:p>
          </table:table-cell>
          <table:covered-table-cell table:style-name="ce8"/>
          <table:table-cell table:number-columns-repeated="3"/>
        </table:table-row>
        <table:table-row table:style-name="ro1">
          <table:covered-table-cell table:number-columns-repeated="3" table:style-name="ce8"/>
          <table:table-cell table:style-name="ce8" office:value-type="string" calcext:value-type="string">
            <text:p>sync</text:p>
          </table:table-cell>
          <table:table-cell table:style-name="ce8" office:value-type="string" calcext:value-type="string">
            <text:p>async</text:p>
          </table:table-cell>
          <table:table-cell table:style-name="ce8" office:value-type="string" calcext:value-type="string">
            <text:p>sync</text:p>
          </table:table-cell>
          <table:table-cell table:style-name="ce8" office:value-type="string" calcext:value-type="string">
            <text:p>async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5</text:p>
          </table:table-cell>
          <table:table-cell office:value-type="string" calcext:value-type="string">
            <text:p>primes</text:p>
          </table:table-cell>
          <table:table-cell office:value-type="float" office:value="0" calcext:value-type="float">
            <text:p>0</text:p>
          </table:table-cell>
          <table:table-cell office:value-type="float" office:value="186523" calcext:value-type="float">
            <text:p>186523</text:p>
          </table:table-cell>
          <table:table-cell office:value-type="float" office:value="183542" calcext:value-type="float">
            <text:p>183542</text:p>
          </table:table-cell>
          <table:table-cell office:value-type="float" office:value="858.943567" calcext:value-type="float">
            <text:p>858,94</text:p>
          </table:table-cell>
          <table:table-cell office:value-type="float" office:value="740.655525" calcext:value-type="float">
            <text:p>740,6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" calcext:value-type="float">
            <text:p>1</text:p>
          </table:table-cell>
          <table:table-cell office:value-type="float" office:value="188818" calcext:value-type="float">
            <text:p>188818</text:p>
          </table:table-cell>
          <table:table-cell office:value-type="float" office:value="185634" calcext:value-type="float">
            <text:p>185634</text:p>
          </table:table-cell>
          <table:table-cell office:value-type="float" office:value="701.94431" calcext:value-type="float">
            <text:p>701,94</text:p>
          </table:table-cell>
          <table:table-cell office:value-type="float" office:value="696.030272" calcext:value-type="float">
            <text:p>696,0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5" calcext:value-type="float">
            <text:p>5</text:p>
          </table:table-cell>
          <table:table-cell office:value-type="float" office:value="188369" calcext:value-type="float">
            <text:p>188369</text:p>
          </table:table-cell>
          <table:table-cell office:value-type="float" office:value="184414" calcext:value-type="float">
            <text:p>184414</text:p>
          </table:table-cell>
          <table:table-cell office:value-type="float" office:value="797.301379" calcext:value-type="float">
            <text:p>797,30</text:p>
          </table:table-cell>
          <table:table-cell office:value-type="float" office:value="762.715279" calcext:value-type="float">
            <text:p>762,7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186177" calcext:value-type="float">
            <text:p>186177</text:p>
          </table:table-cell>
          <table:table-cell office:value-type="float" office:value="183492" calcext:value-type="float">
            <text:p>183492</text:p>
          </table:table-cell>
          <table:table-cell office:value-type="float" office:value="870.623536" calcext:value-type="float">
            <text:p>870,62</text:p>
          </table:table-cell>
          <table:table-cell office:value-type="float" office:value="745.528951" calcext:value-type="float">
            <text:p>745,5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00" calcext:value-type="float">
            <text:p>100</text:p>
          </table:table-cell>
          <table:table-cell office:value-type="float" office:value="161475" calcext:value-type="float">
            <text:p>161475</text:p>
          </table:table-cell>
          <table:table-cell office:value-type="float" office:value="158043" calcext:value-type="float">
            <text:p>158043</text:p>
          </table:table-cell>
          <table:table-cell office:value-type="float" office:value="686.019992" calcext:value-type="float">
            <text:p>686,02</text:p>
          </table:table-cell>
          <table:table-cell office:value-type="float" office:value="808.432459" calcext:value-type="float">
            <text:p>808,4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6</text:p>
          </table:table-cell>
          <table:table-cell office:value-type="string" calcext:value-type="string">
            <text:p>primes</text:p>
          </table:table-cell>
          <table:table-cell office:value-type="float" office:value="0" calcext:value-type="float">
            <text:p>0</text:p>
          </table:table-cell>
          <table:table-cell office:value-type="float" office:value="208510" calcext:value-type="float">
            <text:p>208510</text:p>
          </table:table-cell>
          <table:table-cell office:value-type="float" office:value="203010" calcext:value-type="float">
            <text:p>203010</text:p>
          </table:table-cell>
          <table:table-cell office:value-type="float" office:value="758.780725" calcext:value-type="float">
            <text:p>758,78</text:p>
          </table:table-cell>
          <table:table-cell office:value-type="float" office:value="687.95106" calcext:value-type="float">
            <text:p>687,9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" calcext:value-type="float">
            <text:p>1</text:p>
          </table:table-cell>
          <table:table-cell office:value-type="float" office:value="206390" calcext:value-type="float">
            <text:p>206390</text:p>
          </table:table-cell>
          <table:table-cell office:value-type="float" office:value="201937" calcext:value-type="float">
            <text:p>201937</text:p>
          </table:table-cell>
          <table:table-cell office:value-type="float" office:value="768.726761" calcext:value-type="float">
            <text:p>768,73</text:p>
          </table:table-cell>
          <table:table-cell office:value-type="float" office:value="816.972096" calcext:value-type="float">
            <text:p>816,9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5" calcext:value-type="float">
            <text:p>5</text:p>
          </table:table-cell>
          <table:table-cell office:value-type="float" office:value="204097" calcext:value-type="float">
            <text:p>204097</text:p>
          </table:table-cell>
          <table:table-cell office:value-type="float" office:value="200486" calcext:value-type="float">
            <text:p>200486</text:p>
          </table:table-cell>
          <table:table-cell office:value-type="float" office:value="596.002523" calcext:value-type="float">
            <text:p>596,00</text:p>
          </table:table-cell>
          <table:table-cell office:value-type="float" office:value="624.222456" calcext:value-type="float">
            <text:p>624,2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2644" calcext:value-type="float">
            <text:p>202644</text:p>
          </table:table-cell>
          <table:table-cell office:value-type="float" office:value="199423" calcext:value-type="float">
            <text:p>199423</text:p>
          </table:table-cell>
          <table:table-cell office:value-type="float" office:value="719.881917" calcext:value-type="float">
            <text:p>719,88</text:p>
          </table:table-cell>
          <table:table-cell office:value-type="float" office:value="689.523534" calcext:value-type="float">
            <text:p>689,5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00" calcext:value-type="float">
            <text:p>100</text:p>
          </table:table-cell>
          <table:table-cell office:value-type="float" office:value="171822" calcext:value-type="float">
            <text:p>171822</text:p>
          </table:table-cell>
          <table:table-cell office:value-type="float" office:value="169881" calcext:value-type="float">
            <text:p>169881</text:p>
          </table:table-cell>
          <table:table-cell office:value-type="float" office:value="736.890558" calcext:value-type="float">
            <text:p>736,89</text:p>
          </table:table-cell>
          <table:table-cell office:value-type="float" office:value="667.593484" calcext:value-type="float">
            <text:p>667,5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7</text:p>
          </table:table-cell>
          <table:table-cell office:value-type="string" calcext:value-type="string">
            <text:p>primes</text:p>
          </table:table-cell>
          <table:table-cell office:value-type="float" office:value="0" calcext:value-type="float">
            <text:p>0</text:p>
          </table:table-cell>
          <table:table-cell office:value-type="float" office:value="204264" calcext:value-type="float">
            <text:p>204264</text:p>
          </table:table-cell>
          <table:table-cell office:value-type="float" office:value="197752" calcext:value-type="float">
            <text:p>197752</text:p>
          </table:table-cell>
          <table:table-cell office:value-type="float" office:value="789.682544" calcext:value-type="float">
            <text:p>789,68</text:p>
          </table:table-cell>
          <table:table-cell office:value-type="float" office:value="667.705066" calcext:value-type="float">
            <text:p>667,7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" calcext:value-type="float">
            <text:p>1</text:p>
          </table:table-cell>
          <table:table-cell office:value-type="float" office:value="200577" calcext:value-type="float">
            <text:p>200577</text:p>
          </table:table-cell>
          <table:table-cell office:value-type="float" office:value="196267" calcext:value-type="float">
            <text:p>196267</text:p>
          </table:table-cell>
          <table:table-cell office:value-type="float" office:value="721.656265" calcext:value-type="float">
            <text:p>721,66</text:p>
          </table:table-cell>
          <table:table-cell office:value-type="float" office:value="671.064641" calcext:value-type="float">
            <text:p>671,0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5" calcext:value-type="float">
            <text:p>5</text:p>
          </table:table-cell>
          <table:table-cell office:value-type="float" office:value="199007" calcext:value-type="float">
            <text:p>199007</text:p>
          </table:table-cell>
          <table:table-cell office:value-type="float" office:value="196447" calcext:value-type="float">
            <text:p>196447</text:p>
          </table:table-cell>
          <table:table-cell office:value-type="float" office:value="718.754325" calcext:value-type="float">
            <text:p>718,75</text:p>
          </table:table-cell>
          <table:table-cell office:value-type="float" office:value="723.378161" calcext:value-type="float">
            <text:p>723,38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198994" calcext:value-type="float">
            <text:p>198994</text:p>
          </table:table-cell>
          <table:table-cell office:value-type="float" office:value="195180" calcext:value-type="float">
            <text:p>195180</text:p>
          </table:table-cell>
          <table:table-cell office:value-type="float" office:value="813.432491" calcext:value-type="float">
            <text:p>813,43</text:p>
          </table:table-cell>
          <table:table-cell office:value-type="float" office:value="897.322047" calcext:value-type="float">
            <text:p>897,3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00" calcext:value-type="float">
            <text:p>100</text:p>
          </table:table-cell>
          <table:table-cell office:value-type="float" office:value="169093" calcext:value-type="float">
            <text:p>169093</text:p>
          </table:table-cell>
          <table:table-cell office:value-type="float" office:value="166429" calcext:value-type="float">
            <text:p>166429</text:p>
          </table:table-cell>
          <table:table-cell office:value-type="float" office:value="1081.488557" calcext:value-type="float">
            <text:p>1081,49</text:p>
          </table:table-cell>
          <table:table-cell office:value-type="float" office:value="1125.85793" calcext:value-type="float">
            <text:p>1125,8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8</text:p>
          </table:table-cell>
          <table:table-cell office:value-type="string" calcext:value-type="string">
            <text:p>primes</text:p>
          </table:table-cell>
          <table:table-cell office:value-type="float" office:value="0" calcext:value-type="float">
            <text:p>0</text:p>
          </table:table-cell>
          <table:table-cell office:value-type="float" office:value="248093" calcext:value-type="float">
            <text:p>248093</text:p>
          </table:table-cell>
          <table:table-cell office:value-type="float" office:value="245842" calcext:value-type="float">
            <text:p>245842</text:p>
          </table:table-cell>
          <table:table-cell office:value-type="float" office:value="589.81814" calcext:value-type="float">
            <text:p>589,82</text:p>
          </table:table-cell>
          <table:table-cell office:value-type="float" office:value="530.990164" calcext:value-type="float">
            <text:p>530,99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" calcext:value-type="float">
            <text:p>1</text:p>
          </table:table-cell>
          <table:table-cell office:value-type="float" office:value="249041" calcext:value-type="float">
            <text:p>249041</text:p>
          </table:table-cell>
          <table:table-cell office:value-type="float" office:value="244232" calcext:value-type="float">
            <text:p>244232</text:p>
          </table:table-cell>
          <table:table-cell office:value-type="float" office:value="507.90097" calcext:value-type="float">
            <text:p>507,90</text:p>
          </table:table-cell>
          <table:table-cell office:value-type="float" office:value="464.651252" calcext:value-type="float">
            <text:p>464,6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5" calcext:value-type="float">
            <text:p>5</text:p>
          </table:table-cell>
          <table:table-cell office:value-type="float" office:value="248068" calcext:value-type="float">
            <text:p>248068</text:p>
          </table:table-cell>
          <table:table-cell office:value-type="float" office:value="243070" calcext:value-type="float">
            <text:p>243070</text:p>
          </table:table-cell>
          <table:table-cell office:value-type="float" office:value="497.06203" calcext:value-type="float">
            <text:p>497,06</text:p>
          </table:table-cell>
          <table:table-cell office:value-type="float" office:value="508.243594" calcext:value-type="float">
            <text:p>508,2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45636" calcext:value-type="float">
            <text:p>245636</text:p>
          </table:table-cell>
          <table:table-cell office:value-type="float" office:value="242115" calcext:value-type="float">
            <text:p>242115</text:p>
          </table:table-cell>
          <table:table-cell office:value-type="float" office:value="487.631226" calcext:value-type="float">
            <text:p>487,63</text:p>
          </table:table-cell>
          <table:table-cell office:value-type="float" office:value="490.632845" calcext:value-type="float">
            <text:p>490,6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imes</text:p>
          </table:table-cell>
          <table:table-cell office:value-type="float" office:value="100" calcext:value-type="float">
            <text:p>100</text:p>
          </table:table-cell>
          <table:table-cell office:value-type="float" office:value="202080" calcext:value-type="float">
            <text:p>202080</text:p>
          </table:table-cell>
          <table:table-cell office:value-type="float" office:value="199667" calcext:value-type="float">
            <text:p>199667</text:p>
          </table:table-cell>
          <table:table-cell office:value-type="float" office:value="544.670627" calcext:value-type="float">
            <text:p>544,67</text:p>
          </table:table-cell>
          <table:table-cell office:value-type="float" office:value="588.116457" calcext:value-type="float">
            <text:p>588,12</text:p>
          </table:table-cell>
          <table:table-cell table:number-columns-repeated="3"/>
        </table:table-row>
      </table:table>
      <table:table table:name="db-fast" table:style-name="ta1">
        <table:shapes>
          <draw:frame draw:z-index="0" draw:style-name="gr1" draw:text-style-name="P1" svg:width="24cm" svg:height="13cm" svg:x="0cm" svg:y="14cm">
            <draw:object draw:notify-on-update-of-ranges="'db-fast'.C3:'db-fast'.C7 'db-fast'.D3:'db-fast'.D7 'db-fast'.E3:'db-fast'.E7 'db-fast'.D8:'db-fast'.D12 'db-fast'.E8:'db-fast'.E12 'db-fast'.D13:'db-fast'.D17 'db-fast'.E13:'db-fast'.E17 'db-fast'.D18:'db-fast'.D22 'db-fast'.E18:'db-fast'.E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2" table:default-cell-style-name="ce9"/>
        <table:table-column table:style-name="co12" table:visibility="collapse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2" table:default-cell-style-name="ce5"/>
        <table:table-column table:style-name="co12" table:number-columns-repeated="2" table:default-cell-style-name="Default"/>
        <table:table-column table:style-name="co14" table:default-cell-style-name="Default"/>
        <table:table-row table:style-name="ro1">
          <table:table-cell table:style-name="ce8" office:value-type="string" calcext:value-type="string" table:number-columns-spanned="1" table:number-rows-spanned="2">
            <text:p>.net verija</text:p>
          </table:table-cell>
          <table:table-cell table:style-name="ce8" office:value-type="string" calcext:value-type="string" table:number-columns-spanned="1" table:number-rows-spanned="2">
            <text:p>Užklausa</text:p>
          </table:table-cell>
          <table:table-cell table:style-name="ce8" office:value-type="string" calcext:value-type="string" table:number-columns-spanned="1" table:number-rows-spanned="2">
            <text:p>Pirminių sk. kiekis</text:p>
          </table:table-cell>
          <table:table-cell table:style-name="ce8" office:value-type="string" calcext:value-type="string" table:number-columns-spanned="2" table:number-rows-spanned="1">
            <text:p>Užklausos per sekundę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Vėlinimas (<text:span text:style-name="T1">µs</text:span>)</text:p>
          </table:table-cell>
          <table:covered-table-cell table:style-name="ce8"/>
          <table:table-cell table:number-columns-repeated="3"/>
        </table:table-row>
        <table:table-row table:style-name="ro1">
          <table:covered-table-cell table:number-columns-repeated="3" table:style-name="ce8"/>
          <table:table-cell table:style-name="ce8" office:value-type="string" calcext:value-type="string">
            <text:p>sync</text:p>
          </table:table-cell>
          <table:table-cell table:style-name="ce8" office:value-type="string" calcext:value-type="string">
            <text:p>async</text:p>
          </table:table-cell>
          <table:table-cell table:style-name="ce8" office:value-type="string" calcext:value-type="string">
            <text:p>sync</text:p>
          </table:table-cell>
          <table:table-cell table:style-name="ce8" office:value-type="string" calcext:value-type="string">
            <text:p>async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5</text:p>
          </table:table-cell>
          <table:table-cell office:value-type="string" calcext:value-type="string">
            <text:p>db-fast</text:p>
          </table:table-cell>
          <table:table-cell office:value-type="float" office:value="0" calcext:value-type="float">
            <text:p>0</text:p>
          </table:table-cell>
          <table:table-cell office:value-type="float" office:value="63325" calcext:value-type="float">
            <text:p>63325</text:p>
          </table:table-cell>
          <table:table-cell office:value-type="float" office:value="66417" calcext:value-type="float">
            <text:p>66417</text:p>
          </table:table-cell>
          <table:table-cell office:value-type="float" office:value="1520.634897" calcext:value-type="float">
            <text:p>1520,63</text:p>
          </table:table-cell>
          <table:table-cell office:value-type="float" office:value="1468.212605" calcext:value-type="float">
            <text:p>1468,2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" calcext:value-type="float">
            <text:p>1</text:p>
          </table:table-cell>
          <table:table-cell office:value-type="float" office:value="63172" calcext:value-type="float">
            <text:p>63172</text:p>
          </table:table-cell>
          <table:table-cell office:value-type="float" office:value="66263" calcext:value-type="float">
            <text:p>66263</text:p>
          </table:table-cell>
          <table:table-cell office:value-type="float" office:value="1521.769758" calcext:value-type="float">
            <text:p>1521,77</text:p>
          </table:table-cell>
          <table:table-cell office:value-type="float" office:value="1470.284568" calcext:value-type="float">
            <text:p>1470,28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5" calcext:value-type="float">
            <text:p>5</text:p>
          </table:table-cell>
          <table:table-cell office:value-type="float" office:value="63558" calcext:value-type="float">
            <text:p>63558</text:p>
          </table:table-cell>
          <table:table-cell office:value-type="float" office:value="66282" calcext:value-type="float">
            <text:p>66282</text:p>
          </table:table-cell>
          <table:table-cell office:value-type="float" office:value="1517.028006" calcext:value-type="float">
            <text:p>1517,03</text:p>
          </table:table-cell>
          <table:table-cell office:value-type="float" office:value="1467.207405" calcext:value-type="float">
            <text:p>1467,2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0" calcext:value-type="float">
            <text:p>10</text:p>
          </table:table-cell>
          <table:table-cell office:value-type="float" office:value="63323" calcext:value-type="float">
            <text:p>63323</text:p>
          </table:table-cell>
          <table:table-cell office:value-type="float" office:value="66272" calcext:value-type="float">
            <text:p>66272</text:p>
          </table:table-cell>
          <table:table-cell office:value-type="float" office:value="1517.324265" calcext:value-type="float">
            <text:p>1517,32</text:p>
          </table:table-cell>
          <table:table-cell office:value-type="float" office:value="1468.859411" calcext:value-type="float">
            <text:p>1468,8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00" calcext:value-type="float">
            <text:p>100</text:p>
          </table:table-cell>
          <table:table-cell office:value-type="float" office:value="60132" calcext:value-type="float">
            <text:p>60132</text:p>
          </table:table-cell>
          <table:table-cell office:value-type="float" office:value="62500" calcext:value-type="float">
            <text:p>62500</text:p>
          </table:table-cell>
          <table:table-cell office:value-type="float" office:value="1600.815231" calcext:value-type="float">
            <text:p>1600,82</text:p>
          </table:table-cell>
          <table:table-cell office:value-type="float" office:value="1541.121203" calcext:value-type="float">
            <text:p>1541,1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6</text:p>
          </table:table-cell>
          <table:table-cell office:value-type="string" calcext:value-type="string">
            <text:p>db-fast</text:p>
          </table:table-cell>
          <table:table-cell office:value-type="float" office:value="0" calcext:value-type="float">
            <text:p>0</text:p>
          </table:table-cell>
          <table:table-cell office:value-type="float" office:value="65540" calcext:value-type="float">
            <text:p>65540</text:p>
          </table:table-cell>
          <table:table-cell office:value-type="float" office:value="71629" calcext:value-type="float">
            <text:p>71629</text:p>
          </table:table-cell>
          <table:table-cell office:value-type="float" office:value="1470.840551" calcext:value-type="float">
            <text:p>1470,84</text:p>
          </table:table-cell>
          <table:table-cell office:value-type="float" office:value="1361.834455" calcext:value-type="float">
            <text:p>1361,8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" calcext:value-type="float">
            <text:p>1</text:p>
          </table:table-cell>
          <table:table-cell office:value-type="float" office:value="65561" calcext:value-type="float">
            <text:p>65561</text:p>
          </table:table-cell>
          <table:table-cell office:value-type="float" office:value="70984" calcext:value-type="float">
            <text:p>70984</text:p>
          </table:table-cell>
          <table:table-cell office:value-type="float" office:value="1471.132566" calcext:value-type="float">
            <text:p>1471,13</text:p>
          </table:table-cell>
          <table:table-cell office:value-type="float" office:value="1380.226958" calcext:value-type="float">
            <text:p>1380,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5" calcext:value-type="float">
            <text:p>5</text:p>
          </table:table-cell>
          <table:table-cell office:value-type="float" office:value="65964" calcext:value-type="float">
            <text:p>65964</text:p>
          </table:table-cell>
          <table:table-cell office:value-type="float" office:value="69805" calcext:value-type="float">
            <text:p>69805</text:p>
          </table:table-cell>
          <table:table-cell office:value-type="float" office:value="1458.371766" calcext:value-type="float">
            <text:p>1458,37</text:p>
          </table:table-cell>
          <table:table-cell office:value-type="float" office:value="1417.941346" calcext:value-type="float">
            <text:p>1417,9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0" calcext:value-type="float">
            <text:p>10</text:p>
          </table:table-cell>
          <table:table-cell office:value-type="float" office:value="65272" calcext:value-type="float">
            <text:p>65272</text:p>
          </table:table-cell>
          <table:table-cell office:value-type="float" office:value="71295" calcext:value-type="float">
            <text:p>71295</text:p>
          </table:table-cell>
          <table:table-cell office:value-type="float" office:value="1479.909308" calcext:value-type="float">
            <text:p>1479,91</text:p>
          </table:table-cell>
          <table:table-cell office:value-type="float" office:value="1370.295666" calcext:value-type="float">
            <text:p>1370,3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00" calcext:value-type="float">
            <text:p>100</text:p>
          </table:table-cell>
          <table:table-cell office:value-type="float" office:value="62279" calcext:value-type="float">
            <text:p>62279</text:p>
          </table:table-cell>
          <table:table-cell office:value-type="float" office:value="67429" calcext:value-type="float">
            <text:p>67429</text:p>
          </table:table-cell>
          <table:table-cell office:value-type="float" office:value="1543.90558" calcext:value-type="float">
            <text:p>1543,91</text:p>
          </table:table-cell>
          <table:table-cell office:value-type="float" office:value="1448.510438" calcext:value-type="float">
            <text:p>1448,5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7</text:p>
          </table:table-cell>
          <table:table-cell office:value-type="string" calcext:value-type="string">
            <text:p>db-fast</text:p>
          </table:table-cell>
          <table:table-cell office:value-type="float" office:value="0" calcext:value-type="float">
            <text:p>0</text:p>
          </table:table-cell>
          <table:table-cell office:value-type="float" office:value="66012" calcext:value-type="float">
            <text:p>66012</text:p>
          </table:table-cell>
          <table:table-cell office:value-type="float" office:value="69664" calcext:value-type="float">
            <text:p>69664</text:p>
          </table:table-cell>
          <table:table-cell office:value-type="float" office:value="1462.971352" calcext:value-type="float">
            <text:p>1462,97</text:p>
          </table:table-cell>
          <table:table-cell office:value-type="float" office:value="1393.975241" calcext:value-type="float">
            <text:p>1393,98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" calcext:value-type="float">
            <text:p>1</text:p>
          </table:table-cell>
          <table:table-cell office:value-type="float" office:value="64848" calcext:value-type="float">
            <text:p>64848</text:p>
          </table:table-cell>
          <table:table-cell office:value-type="float" office:value="69808" calcext:value-type="float">
            <text:p>69808</text:p>
          </table:table-cell>
          <table:table-cell office:value-type="float" office:value="1484.669839" calcext:value-type="float">
            <text:p>1484,67</text:p>
          </table:table-cell>
          <table:table-cell office:value-type="float" office:value="1398.439942" calcext:value-type="float">
            <text:p>1398,4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5" calcext:value-type="float">
            <text:p>5</text:p>
          </table:table-cell>
          <table:table-cell office:value-type="float" office:value="63871" calcext:value-type="float">
            <text:p>63871</text:p>
          </table:table-cell>
          <table:table-cell office:value-type="float" office:value="70078" calcext:value-type="float">
            <text:p>70078</text:p>
          </table:table-cell>
          <table:table-cell office:value-type="float" office:value="1506.186636" calcext:value-type="float">
            <text:p>1506,19</text:p>
          </table:table-cell>
          <table:table-cell office:value-type="float" office:value="1384.124724" calcext:value-type="float">
            <text:p>1384,1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0" calcext:value-type="float">
            <text:p>10</text:p>
          </table:table-cell>
          <table:table-cell office:value-type="float" office:value="64434" calcext:value-type="float">
            <text:p>64434</text:p>
          </table:table-cell>
          <table:table-cell office:value-type="float" office:value="69984" calcext:value-type="float">
            <text:p>69984</text:p>
          </table:table-cell>
          <table:table-cell office:value-type="float" office:value="1495.237808" calcext:value-type="float">
            <text:p>1495,24</text:p>
          </table:table-cell>
          <table:table-cell office:value-type="float" office:value="1383.824763" calcext:value-type="float">
            <text:p>1383,8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00" calcext:value-type="float">
            <text:p>100</text:p>
          </table:table-cell>
          <table:table-cell office:value-type="float" office:value="61023" calcext:value-type="float">
            <text:p>61023</text:p>
          </table:table-cell>
          <table:table-cell office:value-type="float" office:value="65743" calcext:value-type="float">
            <text:p>65743</text:p>
          </table:table-cell>
          <table:table-cell office:value-type="float" office:value="1581.066758" calcext:value-type="float">
            <text:p>1581,07</text:p>
          </table:table-cell>
          <table:table-cell office:value-type="float" office:value="1466.762955" calcext:value-type="float">
            <text:p>1466,7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8</text:p>
          </table:table-cell>
          <table:table-cell office:value-type="string" calcext:value-type="string">
            <text:p>db-fast</text:p>
          </table:table-cell>
          <table:table-cell office:value-type="float" office:value="0" calcext:value-type="float">
            <text:p>0</text:p>
          </table:table-cell>
          <table:table-cell office:value-type="float" office:value="72406" calcext:value-type="float">
            <text:p>72406</text:p>
          </table:table-cell>
          <table:table-cell office:value-type="float" office:value="81786" calcext:value-type="float">
            <text:p>81786</text:p>
          </table:table-cell>
          <table:table-cell office:value-type="float" office:value="1334.657034" calcext:value-type="float">
            <text:p>1334,66</text:p>
          </table:table-cell>
          <table:table-cell office:value-type="float" office:value="1195.63179" calcext:value-type="float">
            <text:p>1195,6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" calcext:value-type="float">
            <text:p>1</text:p>
          </table:table-cell>
          <table:table-cell office:value-type="float" office:value="73180" calcext:value-type="float">
            <text:p>73180</text:p>
          </table:table-cell>
          <table:table-cell office:value-type="float" office:value="81449" calcext:value-type="float">
            <text:p>81449</text:p>
          </table:table-cell>
          <table:table-cell office:value-type="float" office:value="1320.341994" calcext:value-type="float">
            <text:p>1320,34</text:p>
          </table:table-cell>
          <table:table-cell office:value-type="float" office:value="1201.712406" calcext:value-type="float">
            <text:p>1201,7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5" calcext:value-type="float">
            <text:p>5</text:p>
          </table:table-cell>
          <table:table-cell office:value-type="float" office:value="72554" calcext:value-type="float">
            <text:p>72554</text:p>
          </table:table-cell>
          <table:table-cell office:value-type="float" office:value="81588" calcext:value-type="float">
            <text:p>81588</text:p>
          </table:table-cell>
          <table:table-cell office:value-type="float" office:value="1331.137408" calcext:value-type="float">
            <text:p>1331,14</text:p>
          </table:table-cell>
          <table:table-cell office:value-type="float" office:value="1198.079668" calcext:value-type="float">
            <text:p>1198,08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0" calcext:value-type="float">
            <text:p>10</text:p>
          </table:table-cell>
          <table:table-cell office:value-type="float" office:value="71984" calcext:value-type="float">
            <text:p>71984</text:p>
          </table:table-cell>
          <table:table-cell office:value-type="float" office:value="81425" calcext:value-type="float">
            <text:p>81425</text:p>
          </table:table-cell>
          <table:table-cell office:value-type="float" office:value="1339.61391" calcext:value-type="float">
            <text:p>1339,61</text:p>
          </table:table-cell>
          <table:table-cell office:value-type="float" office:value="1202.683749" calcext:value-type="float">
            <text:p>1202,68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fast</text:p>
          </table:table-cell>
          <table:table-cell office:value-type="float" office:value="100" calcext:value-type="float">
            <text:p>100</text:p>
          </table:table-cell>
          <table:table-cell office:value-type="float" office:value="70431" calcext:value-type="float">
            <text:p>70431</text:p>
          </table:table-cell>
          <table:table-cell office:value-type="float" office:value="75757" calcext:value-type="float">
            <text:p>75757</text:p>
          </table:table-cell>
          <table:table-cell office:value-type="float" office:value="1371.341832" calcext:value-type="float">
            <text:p>1371,34</text:p>
          </table:table-cell>
          <table:table-cell office:value-type="float" office:value="1288.483803" calcext:value-type="float">
            <text:p>1288,48</text:p>
          </table:table-cell>
          <table:table-cell table:number-columns-repeated="3"/>
        </table:table-row>
      </table:table>
      <table:table table:name="db-slow" table:style-name="ta1">
        <table:table-column table:style-name="co12" table:default-cell-style-name="ce9"/>
        <table:table-column table:style-name="co12" table:visibility="collapse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1" table:default-cell-style-name="ce5"/>
        <table:table-column table:style-name="co19" table:default-cell-style-name="ce5"/>
        <table:table-column table:style-name="co12" table:number-columns-repeated="2" table:default-cell-style-name="Default"/>
        <table:table-column table:style-name="co14" table:default-cell-style-name="Default"/>
        <table:table-row table:style-name="ro1">
          <table:table-cell table:style-name="ce8" office:value-type="string" calcext:value-type="string" table:number-columns-spanned="1" table:number-rows-spanned="2">
            <text:p>.net verija</text:p>
          </table:table-cell>
          <table:table-cell table:style-name="ce8" office:value-type="string" calcext:value-type="string" table:number-columns-spanned="1" table:number-rows-spanned="2">
            <text:p>Užklausa</text:p>
          </table:table-cell>
          <table:table-cell table:style-name="ce8" office:value-type="string" calcext:value-type="string" table:number-columns-spanned="1" table:number-rows-spanned="2">
            <text:p>Pirminių sk. kiekis</text:p>
          </table:table-cell>
          <table:table-cell table:style-name="ce8" office:value-type="string" calcext:value-type="string" table:number-columns-spanned="2" table:number-rows-spanned="1">
            <text:p>Užklausos per sekundę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Vėlinimas (<text:span text:style-name="T1">µs</text:span>)</text:p>
          </table:table-cell>
          <table:covered-table-cell table:style-name="ce8"/>
          <table:table-cell table:number-columns-repeated="3"/>
        </table:table-row>
        <table:table-row table:style-name="ro1">
          <table:covered-table-cell table:number-columns-repeated="3" table:style-name="ce8"/>
          <table:table-cell table:style-name="ce8" office:value-type="string" calcext:value-type="string">
            <text:p>sync</text:p>
          </table:table-cell>
          <table:table-cell table:style-name="ce8" office:value-type="string" calcext:value-type="string">
            <text:p>async</text:p>
          </table:table-cell>
          <table:table-cell table:style-name="ce8" office:value-type="string" calcext:value-type="string">
            <text:p>sync</text:p>
          </table:table-cell>
          <table:table-cell table:style-name="ce8" office:value-type="string" calcext:value-type="string">
            <text:p>async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5</text:p>
          </table:table-cell>
          <table:table-cell office:value-type="string" calcext:value-type="string">
            <text:p>db-s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224754.692568" calcext:value-type="float">
            <text:p>9224754,69</text:p>
          </table:table-cell>
          <table:table-cell office:value-type="float" office:value="5493095.557114" calcext:value-type="float">
            <text:p>5493095,5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29859.120755" calcext:value-type="float">
            <text:p>9729859,12</text:p>
          </table:table-cell>
          <table:table-cell office:value-type="float" office:value="5486736.044" calcext:value-type="float">
            <text:p>5486736,0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481754.809237" calcext:value-type="float">
            <text:p>5481754,81</text:p>
          </table:table-cell>
          <table:table-cell office:value-type="float" office:value="5485915.196" calcext:value-type="float">
            <text:p>5485915,2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435612.753117" calcext:value-type="float">
            <text:p>6435612,75</text:p>
          </table:table-cell>
          <table:table-cell office:value-type="float" office:value="5486341.934" calcext:value-type="float">
            <text:p>5486341,9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388995.875252" calcext:value-type="float">
            <text:p>5388995,88</text:p>
          </table:table-cell>
          <table:table-cell office:value-type="float" office:value="5474949.125" calcext:value-type="float">
            <text:p>5474949,1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6</text:p>
          </table:table-cell>
          <table:table-cell office:value-type="string" calcext:value-type="string">
            <text:p>db-slow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25872.856818" calcext:value-type="float">
            <text:p>6225872,86</text:p>
          </table:table-cell>
          <table:table-cell office:value-type="float" office:value="5486872.228" calcext:value-type="float">
            <text:p>5486872,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310704.327309" calcext:value-type="float">
            <text:p>5310704,33</text:p>
          </table:table-cell>
          <table:table-cell office:value-type="float" office:value="5457394.854077" calcext:value-type="float">
            <text:p>5457394,8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949481.819565" calcext:value-type="float">
            <text:p>5949481,82</text:p>
          </table:table-cell>
          <table:table-cell office:value-type="float" office:value="5473819.594538" calcext:value-type="float">
            <text:p>5473819,59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182056.95283" calcext:value-type="float">
            <text:p>8182056,95</text:p>
          </table:table-cell>
          <table:table-cell office:value-type="float" office:value="5487310.018" calcext:value-type="float">
            <text:p>5487310,0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863315.222222" calcext:value-type="float">
            <text:p>5863315,22</text:p>
          </table:table-cell>
          <table:table-cell office:value-type="float" office:value="5486677.48" calcext:value-type="float">
            <text:p>5486677,4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7</text:p>
          </table:table-cell>
          <table:table-cell office:value-type="string" calcext:value-type="string">
            <text:p>db-slow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931314.34264" calcext:value-type="float">
            <text:p>6931314,34</text:p>
          </table:table-cell>
          <table:table-cell office:value-type="float" office:value="5486716.418" calcext:value-type="float">
            <text:p>5486716,4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577143.480249" calcext:value-type="float">
            <text:p>5577143,48</text:p>
          </table:table-cell>
          <table:table-cell office:value-type="float" office:value="5496805.7249" calcext:value-type="float">
            <text:p>5496805,7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353138.307329" calcext:value-type="float">
            <text:p>6353138,31</text:p>
          </table:table-cell>
          <table:table-cell office:value-type="float" office:value="5486931.934" calcext:value-type="float">
            <text:p>5486931,9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609165.665298" calcext:value-type="float">
            <text:p>5609165,67</text:p>
          </table:table-cell>
          <table:table-cell office:value-type="float" office:value="5486559.806" calcext:value-type="float">
            <text:p>5486559,8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682021.328542" calcext:value-type="float">
            <text:p>5682021,33</text:p>
          </table:table-cell>
          <table:table-cell office:value-type="float" office:value="5485962.924" calcext:value-type="float">
            <text:p>5485962,9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.net8</text:p>
          </table:table-cell>
          <table:table-cell office:value-type="string" calcext:value-type="string">
            <text:p>db-slo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755583.432024" calcext:value-type="float">
            <text:p>7755583,43</text:p>
          </table:table-cell>
          <table:table-cell office:value-type="float" office:value="5463086.538627" calcext:value-type="float">
            <text:p>5463086,5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554419.362881" calcext:value-type="float">
            <text:p>7554419,36</text:p>
          </table:table-cell>
          <table:table-cell office:value-type="float" office:value="5487017.248" calcext:value-type="float">
            <text:p>5487017,2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413075.374648" calcext:value-type="float">
            <text:p>7413075,37</text:p>
          </table:table-cell>
          <table:table-cell office:value-type="float" office:value="5492450.93988" calcext:value-type="float">
            <text:p>5492450,9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470831.234469" calcext:value-type="float">
            <text:p>5470831,23</text:p>
          </table:table-cell>
          <table:table-cell office:value-type="float" office:value="5491894.156313" calcext:value-type="float">
            <text:p>5491894,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b-slow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426746.795181" calcext:value-type="float">
            <text:p>5426746,80</text:p>
          </table:table-cell>
          <table:table-cell office:value-type="float" office:value="5488043.916" calcext:value-type="float">
            <text:p>5488043,92</text:p>
          </table:table-cell>
          <table:table-cell table:number-columns-repeated="3"/>
        </table:table-row>
        <table:table-row table:style-name="ro1" table:number-rows-repeated="9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>
            <draw:frame draw:z-index="0" draw:style-name="gr1" draw:text-style-name="P1" svg:width="24cm" svg:height="13cm" svg:x="0cm" svg:y="0.002cm">
              <draw:object draw:notify-on-update-of-ranges="'db-slow'.C3:'db-slow'.C7 'db-slow'.D3:'db-slow'.D7 'db-slow'.E3:'db-slow'.E7 'db-slow'.D8:'db-slow'.D12 'db-slow'.E8:'db-slow'.E12 'db-slow'.D13:'db-slow'.D17 'db-slow'.E13:'db-slow'.E17 'db-slow'.D18:'db-slow'.D22 'db-slow'.E18:'db-slow'.E2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6"/>
          <table:table-cell table:number-columns-repeated="3"/>
        </table:table-row>
      </table:table>
      <table:named-expressions/>
      <table:database-ranges>
        <table:database-range table:name="__Anonymous_Sheet_DB__0" table:target-range-address="'output_asp.csv'.A42:'output_asp.csv'.M101"/>
        <table:database-range table:name="__Anonymous_Sheet_DB__1" table:target-range-address="'threads-get'.A2:'threads-get'.M30"/>
        <table:database-range table:name="__Anonymous_Sheet_DB__2" table:target-range-address="'threads-db-fast'.A2:'threads-db-fast'.L3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t" fo:country="LT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00-00-00</text:date>, <text:time style:data-style-name="N2" text:time-value="11:17:33.970402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1-05T11:19:42.959752045</dc:date>
    <meta:editing-duration>PT7H14M31S</meta:editing-duration>
    <meta:editing-cycles>17</meta:editing-cycles>
    <meta:document-statistic meta:table-count="6" meta:cell-count="2278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80000" chart:maximum="34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478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e5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6114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e16173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001cm" svg:height="13.001cm" xlink:href=".." xlink:type="simple" chart:class="chart:bar" chart:style-name="ch1">
        <chart:title svg:x="10.462cm" svg:y="0.396cm" chart:style-name="ch2">
          <text:p>Užklausa "get"</text:p>
        </chart:title>
        <chart:legend chart:legend-position="end" svg:x="21.447cm" svg:y="4.458cm" style:legend-expansion="high" chart:style-name="ch3"/>
        <chart:plot-area chart:style-name="ch4" table:cell-range-address="'threads-get'.C17:'threads-get'.E23 'threads-get'.D3:'threads-get'.E16 'threads-get'.D24:'threads-get'.E30" chart:data-source-has-labels="both" svg:x="1.491cm" svg:y="1.435cm" svg:width="19.476cm" svg:height="10.325cm">
          <chart:coordinate-region svg:x="2.853cm" svg:y="1.634cm" svg:width="18.114cm" svg:height="9.479cm"/>
          <chart:axis chart:dimension="x" chart:name="primary-x" chart:style-name="ch5" chartooo:axis-type="auto">
            <chartooo:date-scale/>
            <chart:title svg:x="10.801cm" svg:y="12.02cm" chart:style-name="ch6">
              <text:p>Gijos</text:p>
            </chart:title>
            <chart:categories table:cell-range-address="'threads-get'.C17:'threads-get'.C23"/>
          </chart:axis>
          <chart:axis chart:dimension="y" chart:name="primary-y" chart:style-name="ch7">
            <chart:title svg:x="0.451cm" svg:y="7.792cm" chart:style-name="ch8">
              <text:p>užklausos / sek.</text:p>
            </chart:title>
            <chart:grid chart:style-name="ch9" chart:class="major"/>
          </chart:axis>
          <chart:series chart:style-name="ch10" chart:values-cell-range-address="'threads-get'.D3:'threads-get'.D9" loext:label-string="&quot;.net5 sync&quot;" chart:class="chart:bar">
            <chart:data-point chart:repeated="7"/>
          </chart:series>
          <chart:series chart:style-name="ch11" chart:values-cell-range-address="'threads-get'.E3:'threads-get'.E9" loext:label-string="&quot;.net5 async&quot;" chart:class="chart:bar">
            <chart:data-point chart:repeated="7"/>
          </chart:series>
          <chart:series chart:style-name="ch12" chart:values-cell-range-address="'threads-get'.D10:'threads-get'.D16" loext:label-string="&quot;.net6 sync&quot;" chart:class="chart:bar">
            <chart:data-point chart:repeated="7"/>
          </chart:series>
          <chart:series chart:style-name="ch13" chart:values-cell-range-address="'threads-get'.E10:'threads-get'.E16" loext:label-string="&quot;.net6 async&quot;" chart:class="chart:bar">
            <chart:data-point chart:repeated="7"/>
          </chart:series>
          <chart:series chart:style-name="ch14" chart:values-cell-range-address="'threads-get'.D17:'threads-get'.D23" loext:label-string="&quot;.net7 sync&quot;" chart:class="chart:bar">
            <chart:data-point chart:repeated="7"/>
          </chart:series>
          <chart:series chart:style-name="ch15" chart:values-cell-range-address="'threads-get'.E17:'threads-get'.E23" loext:label-string="&quot;.net7 async&quot;" chart:class="chart:bar">
            <chart:data-point chart:repeated="7"/>
          </chart:series>
          <chart:series chart:style-name="ch16" chart:values-cell-range-address="'threads-get'.D24:'threads-get'.D30" loext:label-string="&quot;.net8 sync&quot;" chart:class="chart:bar">
            <chart:data-point chart:style-name="ch17" loext:custom-label-pos-x="-0.0208107051309901" loext:custom-label-pos-y="-0.00168003054600993"/>
            <chart:data-point chart:style-name="ch17" loext:custom-label-pos-x="-0.0178129208845636" loext:custom-label-pos-y="-0.00519282168766705"/>
            <chart:data-point chart:style-name="ch17" loext:custom-label-pos-x="-0.0178563670330625" loext:custom-label-pos-y="0.0034364261168385"/>
            <chart:data-point chart:style-name="ch17" loext:custom-label-pos-x="-0.0267193813268454" loext:custom-label-pos-y="-0.0242077128675067"/>
            <chart:data-point chart:style-name="ch17" loext:custom-label-pos-x="-0.0123387061736976" loext:custom-label-pos-y="-0.013516609392898"/>
            <chart:data-point chart:style-name="ch17" loext:custom-label-pos-x="-0.0256332276143719" loext:custom-label-pos-y="-0.00626193203512793"/>
            <chart:data-point chart:style-name="ch17" loext:custom-label-pos-x="-0.0365382108876049" loext:custom-label-pos-y="0.00160366552119129"/>
          </chart:series>
          <chart:series chart:style-name="ch18" chart:values-cell-range-address="'threads-get'.E24:'threads-get'.E30" loext:label-string="&quot;.net8 async&quot;" chart:class="chart:bar">
            <chart:error-indicator chart:style-name="ch19" chart:dimension="x"/>
            <chart:data-point chart:style-name="ch17" loext:custom-label-pos-x="0.0297171655732719" loext:custom-label-pos-y="-0.024131347842688"/>
            <chart:data-point chart:style-name="ch17" loext:custom-label-pos-x="0.0297171655732719" loext:custom-label-pos-y="-0.0155021000381825"/>
            <chart:data-point chart:style-name="ch17" loext:custom-label-pos-x="0.031715688404223" loext:custom-label-pos-y="-0.013745704467354"/>
            <chart:data-point chart:style-name="ch17" loext:custom-label-pos-x="0.0177260285875657" loext:custom-label-pos-y="-0.0307751050019091"/>
            <chart:data-point chart:style-name="ch17" loext:custom-label-pos-x="0.0401442412130165" loext:custom-label-pos-y="-0.00381825124093166"/>
            <chart:data-point chart:style-name="ch17" loext:custom-label-pos-x="0.028326888821306" loext:custom-label-pos-y="-0.00626193203512793"/>
            <chart:data-point chart:style-name="ch17" loext:custom-label-pos-x="0.00729895294782113" loext:custom-label-pos-y="-0.034440626193203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.net5 sync</text:p>
              </table:table-cell>
              <table:table-cell office:value-type="string">
                <text:p>.net5 async</text:p>
              </table:table-cell>
              <table:table-cell office:value-type="string">
                <text:p>.net6 sync</text:p>
              </table:table-cell>
              <table:table-cell office:value-type="string">
                <text:p>.net6 async</text:p>
              </table:table-cell>
              <table:table-cell office:value-type="string">
                <text:p>.net7 sync</text:p>
              </table:table-cell>
              <table:table-cell office:value-type="string">
                <text:p>.net7 async</text:p>
              </table:table-cell>
              <table:table-cell office:value-type="string">
                <text:p>.net8 sync</text:p>
              </table:table-cell>
              <table:table-cell office:value-type="string">
                <text:p>.net8 async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threads-get'.C17:'threads-get'.C23</svg:desc>
                </draw:g>
              </table:table-cell>
              <table:table-cell office:value-type="float" office:value="268650">
                <text:p>268650</text:p>
                <draw:g>
                  <svg:desc>'threads-get'.D3:'threads-get'.D9</svg:desc>
                </draw:g>
              </table:table-cell>
              <table:table-cell office:value-type="float" office:value="264234">
                <text:p>264234</text:p>
                <draw:g>
                  <svg:desc>'threads-get'.E3:'threads-get'.E9</svg:desc>
                </draw:g>
              </table:table-cell>
              <table:table-cell office:value-type="float" office:value="289113">
                <text:p>289113</text:p>
                <draw:g>
                  <svg:desc>'threads-get'.D10:'threads-get'.D16</svg:desc>
                </draw:g>
              </table:table-cell>
              <table:table-cell office:value-type="float" office:value="285231">
                <text:p>285231</text:p>
                <draw:g>
                  <svg:desc>'threads-get'.E10:'threads-get'.E16</svg:desc>
                </draw:g>
              </table:table-cell>
              <table:table-cell office:value-type="float" office:value="274383">
                <text:p>274383</text:p>
                <draw:g>
                  <svg:desc>'threads-get'.D17:'threads-get'.D23</svg:desc>
                </draw:g>
              </table:table-cell>
              <table:table-cell office:value-type="float" office:value="269215">
                <text:p>269215</text:p>
                <draw:g>
                  <svg:desc>'threads-get'.E17:'threads-get'.E23</svg:desc>
                </draw:g>
              </table:table-cell>
              <table:table-cell office:value-type="float" office:value="329826">
                <text:p>329826</text:p>
                <draw:g>
                  <svg:desc>'threads-get'.D24:'threads-get'.D30</svg:desc>
                </draw:g>
              </table:table-cell>
              <table:table-cell office:value-type="float" office:value="324628">
                <text:p>324628</text:p>
                <draw:g>
                  <svg:desc>'threads-get'.E24:'threads-get'.E3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8508">
                <text:p>268508</text:p>
              </table:table-cell>
              <table:table-cell office:value-type="float" office:value="264773">
                <text:p>264773</text:p>
              </table:table-cell>
              <table:table-cell office:value-type="float" office:value="291400">
                <text:p>291400</text:p>
              </table:table-cell>
              <table:table-cell office:value-type="float" office:value="286972">
                <text:p>286972</text:p>
              </table:table-cell>
              <table:table-cell office:value-type="float" office:value="274946">
                <text:p>274946</text:p>
              </table:table-cell>
              <table:table-cell office:value-type="float" office:value="268796">
                <text:p>268796</text:p>
              </table:table-cell>
              <table:table-cell office:value-type="float" office:value="329713">
                <text:p>329713</text:p>
              </table:table-cell>
              <table:table-cell office:value-type="float" office:value="327854">
                <text:p>3278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5564">
                <text:p>265564</text:p>
              </table:table-cell>
              <table:table-cell office:value-type="float" office:value="260471">
                <text:p>260471</text:p>
              </table:table-cell>
              <table:table-cell office:value-type="float" office:value="291070">
                <text:p>291070</text:p>
              </table:table-cell>
              <table:table-cell office:value-type="float" office:value="282886">
                <text:p>282886</text:p>
              </table:table-cell>
              <table:table-cell office:value-type="float" office:value="269980">
                <text:p>269980</text:p>
              </table:table-cell>
              <table:table-cell office:value-type="float" office:value="267655">
                <text:p>267655</text:p>
              </table:table-cell>
              <table:table-cell office:value-type="float" office:value="331655">
                <text:p>331655</text:p>
              </table:table-cell>
              <table:table-cell office:value-type="float" office:value="325464">
                <text:p>3254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2571">
                <text:p>272571</text:p>
              </table:table-cell>
              <table:table-cell office:value-type="float" office:value="262828">
                <text:p>262828</text:p>
              </table:table-cell>
              <table:table-cell office:value-type="float" office:value="296341">
                <text:p>296341</text:p>
              </table:table-cell>
              <table:table-cell office:value-type="float" office:value="289516">
                <text:p>289516</text:p>
              </table:table-cell>
              <table:table-cell office:value-type="float" office:value="276140">
                <text:p>276140</text:p>
              </table:table-cell>
              <table:table-cell office:value-type="float" office:value="269953">
                <text:p>269953</text:p>
              </table:table-cell>
              <table:table-cell office:value-type="float" office:value="330466">
                <text:p>330466</text:p>
              </table:table-cell>
              <table:table-cell office:value-type="float" office:value="327571">
                <text:p>32757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5430">
                <text:p>265430</text:p>
              </table:table-cell>
              <table:table-cell office:value-type="float" office:value="258506">
                <text:p>258506</text:p>
              </table:table-cell>
              <table:table-cell office:value-type="float" office:value="289790">
                <text:p>289790</text:p>
              </table:table-cell>
              <table:table-cell office:value-type="float" office:value="284551">
                <text:p>284551</text:p>
              </table:table-cell>
              <table:table-cell office:value-type="float" office:value="278676">
                <text:p>278676</text:p>
              </table:table-cell>
              <table:table-cell office:value-type="float" office:value="269586">
                <text:p>269586</text:p>
              </table:table-cell>
              <table:table-cell office:value-type="float" office:value="330344">
                <text:p>330344</text:p>
              </table:table-cell>
              <table:table-cell office:value-type="float" office:value="331614">
                <text:p>3316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8143">
                <text:p>218143</text:p>
              </table:table-cell>
              <table:table-cell office:value-type="float" office:value="214165">
                <text:p>214165</text:p>
              </table:table-cell>
              <table:table-cell office:value-type="float" office:value="198287">
                <text:p>198287</text:p>
              </table:table-cell>
              <table:table-cell office:value-type="float" office:value="196091">
                <text:p>196091</text:p>
              </table:table-cell>
              <table:table-cell office:value-type="float" office:value="267461">
                <text:p>267461</text:p>
              </table:table-cell>
              <table:table-cell office:value-type="float" office:value="258033">
                <text:p>258033</text:p>
              </table:table-cell>
              <table:table-cell office:value-type="float" office:value="321386">
                <text:p>321386</text:p>
              </table:table-cell>
              <table:table-cell office:value-type="float" office:value="316543">
                <text:p>3165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2607">
                <text:p>212607</text:p>
              </table:table-cell>
              <table:table-cell office:value-type="float" office:value="205878">
                <text:p>205878</text:p>
              </table:table-cell>
              <table:table-cell office:value-type="float" office:value="195368">
                <text:p>195368</text:p>
              </table:table-cell>
              <table:table-cell office:value-type="float" office:value="186061">
                <text:p>186061</text:p>
              </table:table-cell>
              <table:table-cell office:value-type="float" office:value="269624">
                <text:p>269624</text:p>
              </table:table-cell>
              <table:table-cell office:value-type="float" office:value="263172">
                <text:p>263172</text:p>
              </table:table-cell>
              <table:table-cell office:value-type="float" office:value="324177">
                <text:p>324177</text:p>
              </table:table-cell>
              <table:table-cell office:value-type="float" office:value="317931">
                <text:p>3179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8000" chart:maximum="86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478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e5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6114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e16173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001cm" svg:height="13.001cm" xlink:href=".." xlink:type="simple" chart:class="chart:bar" chart:style-name="ch1">
        <chart:title svg:x="9.892cm" svg:y="0.213cm" chart:style-name="ch2">
          <text:p>Užklausa "db-fast"</text:p>
        </chart:title>
        <chart:legend chart:legend-position="end" svg:x="21.447cm" svg:y="4.458cm" style:legend-expansion="high" chart:style-name="ch3"/>
        <chart:plot-area chart:style-name="ch4" table:cell-range-address="'threads-db-fast'.C17:'threads-db-fast'.E23 'threads-db-fast'.D3:'threads-db-fast'.E16 'threads-db-fast'.D24:'threads-db-fast'.E30" chart:data-source-has-labels="both" svg:x="1.491cm" svg:y="1.435cm" svg:width="19.476cm" svg:height="10.325cm">
          <chart:coordinate-region svg:x="2.668cm" svg:y="1.435cm" svg:width="18.299cm" svg:height="9.678cm"/>
          <chart:axis chart:dimension="x" chart:name="primary-x" chart:style-name="ch5" chartooo:axis-type="auto">
            <chartooo:date-scale/>
            <chart:title svg:x="10.801cm" svg:y="12.02cm" chart:style-name="ch6">
              <text:p>Gijos</text:p>
            </chart:title>
            <chart:categories table:cell-range-address="'threads-db-fast'.C17:'threads-db-fast'.C23"/>
          </chart:axis>
          <chart:axis chart:dimension="y" chart:name="primary-y" chart:style-name="ch7">
            <chart:title svg:x="0.451cm" svg:y="7.792cm" chart:style-name="ch8">
              <text:p>užklausos / sek.</text:p>
            </chart:title>
            <chart:grid chart:style-name="ch9" chart:class="major"/>
          </chart:axis>
          <chart:series chart:style-name="ch10" chart:values-cell-range-address="'threads-db-fast'.D3:'threads-db-fast'.D9" loext:label-string="&quot;.net5 sync&quot;" chart:class="chart:bar">
            <chart:data-point chart:repeated="7"/>
          </chart:series>
          <chart:series chart:style-name="ch11" chart:values-cell-range-address="'threads-db-fast'.E3:'threads-db-fast'.E9" loext:label-string="&quot;.net5 async&quot;" chart:class="chart:bar">
            <chart:data-point chart:repeated="7"/>
          </chart:series>
          <chart:series chart:style-name="ch12" chart:values-cell-range-address="'threads-db-fast'.D10:'threads-db-fast'.D16" loext:label-string="&quot;.net6 sync&quot;" chart:class="chart:bar">
            <chart:data-point chart:repeated="7"/>
          </chart:series>
          <chart:series chart:style-name="ch13" chart:values-cell-range-address="'threads-db-fast'.E10:'threads-db-fast'.E16" loext:label-string="&quot;.net6 async&quot;" chart:class="chart:bar">
            <chart:data-point chart:repeated="7"/>
          </chart:series>
          <chart:series chart:style-name="ch14" chart:values-cell-range-address="'threads-db-fast'.D17:'threads-db-fast'.D23" loext:label-string="&quot;.net7 sync&quot;" chart:class="chart:bar">
            <chart:data-point chart:repeated="7"/>
          </chart:series>
          <chart:series chart:style-name="ch15" chart:values-cell-range-address="'threads-db-fast'.E17:'threads-db-fast'.E23" loext:label-string="&quot;.net7 async&quot;" chart:class="chart:bar">
            <chart:data-point chart:repeated="7"/>
          </chart:series>
          <chart:series chart:style-name="ch16" chart:values-cell-range-address="'threads-db-fast'.D24:'threads-db-fast'.D30" loext:label-string="&quot;.net8 sync&quot;" chart:class="chart:bar">
            <chart:data-point chart:style-name="ch17" loext:custom-label-pos-x="-0.0198114437155146" loext:custom-label-pos-y="-0.018938526155021"/>
            <chart:data-point chart:style-name="ch17" loext:custom-label-pos-x="-0.0218099665464657" loext:custom-label-pos-y="-0.0420771286750668"/>
            <chart:data-point chart:style-name="ch17" loext:custom-label-pos-x="-0.0296737194247729" loext:custom-label-pos-y="-0.025811378388698"/>
            <chart:data-point chart:style-name="ch17" loext:custom-label-pos-x="-0.0203327974975019" loext:custom-label-pos-y="-0.0216113020236732"/>
            <chart:data-point chart:style-name="ch17" loext:custom-label-pos-x="-0.0245036277533998" loext:custom-label-pos-y="-0.0216113020236731"/>
            <chart:data-point chart:style-name="ch17" loext:custom-label-pos-x="-0.0221575357344571" loext:custom-label-pos-y="-0.181825124093165"/>
            <chart:data-point chart:style-name="ch17" loext:custom-label-pos-x="-0.022939566407438" loext:custom-label-pos-y="-0.177701412752959"/>
          </chart:series>
          <chart:series chart:style-name="ch18" chart:values-cell-range-address="'threads-db-fast'.E24:'threads-db-fast'.E30" loext:label-string="&quot;.net8 async&quot;" chart:class="chart:bar">
            <chart:error-indicator chart:style-name="ch19" chart:dimension="x"/>
            <chart:data-point chart:repeated="2"/>
            <chart:data-point chart:style-name="ch17" loext:custom-label-pos-x="0" loext:custom-label-pos-y="0.00641466208476518"/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.net5 sync</text:p>
              </table:table-cell>
              <table:table-cell office:value-type="string">
                <text:p>.net5 async</text:p>
              </table:table-cell>
              <table:table-cell office:value-type="string">
                <text:p>.net6 sync</text:p>
              </table:table-cell>
              <table:table-cell office:value-type="string">
                <text:p>.net6 async</text:p>
              </table:table-cell>
              <table:table-cell office:value-type="string">
                <text:p>.net7 sync</text:p>
              </table:table-cell>
              <table:table-cell office:value-type="string">
                <text:p>.net7 async</text:p>
              </table:table-cell>
              <table:table-cell office:value-type="string">
                <text:p>.net8 sync</text:p>
              </table:table-cell>
              <table:table-cell office:value-type="string">
                <text:p>.net8 async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threads-db-fast'.C17:'threads-db-fast'.C23</svg:desc>
                </draw:g>
              </table:table-cell>
              <table:table-cell office:value-type="float" office:value="50513">
                <text:p>50513</text:p>
                <draw:g>
                  <svg:desc>'threads-db-fast'.D3:'threads-db-fast'.D9</svg:desc>
                </draw:g>
              </table:table-cell>
              <table:table-cell office:value-type="float" office:value="71249">
                <text:p>71249</text:p>
                <draw:g>
                  <svg:desc>'threads-db-fast'.E3:'threads-db-fast'.E9</svg:desc>
                </draw:g>
              </table:table-cell>
              <table:table-cell office:value-type="float" office:value="66936">
                <text:p>66936</text:p>
                <draw:g>
                  <svg:desc>'threads-db-fast'.D10:'threads-db-fast'.D16</svg:desc>
                </draw:g>
              </table:table-cell>
              <table:table-cell office:value-type="float" office:value="73672">
                <text:p>73672</text:p>
                <draw:g>
                  <svg:desc>'threads-db-fast'.E10:'threads-db-fast'.E16</svg:desc>
                </draw:g>
              </table:table-cell>
              <table:table-cell office:value-type="float" office:value="55933">
                <text:p>55933</text:p>
                <draw:g>
                  <svg:desc>'threads-db-fast'.D17:'threads-db-fast'.D23</svg:desc>
                </draw:g>
              </table:table-cell>
              <table:table-cell office:value-type="float" office:value="74047">
                <text:p>74047</text:p>
                <draw:g>
                  <svg:desc>'threads-db-fast'.E17:'threads-db-fast'.E23</svg:desc>
                </draw:g>
              </table:table-cell>
              <table:table-cell office:value-type="float" office:value="74103">
                <text:p>74103</text:p>
                <draw:g>
                  <svg:desc>'threads-db-fast'.D24:'threads-db-fast'.D30</svg:desc>
                </draw:g>
              </table:table-cell>
              <table:table-cell office:value-type="float" office:value="82567">
                <text:p>82567</text:p>
                <draw:g>
                  <svg:desc>'threads-db-fast'.E24:'threads-db-fast'.E3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108">
                <text:p>59108</text:p>
              </table:table-cell>
              <table:table-cell office:value-type="float" office:value="74235">
                <text:p>74235</text:p>
              </table:table-cell>
              <table:table-cell office:value-type="float" office:value="64445">
                <text:p>64445</text:p>
              </table:table-cell>
              <table:table-cell office:value-type="float" office:value="75769">
                <text:p>75769</text:p>
              </table:table-cell>
              <table:table-cell office:value-type="float" office:value="62003">
                <text:p>62003</text:p>
              </table:table-cell>
              <table:table-cell office:value-type="float" office:value="72817">
                <text:p>72817</text:p>
              </table:table-cell>
              <table:table-cell office:value-type="float" office:value="74583">
                <text:p>74583</text:p>
              </table:table-cell>
              <table:table-cell office:value-type="float" office:value="82557">
                <text:p>825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461">
                <text:p>64461</text:p>
              </table:table-cell>
              <table:table-cell office:value-type="float" office:value="68623">
                <text:p>68623</text:p>
              </table:table-cell>
              <table:table-cell office:value-type="float" office:value="66921">
                <text:p>66921</text:p>
              </table:table-cell>
              <table:table-cell office:value-type="float" office:value="74411">
                <text:p>74411</text:p>
              </table:table-cell>
              <table:table-cell office:value-type="float" office:value="65598">
                <text:p>65598</text:p>
              </table:table-cell>
              <table:table-cell office:value-type="float" office:value="71890">
                <text:p>71890</text:p>
              </table:table-cell>
              <table:table-cell office:value-type="float" office:value="74353">
                <text:p>74353</text:p>
              </table:table-cell>
              <table:table-cell office:value-type="float" office:value="83440">
                <text:p>8344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5294">
                <text:p>65294</text:p>
              </table:table-cell>
              <table:table-cell office:value-type="float" office:value="68503">
                <text:p>68503</text:p>
              </table:table-cell>
              <table:table-cell office:value-type="float" office:value="68254">
                <text:p>68254</text:p>
              </table:table-cell>
              <table:table-cell office:value-type="float" office:value="73564">
                <text:p>73564</text:p>
              </table:table-cell>
              <table:table-cell office:value-type="float" office:value="66531">
                <text:p>66531</text:p>
              </table:table-cell>
              <table:table-cell office:value-type="float" office:value="71656">
                <text:p>71656</text:p>
              </table:table-cell>
              <table:table-cell office:value-type="float" office:value="74257">
                <text:p>74257</text:p>
              </table:table-cell>
              <table:table-cell office:value-type="float" office:value="83302">
                <text:p>833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7375">
                <text:p>67375</text:p>
              </table:table-cell>
              <table:table-cell office:value-type="float" office:value="60644">
                <text:p>60644</text:p>
              </table:table-cell>
              <table:table-cell office:value-type="float" office:value="69580">
                <text:p>69580</text:p>
              </table:table-cell>
              <table:table-cell office:value-type="float" office:value="62865">
                <text:p>62865</text:p>
              </table:table-cell>
              <table:table-cell office:value-type="float" office:value="68662">
                <text:p>68662</text:p>
              </table:table-cell>
              <table:table-cell office:value-type="float" office:value="70824">
                <text:p>70824</text:p>
              </table:table-cell>
              <table:table-cell office:value-type="float" office:value="75905">
                <text:p>75905</text:p>
              </table:table-cell>
              <table:table-cell office:value-type="float" office:value="81759">
                <text:p>817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025">
                <text:p>40025</text:p>
              </table:table-cell>
              <table:table-cell office:value-type="float" office:value="56526">
                <text:p>56526</text:p>
              </table:table-cell>
              <table:table-cell office:value-type="float" office:value="39760">
                <text:p>39760</text:p>
              </table:table-cell>
              <table:table-cell office:value-type="float" office:value="54349">
                <text:p>54349</text:p>
              </table:table-cell>
              <table:table-cell office:value-type="float" office:value="54767">
                <text:p>54767</text:p>
              </table:table-cell>
              <table:table-cell office:value-type="float" office:value="69623">
                <text:p>69623</text:p>
              </table:table-cell>
              <table:table-cell office:value-type="float" office:value="58254">
                <text:p>58254</text:p>
              </table:table-cell>
              <table:table-cell office:value-type="float" office:value="80778">
                <text:p>80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100">
                <text:p>39100</text:p>
              </table:table-cell>
              <table:table-cell office:value-type="float" office:value="56189">
                <text:p>56189</text:p>
              </table:table-cell>
              <table:table-cell office:value-type="float" office:value="39032">
                <text:p>39032</text:p>
              </table:table-cell>
              <table:table-cell office:value-type="float" office:value="54162">
                <text:p>54162</text:p>
              </table:table-cell>
              <table:table-cell office:value-type="float" office:value="54715">
                <text:p>54715</text:p>
              </table:table-cell>
              <table:table-cell office:value-type="float" office:value="69530">
                <text:p>69530</text:p>
              </table:table-cell>
              <table:table-cell office:value-type="float" office:value="58359">
                <text:p>58359</text:p>
              </table:table-cell>
              <table:table-cell office:value-type="float" office:value="80706">
                <text:p>80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hatch draw:name="ChartHatch_20_1" draw:display-name="ChartHatch 1" draw:style="single" draw:color="#2a6099" draw:distance="0.1cm" draw:rotation="450"/>
    <draw:hatch draw:name="ChartHatch_20_2" draw:display-name="ChartHatch 2" draw:style="single" draw:color="#2a6099" draw:distance="0.2cm" draw:rotation="450"/>
    <draw:hatch draw:name="ChartHatch_20_3" draw:display-name="ChartHatch 3" draw:style="double" draw:color="#2a6099" draw:distance="0.1cm" draw:rotation="450"/>
    <draw:hatch draw:name="ChartHatch_20_4" draw:display-name="ChartHatch 4" draw:style="double" draw:color="#ffbf00" draw:distance="0.5cm" draw:rotation="450"/>
    <draw:hatch draw:name="ChartHatch_20_5" draw:display-name="ChartHatch 5" draw:style="double" draw:color="#ffbf00" draw:distance="0.1cm" draw:rotation="450"/>
    <draw:hatch draw:name="ChartHatch_20_6" draw:display-name="ChartHatch 6" draw:style="triple" draw:color="#ff0000" draw:distance="0.1cm" draw:rotation="1350"/>
    <draw:hatch draw:name="ChartHatch_20_7" draw:display-name="ChartHatch 7" draw:style="triple" draw:color="#00a933" draw:distance="0.1cm" draw:rotation="900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5000" chart:maximum="25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"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ot" svg:stroke-width="0.08cm" svg:stroke-color="#ff950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"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Dot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001cm" svg:height="13.001cm" xlink:href=".." xlink:type="simple" chart:class="chart:line" chart:style-name="ch1">
        <chart:title svg:x="9.509cm" svg:y="0.396cm" chart:style-name="ch2">
          <text:p>Pirminių skaičių paieška</text:p>
        </chart:title>
        <chart:legend chart:legend-position="end" svg:x="20.058cm" svg:y="4.458cm" style:legend-expansion="high" chart:style-name="ch3"/>
        <chart:plot-area chart:style-name="ch4" table:cell-range-address="primes.C3:primes.E7 primes.D8:primes.E22" chart:data-source-has-labels="both" svg:x="1.491cm" svg:y="1.435cm" svg:width="18.087cm" svg:height="10.325cm">
          <chart:coordinate-region svg:x="2.853cm" svg:y="1.435cm" svg:width="16.445cm" svg:height="9.678cm"/>
          <chart:axis chart:dimension="x" chart:name="primary-x" chart:style-name="ch5" chartooo:axis-type="auto">
            <chartooo:date-scale/>
            <chart:title svg:x="9.088cm" svg:y="12.02cm" chart:style-name="ch6">
              <text:p>kiek skaičių ieškota</text:p>
            </chart:title>
            <chart:categories table:cell-range-address="primes.C3:primes.C7"/>
          </chart:axis>
          <chart:axis chart:dimension="y" chart:name="primary-y" chart:style-name="ch7">
            <chart:title svg:x="0.451cm" svg:y="7.792cm" chart:style-name="ch8">
              <text:p>užklausos / sek.</text:p>
            </chart:title>
            <chart:grid chart:style-name="ch9" chart:class="major"/>
          </chart:axis>
          <chart:series chart:style-name="ch10" chart:values-cell-range-address="primes.D3:primes.D7" loext:label-string="&quot;.net5 sync&quot;" chart:class="chart:line">
            <chart:data-point chart:repeated="5"/>
          </chart:series>
          <chart:series chart:style-name="ch11" chart:values-cell-range-address="primes.E3:primes.E7" loext:label-string="&quot;.net5 async&quot;" chart:class="chart:line">
            <chart:data-point chart:repeated="5"/>
          </chart:series>
          <chart:series chart:style-name="ch12" chart:values-cell-range-address="primes.D8:primes.D12" loext:label-string="&quot;.net6 sync&quot;" chart:class="chart:line">
            <chart:data-point chart:repeated="5"/>
          </chart:series>
          <chart:series chart:style-name="ch13" chart:values-cell-range-address="primes.E8:primes.E12" loext:label-string="&quot;.net6 async&quot;" chart:class="chart:line">
            <chart:data-point chart:repeated="5"/>
          </chart:series>
          <chart:series chart:style-name="ch14" chart:values-cell-range-address="primes.D13:primes.D17" loext:label-string="&quot;.net7 sync&quot;" chart:class="chart:line">
            <chart:data-point chart:repeated="5"/>
          </chart:series>
          <chart:series chart:style-name="ch15" chart:values-cell-range-address="primes.E13:primes.E17" loext:label-string="&quot;.net7 async&quot;" chart:class="chart:line">
            <chart:data-point chart:repeated="5"/>
          </chart:series>
          <chart:series chart:style-name="ch16" chart:values-cell-range-address="primes.D18:primes.D22" loext:label-string="&quot;.net8 sync&quot;" chart:class="chart:line">
            <chart:data-point chart:repeated="5"/>
          </chart:series>
          <chart:series chart:style-name="ch17" chart:values-cell-range-address="primes.E18:primes.E22" loext:label-string="&quot;.net8 async&quot;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.net5 sync</text:p>
              </table:table-cell>
              <table:table-cell office:value-type="string">
                <text:p>.net5 async</text:p>
              </table:table-cell>
              <table:table-cell office:value-type="string">
                <text:p>.net6 sync</text:p>
              </table:table-cell>
              <table:table-cell office:value-type="string">
                <text:p>.net6 async</text:p>
              </table:table-cell>
              <table:table-cell office:value-type="string">
                <text:p>.net7 sync</text:p>
              </table:table-cell>
              <table:table-cell office:value-type="string">
                <text:p>.net7 async</text:p>
              </table:table-cell>
              <table:table-cell office:value-type="string">
                <text:p>.net8 sync</text:p>
              </table:table-cell>
              <table:table-cell office:value-type="string">
                <text:p>.net8 asyn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imes.C3:primes.C7</svg:desc>
                </draw:g>
              </table:table-cell>
              <table:table-cell office:value-type="float" office:value="186523">
                <text:p>186523</text:p>
                <draw:g>
                  <svg:desc>primes.D3:primes.D7</svg:desc>
                </draw:g>
              </table:table-cell>
              <table:table-cell office:value-type="float" office:value="183542">
                <text:p>183542</text:p>
                <draw:g>
                  <svg:desc>primes.E3:primes.E7</svg:desc>
                </draw:g>
              </table:table-cell>
              <table:table-cell office:value-type="float" office:value="208510">
                <text:p>208510</text:p>
                <draw:g>
                  <svg:desc>primes.D8:primes.D12</svg:desc>
                </draw:g>
              </table:table-cell>
              <table:table-cell office:value-type="float" office:value="203010">
                <text:p>203010</text:p>
                <draw:g>
                  <svg:desc>primes.E8:primes.E12</svg:desc>
                </draw:g>
              </table:table-cell>
              <table:table-cell office:value-type="float" office:value="204264">
                <text:p>204264</text:p>
                <draw:g>
                  <svg:desc>primes.D13:primes.D17</svg:desc>
                </draw:g>
              </table:table-cell>
              <table:table-cell office:value-type="float" office:value="197752">
                <text:p>197752</text:p>
                <draw:g>
                  <svg:desc>primes.E13:primes.E17</svg:desc>
                </draw:g>
              </table:table-cell>
              <table:table-cell office:value-type="float" office:value="248093">
                <text:p>248093</text:p>
                <draw:g>
                  <svg:desc>primes.D18:primes.D22</svg:desc>
                </draw:g>
              </table:table-cell>
              <table:table-cell office:value-type="float" office:value="245842">
                <text:p>245842</text:p>
                <draw:g>
                  <svg:desc>primes.E18:primes.E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8818">
                <text:p>188818</text:p>
              </table:table-cell>
              <table:table-cell office:value-type="float" office:value="185634">
                <text:p>185634</text:p>
              </table:table-cell>
              <table:table-cell office:value-type="float" office:value="206390">
                <text:p>206390</text:p>
              </table:table-cell>
              <table:table-cell office:value-type="float" office:value="201937">
                <text:p>201937</text:p>
              </table:table-cell>
              <table:table-cell office:value-type="float" office:value="200577">
                <text:p>200577</text:p>
              </table:table-cell>
              <table:table-cell office:value-type="float" office:value="196267">
                <text:p>196267</text:p>
              </table:table-cell>
              <table:table-cell office:value-type="float" office:value="249041">
                <text:p>249041</text:p>
              </table:table-cell>
              <table:table-cell office:value-type="float" office:value="244232">
                <text:p>2442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8369">
                <text:p>188369</text:p>
              </table:table-cell>
              <table:table-cell office:value-type="float" office:value="184414">
                <text:p>184414</text:p>
              </table:table-cell>
              <table:table-cell office:value-type="float" office:value="204097">
                <text:p>204097</text:p>
              </table:table-cell>
              <table:table-cell office:value-type="float" office:value="200486">
                <text:p>200486</text:p>
              </table:table-cell>
              <table:table-cell office:value-type="float" office:value="199007">
                <text:p>199007</text:p>
              </table:table-cell>
              <table:table-cell office:value-type="float" office:value="196447">
                <text:p>196447</text:p>
              </table:table-cell>
              <table:table-cell office:value-type="float" office:value="248068">
                <text:p>248068</text:p>
              </table:table-cell>
              <table:table-cell office:value-type="float" office:value="243070">
                <text:p>24307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6177">
                <text:p>186177</text:p>
              </table:table-cell>
              <table:table-cell office:value-type="float" office:value="183492">
                <text:p>183492</text:p>
              </table:table-cell>
              <table:table-cell office:value-type="float" office:value="202644">
                <text:p>202644</text:p>
              </table:table-cell>
              <table:table-cell office:value-type="float" office:value="199423">
                <text:p>199423</text:p>
              </table:table-cell>
              <table:table-cell office:value-type="float" office:value="198994">
                <text:p>198994</text:p>
              </table:table-cell>
              <table:table-cell office:value-type="float" office:value="195180">
                <text:p>195180</text:p>
              </table:table-cell>
              <table:table-cell office:value-type="float" office:value="245636">
                <text:p>245636</text:p>
              </table:table-cell>
              <table:table-cell office:value-type="float" office:value="242115">
                <text:p>2421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1475">
                <text:p>161475</text:p>
              </table:table-cell>
              <table:table-cell office:value-type="float" office:value="158043">
                <text:p>158043</text:p>
              </table:table-cell>
              <table:table-cell office:value-type="float" office:value="171822">
                <text:p>171822</text:p>
              </table:table-cell>
              <table:table-cell office:value-type="float" office:value="169881">
                <text:p>169881</text:p>
              </table:table-cell>
              <table:table-cell office:value-type="float" office:value="169093">
                <text:p>169093</text:p>
              </table:table-cell>
              <table:table-cell office:value-type="float" office:value="166429">
                <text:p>166429</text:p>
              </table:table-cell>
              <table:table-cell office:value-type="float" office:value="202080">
                <text:p>202080</text:p>
              </table:table-cell>
              <table:table-cell office:value-type="float" office:value="199667">
                <text:p>199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000" chart:maximum="8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"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ot" svg:stroke-width="0.08cm" svg:stroke-color="#ff950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"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Dot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001cm" svg:height="13.001cm" xlink:href=".." xlink:type="simple" chart:class="chart:line" chart:style-name="ch1">
        <chart:title svg:x="8.041cm" svg:y="0.396cm" chart:style-name="ch2">
          <text:p>Db užklausa + pirminių skaičių paieška</text:p>
        </chart:title>
        <chart:legend chart:legend-position="end" svg:x="20.058cm" svg:y="4.458cm" style:legend-expansion="high" chart:style-name="ch3"/>
        <chart:plot-area chart:style-name="ch4" table:cell-range-address="'db-fast'.C3:'db-fast'.E7 'db-fast'.D8:'db-fast'.E22" chart:data-source-has-labels="both" svg:x="1.491cm" svg:y="1.435cm" svg:width="18.087cm" svg:height="10.325cm">
          <chart:coordinate-region svg:x="2.668cm" svg:y="1.435cm" svg:width="16.63cm" svg:height="9.678cm"/>
          <chart:axis chart:dimension="x" chart:name="primary-x" chart:style-name="ch5" chartooo:axis-type="auto">
            <chartooo:date-scale/>
            <chart:title svg:x="9.088cm" svg:y="12.02cm" chart:style-name="ch6">
              <text:p>kiek skaičių ieškota</text:p>
            </chart:title>
            <chart:categories table:cell-range-address="'db-fast'.C3:'db-fast'.C7"/>
          </chart:axis>
          <chart:axis chart:dimension="y" chart:name="primary-y" chart:style-name="ch7">
            <chart:title svg:x="0.451cm" svg:y="7.792cm" chart:style-name="ch8">
              <text:p>užklausos / sek.</text:p>
            </chart:title>
            <chart:grid chart:style-name="ch9" chart:class="major"/>
          </chart:axis>
          <chart:series chart:style-name="ch10" chart:values-cell-range-address="'db-fast'.D3:'db-fast'.D7" loext:label-string="&quot;.net5 sync&quot;" chart:class="chart:line">
            <chart:data-point chart:repeated="5"/>
          </chart:series>
          <chart:series chart:style-name="ch11" chart:values-cell-range-address="'db-fast'.E3:'db-fast'.E7" loext:label-string="&quot;.net5 async&quot;" chart:class="chart:line">
            <chart:data-point chart:repeated="5"/>
          </chart:series>
          <chart:series chart:style-name="ch12" chart:values-cell-range-address="'db-fast'.D8:'db-fast'.D12" loext:label-string="&quot;.net6 sync&quot;" chart:class="chart:line">
            <chart:data-point chart:repeated="5"/>
          </chart:series>
          <chart:series chart:style-name="ch13" chart:values-cell-range-address="'db-fast'.E8:'db-fast'.E12" loext:label-string="&quot;.net6 async&quot;" chart:class="chart:line">
            <chart:data-point chart:repeated="5"/>
          </chart:series>
          <chart:series chart:style-name="ch14" chart:values-cell-range-address="'db-fast'.D13:'db-fast'.D17" loext:label-string="&quot;.net7 sync&quot;" chart:class="chart:line">
            <chart:data-point chart:repeated="5"/>
          </chart:series>
          <chart:series chart:style-name="ch15" chart:values-cell-range-address="'db-fast'.E13:'db-fast'.E17" loext:label-string="&quot;.net7 async&quot;" chart:class="chart:line">
            <chart:data-point chart:repeated="5"/>
          </chart:series>
          <chart:series chart:style-name="ch16" chart:values-cell-range-address="'db-fast'.D18:'db-fast'.D22" loext:label-string="&quot;.net8 sync&quot;" chart:class="chart:line">
            <chart:data-point chart:repeated="5"/>
          </chart:series>
          <chart:series chart:style-name="ch17" chart:values-cell-range-address="'db-fast'.E18:'db-fast'.E22" loext:label-string="&quot;.net8 async&quot;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.net5 sync</text:p>
              </table:table-cell>
              <table:table-cell office:value-type="string">
                <text:p>.net5 async</text:p>
              </table:table-cell>
              <table:table-cell office:value-type="string">
                <text:p>.net6 sync</text:p>
              </table:table-cell>
              <table:table-cell office:value-type="string">
                <text:p>.net6 async</text:p>
              </table:table-cell>
              <table:table-cell office:value-type="string">
                <text:p>.net7 sync</text:p>
              </table:table-cell>
              <table:table-cell office:value-type="string">
                <text:p>.net7 async</text:p>
              </table:table-cell>
              <table:table-cell office:value-type="string">
                <text:p>.net8 sync</text:p>
              </table:table-cell>
              <table:table-cell office:value-type="string">
                <text:p>.net8 asyn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b-fast'.C3:'db-fast'.C7</svg:desc>
                </draw:g>
              </table:table-cell>
              <table:table-cell office:value-type="float" office:value="63325">
                <text:p>63325</text:p>
                <draw:g>
                  <svg:desc>'db-fast'.D3:'db-fast'.D7</svg:desc>
                </draw:g>
              </table:table-cell>
              <table:table-cell office:value-type="float" office:value="66417">
                <text:p>66417</text:p>
                <draw:g>
                  <svg:desc>'db-fast'.E3:'db-fast'.E7</svg:desc>
                </draw:g>
              </table:table-cell>
              <table:table-cell office:value-type="float" office:value="65540">
                <text:p>65540</text:p>
                <draw:g>
                  <svg:desc>'db-fast'.D8:'db-fast'.D12</svg:desc>
                </draw:g>
              </table:table-cell>
              <table:table-cell office:value-type="float" office:value="71629">
                <text:p>71629</text:p>
                <draw:g>
                  <svg:desc>'db-fast'.E8:'db-fast'.E12</svg:desc>
                </draw:g>
              </table:table-cell>
              <table:table-cell office:value-type="float" office:value="66012">
                <text:p>66012</text:p>
                <draw:g>
                  <svg:desc>'db-fast'.D13:'db-fast'.D17</svg:desc>
                </draw:g>
              </table:table-cell>
              <table:table-cell office:value-type="float" office:value="69664">
                <text:p>69664</text:p>
                <draw:g>
                  <svg:desc>'db-fast'.E13:'db-fast'.E17</svg:desc>
                </draw:g>
              </table:table-cell>
              <table:table-cell office:value-type="float" office:value="72406">
                <text:p>72406</text:p>
                <draw:g>
                  <svg:desc>'db-fast'.D18:'db-fast'.D22</svg:desc>
                </draw:g>
              </table:table-cell>
              <table:table-cell office:value-type="float" office:value="81786">
                <text:p>81786</text:p>
                <draw:g>
                  <svg:desc>'db-fast'.E18:'db-fast'.E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172">
                <text:p>63172</text:p>
              </table:table-cell>
              <table:table-cell office:value-type="float" office:value="66263">
                <text:p>66263</text:p>
              </table:table-cell>
              <table:table-cell office:value-type="float" office:value="65561">
                <text:p>65561</text:p>
              </table:table-cell>
              <table:table-cell office:value-type="float" office:value="70984">
                <text:p>70984</text:p>
              </table:table-cell>
              <table:table-cell office:value-type="float" office:value="64848">
                <text:p>64848</text:p>
              </table:table-cell>
              <table:table-cell office:value-type="float" office:value="69808">
                <text:p>69808</text:p>
              </table:table-cell>
              <table:table-cell office:value-type="float" office:value="73180">
                <text:p>73180</text:p>
              </table:table-cell>
              <table:table-cell office:value-type="float" office:value="81449">
                <text:p>814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558">
                <text:p>63558</text:p>
              </table:table-cell>
              <table:table-cell office:value-type="float" office:value="66282">
                <text:p>66282</text:p>
              </table:table-cell>
              <table:table-cell office:value-type="float" office:value="65964">
                <text:p>65964</text:p>
              </table:table-cell>
              <table:table-cell office:value-type="float" office:value="69805">
                <text:p>69805</text:p>
              </table:table-cell>
              <table:table-cell office:value-type="float" office:value="63871">
                <text:p>63871</text:p>
              </table:table-cell>
              <table:table-cell office:value-type="float" office:value="70078">
                <text:p>70078</text:p>
              </table:table-cell>
              <table:table-cell office:value-type="float" office:value="72554">
                <text:p>72554</text:p>
              </table:table-cell>
              <table:table-cell office:value-type="float" office:value="81588">
                <text:p>815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323">
                <text:p>63323</text:p>
              </table:table-cell>
              <table:table-cell office:value-type="float" office:value="66272">
                <text:p>66272</text:p>
              </table:table-cell>
              <table:table-cell office:value-type="float" office:value="65272">
                <text:p>65272</text:p>
              </table:table-cell>
              <table:table-cell office:value-type="float" office:value="71295">
                <text:p>71295</text:p>
              </table:table-cell>
              <table:table-cell office:value-type="float" office:value="64434">
                <text:p>64434</text:p>
              </table:table-cell>
              <table:table-cell office:value-type="float" office:value="69984">
                <text:p>69984</text:p>
              </table:table-cell>
              <table:table-cell office:value-type="float" office:value="71984">
                <text:p>71984</text:p>
              </table:table-cell>
              <table:table-cell office:value-type="float" office:value="81425">
                <text:p>814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0132">
                <text:p>60132</text:p>
              </table:table-cell>
              <table:table-cell office:value-type="float" office:value="62500">
                <text:p>62500</text:p>
              </table:table-cell>
              <table:table-cell office:value-type="float" office:value="62279">
                <text:p>62279</text:p>
              </table:table-cell>
              <table:table-cell office:value-type="float" office:value="67429">
                <text:p>67429</text:p>
              </table:table-cell>
              <table:table-cell office:value-type="float" office:value="61023">
                <text:p>61023</text:p>
              </table:table-cell>
              <table:table-cell office:value-type="float" office:value="65743">
                <text:p>65743</text:p>
              </table:table-cell>
              <table:table-cell office:value-type="float" office:value="70431">
                <text:p>70431</text:p>
              </table:table-cell>
              <table:table-cell office:value-type="float" office:value="75757">
                <text:p>757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"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ot" svg:stroke-width="0.08cm" svg:stroke-color="#ff950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"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Dot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001cm" svg:height="13.001cm" xlink:href=".." xlink:type="simple" chart:class="chart:line" chart:style-name="ch1">
        <chart:title svg:x="7.591cm" svg:y="0.396cm" chart:style-name="ch2">
          <text:p>Lėta db užklausa + pirminių skaičių paieška</text:p>
        </chart:title>
        <chart:legend chart:legend-position="end" svg:x="20.058cm" svg:y="4.458cm" style:legend-expansion="high" chart:style-name="ch3"/>
        <chart:plot-area chart:style-name="ch4" table:cell-range-address="'db-slow'.C3:'db-slow'.E7 'db-slow'.D8:'db-slow'.E22" chart:data-source-has-labels="both" svg:x="1.491cm" svg:y="1.435cm" svg:width="18.087cm" svg:height="10.325cm">
          <chart:coordinate-region svg:x="2.112cm" svg:y="1.634cm" svg:width="17.186cm" svg:height="9.479cm"/>
          <chart:axis chart:dimension="x" chart:name="primary-x" chart:style-name="ch5" chartooo:axis-type="auto">
            <chartooo:date-scale/>
            <chart:title svg:x="9.088cm" svg:y="12.02cm" chart:style-name="ch6">
              <text:p>kiek skaičių ieškota</text:p>
            </chart:title>
            <chart:categories table:cell-range-address="'db-slow'.C3:'db-slow'.C7"/>
          </chart:axis>
          <chart:axis chart:dimension="y" chart:name="primary-y" chart:style-name="ch7">
            <chart:title svg:x="0.451cm" svg:y="7.792cm" chart:style-name="ch8">
              <text:p>užklausos / sek.</text:p>
            </chart:title>
            <chart:grid chart:style-name="ch9" chart:class="major"/>
          </chart:axis>
          <chart:series chart:style-name="ch10" chart:values-cell-range-address="'db-slow'.D3:'db-slow'.D7" loext:label-string="&quot;.net5 sync&quot;" chart:class="chart:line">
            <chart:data-point chart:repeated="5"/>
          </chart:series>
          <chart:series chart:style-name="ch11" chart:values-cell-range-address="'db-slow'.E3:'db-slow'.E7" loext:label-string="&quot;.net5 async&quot;" chart:class="chart:line">
            <chart:data-point chart:repeated="5"/>
          </chart:series>
          <chart:series chart:style-name="ch12" chart:values-cell-range-address="'db-slow'.D8:'db-slow'.D12" loext:label-string="&quot;.net6 sync&quot;" chart:class="chart:line">
            <chart:data-point chart:repeated="5"/>
          </chart:series>
          <chart:series chart:style-name="ch13" chart:values-cell-range-address="'db-slow'.E8:'db-slow'.E12" loext:label-string="&quot;.net6 async&quot;" chart:class="chart:line">
            <chart:data-point chart:repeated="5"/>
          </chart:series>
          <chart:series chart:style-name="ch14" chart:values-cell-range-address="'db-slow'.D13:'db-slow'.D17" loext:label-string="&quot;.net7 sync&quot;" chart:class="chart:line">
            <chart:data-point chart:repeated="5"/>
          </chart:series>
          <chart:series chart:style-name="ch15" chart:values-cell-range-address="'db-slow'.E13:'db-slow'.E17" loext:label-string="&quot;.net7 async&quot;" chart:class="chart:line">
            <chart:data-point chart:repeated="5"/>
          </chart:series>
          <chart:series chart:style-name="ch16" chart:values-cell-range-address="'db-slow'.D18:'db-slow'.D22" loext:label-string="&quot;.net8 sync&quot;" chart:class="chart:line">
            <chart:data-point chart:repeated="5"/>
          </chart:series>
          <chart:series chart:style-name="ch17" chart:values-cell-range-address="'db-slow'.E18:'db-slow'.E22" loext:label-string="&quot;.net8 async&quot;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.net5 sync</text:p>
              </table:table-cell>
              <table:table-cell office:value-type="string">
                <text:p>.net5 async</text:p>
              </table:table-cell>
              <table:table-cell office:value-type="string">
                <text:p>.net6 sync</text:p>
              </table:table-cell>
              <table:table-cell office:value-type="string">
                <text:p>.net6 async</text:p>
              </table:table-cell>
              <table:table-cell office:value-type="string">
                <text:p>.net7 sync</text:p>
              </table:table-cell>
              <table:table-cell office:value-type="string">
                <text:p>.net7 async</text:p>
              </table:table-cell>
              <table:table-cell office:value-type="string">
                <text:p>.net8 sync</text:p>
              </table:table-cell>
              <table:table-cell office:value-type="string">
                <text:p>.net8 asyn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b-slow'.C3:'db-slow'.C7</svg:desc>
                </draw:g>
              </table:table-cell>
              <table:table-cell office:value-type="float" office:value="9">
                <text:p>9</text:p>
                <draw:g>
                  <svg:desc>'db-slow'.D3:'db-slow'.D7</svg:desc>
                </draw:g>
              </table:table-cell>
              <table:table-cell office:value-type="float" office:value="16">
                <text:p>16</text:p>
                <draw:g>
                  <svg:desc>'db-slow'.E3:'db-slow'.E7</svg:desc>
                </draw:g>
              </table:table-cell>
              <table:table-cell office:value-type="float" office:value="14">
                <text:p>14</text:p>
                <draw:g>
                  <svg:desc>'db-slow'.D8:'db-slow'.D12</svg:desc>
                </draw:g>
              </table:table-cell>
              <table:table-cell office:value-type="float" office:value="16">
                <text:p>16</text:p>
                <draw:g>
                  <svg:desc>'db-slow'.E8:'db-slow'.E12</svg:desc>
                </draw:g>
              </table:table-cell>
              <table:table-cell office:value-type="float" office:value="13">
                <text:p>13</text:p>
                <draw:g>
                  <svg:desc>'db-slow'.D13:'db-slow'.D17</svg:desc>
                </draw:g>
              </table:table-cell>
              <table:table-cell office:value-type="float" office:value="16">
                <text:p>16</text:p>
                <draw:g>
                  <svg:desc>'db-slow'.E13:'db-slow'.E17</svg:desc>
                </draw:g>
              </table:table-cell>
              <table:table-cell office:value-type="float" office:value="10">
                <text:p>10</text:p>
                <draw:g>
                  <svg:desc>'db-slow'.D18:'db-slow'.D22</svg:desc>
                </draw:g>
              </table:table-cell>
              <table:table-cell office:value-type="float" office:value="15">
                <text:p>15</text:p>
                <draw:g>
                  <svg:desc>'db-slow'.E18:'db-slow'.E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